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73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2.090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461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973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0.6555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075in"/>
    </style:style>
    <style:style style:name="co23" style:family="table-column">
      <style:table-column-properties fo:break-before="auto" style:column-width="0.5591in"/>
    </style:style>
    <style:style style:name="co24" style:family="table-column">
      <style:table-column-properties fo:break-before="auto" style:column-width="0.5689in"/>
    </style:style>
    <style:style style:name="co25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1.1953in"/>
    </style:style>
    <style:style style:name="co32" style:family="table-column">
      <style:table-column-properties fo:break-before="auto" style:column-width="0.8866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4689in"/>
    </style:style>
    <style:style style:name="co36" style:family="table-column">
      <style:table-column-properties fo:break-before="auto" style:column-width="1.5437in"/>
    </style:style>
    <style:style style:name="co37" style:family="table-column">
      <style:table-column-properties fo:break-before="auto" style:column-width="0.5882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1283in"/>
    </style:style>
    <style:style style:name="co41" style:family="table-column">
      <style:table-column-properties fo:break-before="auto" style:column-width="1.9839in"/>
    </style:style>
    <style:style style:name="co42" style:family="table-column">
      <style:table-column-properties fo:break-before="auto" style:column-width="1.2866in"/>
    </style:style>
    <style:style style:name="co43" style:family="table-column">
      <style:table-column-properties fo:break-before="auto" style:column-width="1.5654in"/>
    </style:style>
    <style:style style:name="co44" style:family="table-column">
      <style:table-column-properties fo:break-before="auto" style:column-width="2.6484in"/>
    </style:style>
    <style:style style:name="co45" style:family="table-column">
      <style:table-column-properties fo:break-before="auto" style:column-width="12.3008in"/>
    </style:style>
    <style:style style:name="ro1" style:family="table-row">
      <style:table-row-properties style:row-height="0.145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ula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ext-properties style:font-name="Franklin Gothic Demi Cond" fo:font-weight="bold" style:font-weight-asian="bold" style:font-weight-complex="bold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ackground-color="#000000"/>
      <style:text-properties fo:color="#000000" style:font-name="Franklin Gothic Demi Con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anklin Gothic Demi Cond" fo:font-size="12pt" style:font-size-asian="12pt" style:font-size-complex="12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anklin Gothic Demi Cond"/>
    </style:style>
    <style:style style:name="ce22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color="#333333" style:font-name="Franklin Gothic Demi Cond"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Franklin Gothic Demi Cond" fo:font-size="12pt" style:font-size-asian="12pt" style:font-size-complex="12pt"/>
    </style:style>
    <style:style style:name="T1" style:family="text">
      <style:text-properties fo:color="#000000" style:font-name="Franklin Gothic Demi Con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Oswald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number-columns-repeated="2" table:default-cell-style-name="ce107"/>
        <table:table-column table:style-name="co4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3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7" table:default-cell-style-name="ce107"/>
        <table:table-column table:style-name="co16" table:number-columns-repeated="16358"/>
        <table:table-row table:style-name="ro1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126" table:number-columns-repeated="6"/>
          <table:table-cell table:style-name="ce6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126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6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126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-</text:p>
          </table:table-cell>
          <table:table-cell table:style-name="ce126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126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3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3" office:value-type="string" calcext:value-type="string">
            <text:p>HP Effect:</text:p>
          </table:table-cell>
          <table:table-cell table:style-name="ce27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9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Crit+</text:p>
          </table:table-cell>
          <table:table-cell table:style-name="ce126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155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4" office:value-type="string" calcext:value-type="string">
            <text:p>MP Effect:</text:p>
          </table:table-cell>
          <table:table-cell table:style-name="ce28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40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126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5" office:value-type="string" calcext:value-type="string">
            <text:p>Skill Hit Chance:</text:p>
          </table:table-cell>
          <table:table-cell table:style-name="ce29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34"/>
          <table:table-cell table:style-name="ce41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6" office:value-type="string" calcext:value-type="string">
            <text:p>Skill Critical Chance:</text:p>
          </table:table-cell>
          <table:table-cell table:style-name="ce30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34"/>
          <table:table-cell table:style-name="ce43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1.6.1</text:p>
          </table:table-cell>
          <table:table-cell table:style-name="ce126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2">
        <office:forms form:automatic-focus="false" form:apply-design-mode="false"/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number-columns-repeated="2" table:default-cell-style-name="ce107"/>
        <table:table-column table:style-name="co25" table:default-cell-style-name="ce107"/>
        <table:table-column table:style-name="co26" table:default-cell-style-name="ce107"/>
        <table:table-column table:style-name="co23" table:default-cell-style-name="ce107"/>
        <table:table-column table:style-name="co27" table:default-cell-style-name="ce107"/>
        <table:table-column table:style-name="co28" table:default-cell-style-name="ce107"/>
        <table:table-column table:style-name="co1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32" table:default-cell-style-name="ce107"/>
        <table:table-column table:style-name="co22" table:default-cell-style-name="ce107"/>
        <table:table-column table:style-name="co24" table:default-cell-style-name="ce107"/>
        <table:table-column table:style-name="co33" table:default-cell-style-name="ce107"/>
        <table:table-column table:style-name="co30" table:default-cell-style-name="ce107"/>
        <table:table-column table:style-name="co34" table:default-cell-style-name="ce107"/>
        <table:table-column table:style-name="co35" table:default-cell-style-name="ce107"/>
        <table:table-column table:style-name="co16" table:number-columns-repeated="2" table:default-cell-style-name="ce107"/>
        <table:table-column table:style-name="co36" table:default-cell-style-name="ce107"/>
        <table:table-column table:style-name="co1" table:default-cell-style-name="ce107"/>
        <table:table-column table:style-name="co37" table:default-cell-style-name="ce107"/>
        <table:table-column table:style-name="co38" table:default-cell-style-name="ce107"/>
        <table:table-column table:style-name="co39" table:number-columns-repeated="6" table:default-cell-style-name="ce107"/>
        <table:table-column table:style-name="co40" table:default-cell-style-name="ce217"/>
        <table:table-column table:style-name="co16" table:default-cell-style-name="ce219"/>
        <table:table-column table:style-name="co41" table:default-cell-style-name="ce219"/>
        <table:table-column table:style-name="co34" table:default-cell-style-name="ce221"/>
        <table:table-column table:style-name="co42" table:default-cell-style-name="ce107"/>
        <table:table-column table:style-name="co43" table:default-cell-style-name="ce107"/>
        <table:table-column table:style-name="co16" table:number-columns-repeated="16340"/>
        <table:table-row table:style-name="ro5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/>
          <table:table-cell table:style-name="ce159" office:value-type="string" calcext:value-type="string">
            <text:p>level</text:p>
          </table:table-cell>
          <table:table-cell table:style-name="ce162" office:value-type="string" calcext:value-type="string">
            <text:p>demi-fiend next level</text:p>
          </table:table-cell>
          <table:table-cell table:style-name="ce220" office:value-type="string" calcext:value-type="string">
            <text:p>demi-fiend experience</text:p>
          </table:table-cell>
          <table:table-cell table:style-name="ce162" office:value-type="string" calcext:value-type="string">
            <text:p>demon next level</text:p>
          </table:table-cell>
          <table:table-cell table:style-name="ce220" office:value-type="string" calcext:value-type="string">
            <text:p>demon experience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74" table:content-validation-name="val6" office:value-type="float" office:value="0" calcext:value-type="float">
            <text:p>0</text:p>
          </table:table-cell>
          <table:table-cell table:style-name="ce74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74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1" calcext:value-type="float">
            <text:p>1</text:p>
          </table:table-cell>
          <table:table-cell table:style-name="ce218" table:formula="of:=FLOOR([.AN3]^3*142/100-5)" office:value-type="float" office:value="6" calcext:value-type="float">
            <text:p>6</text:p>
          </table:table-cell>
          <table:table-cell table:formula="of:=0" office:value-type="float" office:value="0" calcext:value-type="float">
            <text:p>0</text:p>
          </table:table-cell>
          <table:table-cell table:style-name="ce218" table:formula="of:=FLOOR([.AN3]^3*270/100-5)" office:value-type="float" office:value="16" calcext:value-type="float">
            <text:p>16</text:p>
          </table:table-cell>
          <table:table-cell table:style-name="ce221" table:formula="of:=0" office:value-type="float" office:value="0" calcext:value-type="float">
            <text:p>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74" table:content-validation-name="val6" office:value-type="float" office:value="1" calcext:value-type="float">
            <text:p>1</text:p>
          </table:table-cell>
          <table:table-cell table:style-name="ce74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2" calcext:value-type="float">
            <text:p>2</text:p>
          </table:table-cell>
          <table:table-cell table:style-name="ce218" table:formula="of:=[.AP4]-[.AP3]" office:value-type="float" office:value="27" calcext:value-type="float">
            <text:p>27</text:p>
          </table:table-cell>
          <table:table-cell table:formula="of:=FLOOR([.AN3]^3*142/100-5)" office:value-type="float" office:value="6" calcext:value-type="float">
            <text:p>6</text:p>
          </table:table-cell>
          <table:table-cell table:style-name="ce218" table:formula="of:=[.AR4]-[.AR3]" office:value-type="float" office:value="51" calcext:value-type="float">
            <text:p>51</text:p>
          </table:table-cell>
          <table:table-cell table:style-name="ce221" table:formula="of:=FLOOR([.AN3]^3*270/100-5)" office:value-type="float" office:value="16" calcext:value-type="float">
            <text:p>1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74" table:content-validation-name="val6" office:value-type="float" office:value="2" calcext:value-type="float">
            <text:p>2</text:p>
          </table:table-cell>
          <table:table-cell table:style-name="ce74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3" calcext:value-type="float">
            <text:p>3</text:p>
          </table:table-cell>
          <table:table-cell table:style-name="ce218" table:formula="of:=[.AP5]-[.AP4]" office:value-type="float" office:value="52" calcext:value-type="float">
            <text:p>52</text:p>
          </table:table-cell>
          <table:table-cell table:formula="of:=FLOOR([.AN4]^3*142/100-5)" office:value-type="float" office:value="33" calcext:value-type="float">
            <text:p>33</text:p>
          </table:table-cell>
          <table:table-cell table:style-name="ce218" table:formula="of:=[.AR5]-[.AR4]" office:value-type="float" office:value="100" calcext:value-type="float">
            <text:p>100</text:p>
          </table:table-cell>
          <table:table-cell table:style-name="ce221" table:formula="of:=FLOOR([.AN4]^3*270/100-5)" office:value-type="float" office:value="67" calcext:value-type="float">
            <text:p>6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74" table:content-validation-name="val6" office:value-type="float" office:value="3" calcext:value-type="float">
            <text:p>3</text:p>
          </table:table-cell>
          <table:table-cell table:style-name="ce74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4" calcext:value-type="float">
            <text:p>4</text:p>
          </table:table-cell>
          <table:table-cell table:style-name="ce218" table:formula="of:=[.AP6]-[.AP5]" office:value-type="float" office:value="87" calcext:value-type="float">
            <text:p>87</text:p>
          </table:table-cell>
          <table:table-cell table:formula="of:=FLOOR([.AN5]^3*142/100-5)" office:value-type="float" office:value="85" calcext:value-type="float">
            <text:p>85</text:p>
          </table:table-cell>
          <table:table-cell table:style-name="ce218" table:formula="of:=[.AR6]-[.AR5]" office:value-type="float" office:value="165" calcext:value-type="float">
            <text:p>165</text:p>
          </table:table-cell>
          <table:table-cell table:style-name="ce221" table:formula="of:=FLOOR([.AN5]^3*270/100-5)" office:value-type="float" office:value="167" calcext:value-type="float">
            <text:p>16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74" table:content-validation-name="val6" office:value-type="float" office:value="4" calcext:value-type="float">
            <text:p>4</text:p>
          </table:table-cell>
          <table:table-cell table:style-name="ce74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5" calcext:value-type="float">
            <text:p>5</text:p>
          </table:table-cell>
          <table:table-cell table:style-name="ce218" table:formula="of:=[.AP7]-[.AP6]" office:value-type="float" office:value="129" calcext:value-type="float">
            <text:p>129</text:p>
          </table:table-cell>
          <table:table-cell table:formula="of:=FLOOR([.AN6]^3*142/100-5)" office:value-type="float" office:value="172" calcext:value-type="float">
            <text:p>172</text:p>
          </table:table-cell>
          <table:table-cell table:style-name="ce218" table:formula="of:=[.AR7]-[.AR6]" office:value-type="float" office:value="246" calcext:value-type="float">
            <text:p>246</text:p>
          </table:table-cell>
          <table:table-cell table:style-name="ce221" table:formula="of:=FLOOR([.AN6]^3*270/100-5)" office:value-type="float" office:value="332" calcext:value-type="float">
            <text:p>3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74" table:content-validation-name="val6" office:value-type="float" office:value="5" calcext:value-type="float">
            <text:p>5</text:p>
          </table:table-cell>
          <table:table-cell table:style-name="ce74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6" calcext:value-type="float">
            <text:p>6</text:p>
          </table:table-cell>
          <table:table-cell table:style-name="ce218" table:formula="of:=[.AP8]-[.AP7]" office:value-type="float" office:value="181" calcext:value-type="float">
            <text:p>181</text:p>
          </table:table-cell>
          <table:table-cell table:formula="of:=FLOOR([.AN7]^3*142/100-5)" office:value-type="float" office:value="301" calcext:value-type="float">
            <text:p>301</text:p>
          </table:table-cell>
          <table:table-cell table:style-name="ce218" table:formula="of:=[.AR8]-[.AR7]" office:value-type="float" office:value="343" calcext:value-type="float">
            <text:p>343</text:p>
          </table:table-cell>
          <table:table-cell table:style-name="ce221" table:formula="of:=FLOOR([.AN7]^3*270/100-5)" office:value-type="float" office:value="578" calcext:value-type="float">
            <text:p>57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74" table:content-validation-name="val6" office:value-type="float" office:value="6" calcext:value-type="float">
            <text:p>6</text:p>
          </table:table-cell>
          <table:table-cell table:style-name="ce74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7" calcext:value-type="float">
            <text:p>7</text:p>
          </table:table-cell>
          <table:table-cell table:style-name="ce218" table:formula="of:=[.AP9]-[.AP8]" office:value-type="float" office:value="240" calcext:value-type="float">
            <text:p>240</text:p>
          </table:table-cell>
          <table:table-cell table:formula="of:=FLOOR([.AN8]^3*142/100-5)" office:value-type="float" office:value="482" calcext:value-type="float">
            <text:p>482</text:p>
          </table:table-cell>
          <table:table-cell table:style-name="ce218" table:formula="of:=[.AR9]-[.AR8]" office:value-type="float" office:value="456" calcext:value-type="float">
            <text:p>456</text:p>
          </table:table-cell>
          <table:table-cell table:style-name="ce221" table:formula="of:=FLOOR([.AN8]^3*270/100-5)" office:value-type="float" office:value="921" calcext:value-type="float">
            <text:p>9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8" calcext:value-type="float">
            <text:p>8</text:p>
          </table:table-cell>
          <table:table-cell table:style-name="ce218" table:formula="of:=[.AP10]-[.AP9]" office:value-type="float" office:value="308" calcext:value-type="float">
            <text:p>308</text:p>
          </table:table-cell>
          <table:table-cell table:formula="of:=FLOOR([.AN9]^3*142/100-5)" office:value-type="float" office:value="722" calcext:value-type="float">
            <text:p>722</text:p>
          </table:table-cell>
          <table:table-cell table:style-name="ce218" table:formula="of:=[.AR10]-[.AR9]" office:value-type="float" office:value="586" calcext:value-type="float">
            <text:p>586</text:p>
          </table:table-cell>
          <table:table-cell table:style-name="ce221" table:formula="of:=FLOOR([.AN9]^3*270/100-5)" office:value-type="float" office:value="1377" calcext:value-type="float">
            <text:p>137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9" calcext:value-type="float">
            <text:p>9</text:p>
          </table:table-cell>
          <table:table-cell table:style-name="ce218" table:formula="of:=[.AP11]-[.AP10]" office:value-type="float" office:value="385" calcext:value-type="float">
            <text:p>385</text:p>
          </table:table-cell>
          <table:table-cell table:formula="of:=FLOOR([.AN10]^3*142/100-5)" office:value-type="float" office:value="1030" calcext:value-type="float">
            <text:p>1030</text:p>
          </table:table-cell>
          <table:table-cell table:style-name="ce218" table:formula="of:=[.AR11]-[.AR10]" office:value-type="float" office:value="732" calcext:value-type="float">
            <text:p>732</text:p>
          </table:table-cell>
          <table:table-cell table:style-name="ce221" table:formula="of:=FLOOR([.AN10]^3*270/100-5)" office:value-type="float" office:value="1963" calcext:value-type="float">
            <text:p>196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0" calcext:value-type="float">
            <text:p>10</text:p>
          </table:table-cell>
          <table:table-cell table:style-name="ce218" table:formula="of:=[.AP12]-[.AP11]" office:value-type="float" office:value="470" calcext:value-type="float">
            <text:p>470</text:p>
          </table:table-cell>
          <table:table-cell table:formula="of:=FLOOR([.AN11]^3*142/100-5)" office:value-type="float" office:value="1415" calcext:value-type="float">
            <text:p>1415</text:p>
          </table:table-cell>
          <table:table-cell table:style-name="ce218" table:formula="of:=[.AR12]-[.AR11]" office:value-type="float" office:value="893" calcext:value-type="float">
            <text:p>893</text:p>
          </table:table-cell>
          <table:table-cell table:style-name="ce221" table:formula="of:=FLOOR([.AN11]^3*270/100-5)" office:value-type="float" office:value="2695" calcext:value-type="float">
            <text:p>26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/>
          <table:table-cell table:style-name="ce218" office:value-type="float" office:value="11" calcext:value-type="float">
            <text:p>11</text:p>
          </table:table-cell>
          <table:table-cell table:style-name="ce218" table:formula="of:=[.AP13]-[.AP12]" office:value-type="float" office:value="563" calcext:value-type="float">
            <text:p>563</text:p>
          </table:table-cell>
          <table:table-cell table:formula="of:=FLOOR([.AN12]^3*142/100-5)" office:value-type="float" office:value="1885" calcext:value-type="float">
            <text:p>1885</text:p>
          </table:table-cell>
          <table:table-cell table:style-name="ce218" table:formula="of:=[.AR13]-[.AR12]" office:value-type="float" office:value="1072" calcext:value-type="float">
            <text:p>1072</text:p>
          </table:table-cell>
          <table:table-cell table:style-name="ce221" table:formula="of:=FLOOR([.AN12]^3*270/100-5)" office:value-type="float" office:value="3588" calcext:value-type="float">
            <text:p>358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12" calcext:value-type="float">
            <text:p>12</text:p>
          </table:table-cell>
          <table:table-cell table:style-name="ce218" table:formula="of:=[.AP14]-[.AP13]" office:value-type="float" office:value="666" calcext:value-type="float">
            <text:p>666</text:p>
          </table:table-cell>
          <table:table-cell table:formula="of:=FLOOR([.AN13]^3*142/100-5)" office:value-type="float" office:value="2448" calcext:value-type="float">
            <text:p>2448</text:p>
          </table:table-cell>
          <table:table-cell table:style-name="ce218" table:formula="of:=[.AR14]-[.AR13]" office:value-type="float" office:value="1266" calcext:value-type="float">
            <text:p>1266</text:p>
          </table:table-cell>
          <table:table-cell table:style-name="ce221" table:formula="of:=FLOOR([.AN13]^3*270/100-5)" office:value-type="float" office:value="4660" calcext:value-type="float">
            <text:p>466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13" calcext:value-type="float">
            <text:p>13</text:p>
          </table:table-cell>
          <table:table-cell table:style-name="ce218" table:formula="of:=[.AP15]-[.AP14]" office:value-type="float" office:value="777" calcext:value-type="float">
            <text:p>777</text:p>
          </table:table-cell>
          <table:table-cell table:formula="of:=FLOOR([.AN14]^3*142/100-5)" office:value-type="float" office:value="3114" calcext:value-type="float">
            <text:p>3114</text:p>
          </table:table-cell>
          <table:table-cell table:style-name="ce218" table:formula="of:=[.AR15]-[.AR14]" office:value-type="float" office:value="1477" calcext:value-type="float">
            <text:p>1477</text:p>
          </table:table-cell>
          <table:table-cell table:style-name="ce221" table:formula="of:=FLOOR([.AN14]^3*270/100-5)" office:value-type="float" office:value="5926" calcext:value-type="float">
            <text:p>592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4" calcext:value-type="float">
            <text:p>14</text:p>
          </table:table-cell>
          <table:table-cell table:style-name="ce218" table:formula="of:=[.AP16]-[.AP15]" office:value-type="float" office:value="896" calcext:value-type="float">
            <text:p>896</text:p>
          </table:table-cell>
          <table:table-cell table:formula="of:=FLOOR([.AN15]^3*142/100-5)" office:value-type="float" office:value="3891" calcext:value-type="float">
            <text:p>3891</text:p>
          </table:table-cell>
          <table:table-cell table:style-name="ce218" table:formula="of:=[.AR16]-[.AR15]" office:value-type="float" office:value="1704" calcext:value-type="float">
            <text:p>1704</text:p>
          </table:table-cell>
          <table:table-cell table:style-name="ce221" table:formula="of:=FLOOR([.AN15]^3*270/100-5)" office:value-type="float" office:value="7403" calcext:value-type="float">
            <text:p>740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15" calcext:value-type="float">
            <text:p>15</text:p>
          </table:table-cell>
          <table:table-cell table:style-name="ce218" table:formula="of:=[.AP17]-[.AP16]" office:value-type="float" office:value="1024" calcext:value-type="float">
            <text:p>1024</text:p>
          </table:table-cell>
          <table:table-cell table:formula="of:=FLOOR([.AN16]^3*142/100-5)" office:value-type="float" office:value="4787" calcext:value-type="float">
            <text:p>4787</text:p>
          </table:table-cell>
          <table:table-cell table:style-name="ce218" table:formula="of:=[.AR17]-[.AR16]" office:value-type="float" office:value="1947" calcext:value-type="float">
            <text:p>1947</text:p>
          </table:table-cell>
          <table:table-cell table:style-name="ce221" table:formula="of:=FLOOR([.AN16]^3*270/100-5)" office:value-type="float" office:value="9107" calcext:value-type="float">
            <text:p>91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16" calcext:value-type="float">
            <text:p>16</text:p>
          </table:table-cell>
          <table:table-cell table:style-name="ce218" table:formula="of:=[.AP18]-[.AP17]" office:value-type="float" office:value="1160" calcext:value-type="float">
            <text:p>1160</text:p>
          </table:table-cell>
          <table:table-cell table:formula="of:=FLOOR([.AN17]^3*142/100-5)" office:value-type="float" office:value="5811" calcext:value-type="float">
            <text:p>5811</text:p>
          </table:table-cell>
          <table:table-cell table:style-name="ce218" table:formula="of:=[.AR18]-[.AR17]" office:value-type="float" office:value="2206" calcext:value-type="float">
            <text:p>2206</text:p>
          </table:table-cell>
          <table:table-cell table:style-name="ce221" table:formula="of:=FLOOR([.AN17]^3*270/100-5)" office:value-type="float" office:value="11054" calcext:value-type="float">
            <text:p>1105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17" calcext:value-type="float">
            <text:p>17</text:p>
          </table:table-cell>
          <table:table-cell table:style-name="ce218" table:formula="of:=[.AP19]-[.AP18]" office:value-type="float" office:value="1305" calcext:value-type="float">
            <text:p>1305</text:p>
          </table:table-cell>
          <table:table-cell table:formula="of:=FLOOR([.AN18]^3*142/100-5)" office:value-type="float" office:value="6971" calcext:value-type="float">
            <text:p>6971</text:p>
          </table:table-cell>
          <table:table-cell table:style-name="ce218" table:formula="of:=[.AR19]-[.AR18]" office:value-type="float" office:value="2481" calcext:value-type="float">
            <text:p>2481</text:p>
          </table:table-cell>
          <table:table-cell table:style-name="ce221" table:formula="of:=FLOOR([.AN18]^3*270/100-5)" office:value-type="float" office:value="13260" calcext:value-type="float">
            <text:p>1326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18" calcext:value-type="float">
            <text:p>18</text:p>
          </table:table-cell>
          <table:table-cell table:style-name="ce218" table:formula="of:=[.AP20]-[.AP19]" office:value-type="float" office:value="1458" calcext:value-type="float">
            <text:p>1458</text:p>
          </table:table-cell>
          <table:table-cell table:formula="of:=FLOOR([.AN19]^3*142/100-5)" office:value-type="float" office:value="8276" calcext:value-type="float">
            <text:p>8276</text:p>
          </table:table-cell>
          <table:table-cell table:style-name="ce218" table:formula="of:=[.AR20]-[.AR19]" office:value-type="float" office:value="2773" calcext:value-type="float">
            <text:p>2773</text:p>
          </table:table-cell>
          <table:table-cell table:style-name="ce221" table:formula="of:=FLOOR([.AN19]^3*270/100-5)" office:value-type="float" office:value="15741" calcext:value-type="float">
            <text:p>1574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9" calcext:value-type="float">
            <text:p>19</text:p>
          </table:table-cell>
          <table:table-cell table:style-name="ce218" table:formula="of:=[.AP21]-[.AP20]" office:value-type="float" office:value="1621" calcext:value-type="float">
            <text:p>1621</text:p>
          </table:table-cell>
          <table:table-cell table:formula="of:=FLOOR([.AN20]^3*142/100-5)" office:value-type="float" office:value="9734" calcext:value-type="float">
            <text:p>9734</text:p>
          </table:table-cell>
          <table:table-cell table:style-name="ce218" table:formula="of:=[.AR21]-[.AR20]" office:value-type="float" office:value="3081" calcext:value-type="float">
            <text:p>3081</text:p>
          </table:table-cell>
          <table:table-cell table:style-name="ce221" table:formula="of:=FLOOR([.AN20]^3*270/100-5)" office:value-type="float" office:value="18514" calcext:value-type="float">
            <text:p>1851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/>
          <table:table-cell table:style-name="ce218" office:value-type="float" office:value="20" calcext:value-type="float">
            <text:p>20</text:p>
          </table:table-cell>
          <table:table-cell table:style-name="ce218" table:formula="of:=[.AP22]-[.AP21]" office:value-type="float" office:value="1790" calcext:value-type="float">
            <text:p>1790</text:p>
          </table:table-cell>
          <table:table-cell table:formula="of:=FLOOR([.AN21]^3*142/100-5)" office:value-type="float" office:value="11355" calcext:value-type="float">
            <text:p>11355</text:p>
          </table:table-cell>
          <table:table-cell table:style-name="ce218" table:formula="of:=[.AR22]-[.AR21]" office:value-type="float" office:value="3404" calcext:value-type="float">
            <text:p>3404</text:p>
          </table:table-cell>
          <table:table-cell table:style-name="ce221" table:formula="of:=FLOOR([.AN21]^3*270/100-5)" office:value-type="float" office:value="21595" calcext:value-type="float">
            <text:p>215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21" calcext:value-type="float">
            <text:p>21</text:p>
          </table:table-cell>
          <table:table-cell table:style-name="ce218" table:formula="of:=[.AP23]-[.AP22]" office:value-type="float" office:value="1970" calcext:value-type="float">
            <text:p>1970</text:p>
          </table:table-cell>
          <table:table-cell table:formula="of:=FLOOR([.AN22]^3*142/100-5)" office:value-type="float" office:value="13145" calcext:value-type="float">
            <text:p>13145</text:p>
          </table:table-cell>
          <table:table-cell table:style-name="ce218" table:formula="of:=[.AR23]-[.AR22]" office:value-type="float" office:value="3745" calcext:value-type="float">
            <text:p>3745</text:p>
          </table:table-cell>
          <table:table-cell table:style-name="ce221" table:formula="of:=FLOOR([.AN22]^3*270/100-5)" office:value-type="float" office:value="24999" calcext:value-type="float">
            <text:p>2499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22" calcext:value-type="float">
            <text:p>22</text:p>
          </table:table-cell>
          <table:table-cell table:style-name="ce218" table:formula="of:=[.AP24]-[.AP23]" office:value-type="float" office:value="2157" calcext:value-type="float">
            <text:p>2157</text:p>
          </table:table-cell>
          <table:table-cell table:formula="of:=FLOOR([.AN23]^3*142/100-5)" office:value-type="float" office:value="15115" calcext:value-type="float">
            <text:p>15115</text:p>
          </table:table-cell>
          <table:table-cell table:style-name="ce218" table:formula="of:=[.AR24]-[.AR23]" office:value-type="float" office:value="4101" calcext:value-type="float">
            <text:p>4101</text:p>
          </table:table-cell>
          <table:table-cell table:style-name="ce221" table:formula="of:=FLOOR([.AN23]^3*270/100-5)" office:value-type="float" office:value="28744" calcext:value-type="float">
            <text:p>2874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23" calcext:value-type="float">
            <text:p>23</text:p>
          </table:table-cell>
          <table:table-cell table:style-name="ce218" table:formula="of:=[.AP25]-[.AP24]" office:value-type="float" office:value="2353" calcext:value-type="float">
            <text:p>2353</text:p>
          </table:table-cell>
          <table:table-cell table:formula="of:=FLOOR([.AN24]^3*142/100-5)" office:value-type="float" office:value="17272" calcext:value-type="float">
            <text:p>17272</text:p>
          </table:table-cell>
          <table:table-cell table:style-name="ce218" table:formula="of:=[.AR25]-[.AR24]" office:value-type="float" office:value="4474" calcext:value-type="float">
            <text:p>4474</text:p>
          </table:table-cell>
          <table:table-cell table:style-name="ce221" table:formula="of:=FLOOR([.AN24]^3*270/100-5)" office:value-type="float" office:value="32845" calcext:value-type="float">
            <text:p>328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24" calcext:value-type="float">
            <text:p>24</text:p>
          </table:table-cell>
          <table:table-cell table:style-name="ce218" table:formula="of:=[.AP26]-[.AP25]" office:value-type="float" office:value="2557" calcext:value-type="float">
            <text:p>2557</text:p>
          </table:table-cell>
          <table:table-cell table:formula="of:=FLOOR([.AN25]^3*142/100-5)" office:value-type="float" office:value="19625" calcext:value-type="float">
            <text:p>19625</text:p>
          </table:table-cell>
          <table:table-cell table:style-name="ce218" table:formula="of:=[.AR26]-[.AR25]" office:value-type="float" office:value="4863" calcext:value-type="float">
            <text:p>4863</text:p>
          </table:table-cell>
          <table:table-cell table:style-name="ce221" table:formula="of:=FLOOR([.AN25]^3*270/100-5)" office:value-type="float" office:value="37319" calcext:value-type="float">
            <text:p>373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25" calcext:value-type="float">
            <text:p>25</text:p>
          </table:table-cell>
          <table:table-cell table:style-name="ce218" table:formula="of:=[.AP27]-[.AP26]" office:value-type="float" office:value="2770" calcext:value-type="float">
            <text:p>2770</text:p>
          </table:table-cell>
          <table:table-cell table:formula="of:=FLOOR([.AN26]^3*142/100-5)" office:value-type="float" office:value="22182" calcext:value-type="float">
            <text:p>22182</text:p>
          </table:table-cell>
          <table:table-cell table:style-name="ce218" table:formula="of:=[.AR27]-[.AR26]" office:value-type="float" office:value="5268" calcext:value-type="float">
            <text:p>5268</text:p>
          </table:table-cell>
          <table:table-cell table:style-name="ce221" table:formula="of:=FLOOR([.AN26]^3*270/100-5)" office:value-type="float" office:value="42182" calcext:value-type="float">
            <text:p>421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6" calcext:value-type="float">
            <text:p>26</text:p>
          </table:table-cell>
          <table:table-cell table:style-name="ce218" table:formula="of:=[.AP28]-[.AP27]" office:value-type="float" office:value="2992" calcext:value-type="float">
            <text:p>2992</text:p>
          </table:table-cell>
          <table:table-cell table:formula="of:=FLOOR([.AN27]^3*142/100-5)" office:value-type="float" office:value="24952" calcext:value-type="float">
            <text:p>24952</text:p>
          </table:table-cell>
          <table:table-cell table:style-name="ce218" table:formula="of:=[.AR28]-[.AR27]" office:value-type="float" office:value="5689" calcext:value-type="float">
            <text:p>5689</text:p>
          </table:table-cell>
          <table:table-cell table:style-name="ce221" table:formula="of:=FLOOR([.AN27]^3*270/100-5)" office:value-type="float" office:value="47450" calcext:value-type="float">
            <text:p>4745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7" calcext:value-type="float">
            <text:p>27</text:p>
          </table:table-cell>
          <table:table-cell table:style-name="ce218" table:formula="of:=[.AP29]-[.AP28]" office:value-type="float" office:value="3222" calcext:value-type="float">
            <text:p>3222</text:p>
          </table:table-cell>
          <table:table-cell table:formula="of:=FLOOR([.AN28]^3*142/100-5)" office:value-type="float" office:value="27944" calcext:value-type="float">
            <text:p>27944</text:p>
          </table:table-cell>
          <table:table-cell table:style-name="ce218" table:formula="of:=[.AR29]-[.AR28]" office:value-type="float" office:value="6126" calcext:value-type="float">
            <text:p>6126</text:p>
          </table:table-cell>
          <table:table-cell table:style-name="ce221" table:formula="of:=FLOOR([.AN28]^3*270/100-5)" office:value-type="float" office:value="53139" calcext:value-type="float">
            <text:p>5313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74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8" calcext:value-type="float">
            <text:p>28</text:p>
          </table:table-cell>
          <table:table-cell table:style-name="ce218" table:formula="of:=[.AP30]-[.AP29]" office:value-type="float" office:value="3461" calcext:value-type="float">
            <text:p>3461</text:p>
          </table:table-cell>
          <table:table-cell table:formula="of:=FLOOR([.AN29]^3*142/100-5)" office:value-type="float" office:value="31166" calcext:value-type="float">
            <text:p>31166</text:p>
          </table:table-cell>
          <table:table-cell table:style-name="ce218" table:formula="of:=[.AR30]-[.AR29]" office:value-type="float" office:value="6580" calcext:value-type="float">
            <text:p>6580</text:p>
          </table:table-cell>
          <table:table-cell table:style-name="ce221" table:formula="of:=FLOOR([.AN29]^3*270/100-5)" office:value-type="float" office:value="59265" calcext:value-type="float">
            <text:p>5926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74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9" calcext:value-type="float">
            <text:p>29</text:p>
          </table:table-cell>
          <table:table-cell table:style-name="ce218" table:formula="of:=[.AP31]-[.AP30]" office:value-type="float" office:value="3708" calcext:value-type="float">
            <text:p>3708</text:p>
          </table:table-cell>
          <table:table-cell table:formula="of:=FLOOR([.AN30]^3*142/100-5)" office:value-type="float" office:value="34627" calcext:value-type="float">
            <text:p>34627</text:p>
          </table:table-cell>
          <table:table-cell table:style-name="ce218" table:formula="of:=[.AR31]-[.AR30]" office:value-type="float" office:value="7050" calcext:value-type="float">
            <text:p>7050</text:p>
          </table:table-cell>
          <table:table-cell table:style-name="ce221" table:formula="of:=FLOOR([.AN30]^3*270/100-5)" office:value-type="float" office:value="65845" calcext:value-type="float">
            <text:p>658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74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0" calcext:value-type="float">
            <text:p>30</text:p>
          </table:table-cell>
          <table:table-cell table:style-name="ce218" table:formula="of:=[.AP32]-[.AP31]" office:value-type="float" office:value="3963" calcext:value-type="float">
            <text:p>3963</text:p>
          </table:table-cell>
          <table:table-cell table:formula="of:=FLOOR([.AN31]^3*142/100-5)" office:value-type="float" office:value="38335" calcext:value-type="float">
            <text:p>38335</text:p>
          </table:table-cell>
          <table:table-cell table:style-name="ce218" table:formula="of:=[.AR32]-[.AR31]" office:value-type="float" office:value="7535" calcext:value-type="float">
            <text:p>7535</text:p>
          </table:table-cell>
          <table:table-cell table:style-name="ce221" table:formula="of:=FLOOR([.AN31]^3*270/100-5)" office:value-type="float" office:value="72895" calcext:value-type="float">
            <text:p>728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74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1" calcext:value-type="float">
            <text:p>31</text:p>
          </table:table-cell>
          <table:table-cell table:style-name="ce218" table:formula="of:=[.AP33]-[.AP32]" office:value-type="float" office:value="4227" calcext:value-type="float">
            <text:p>4227</text:p>
          </table:table-cell>
          <table:table-cell table:formula="of:=FLOOR([.AN32]^3*142/100-5)" office:value-type="float" office:value="42298" calcext:value-type="float">
            <text:p>42298</text:p>
          </table:table-cell>
          <table:table-cell table:style-name="ce218" table:formula="of:=[.AR33]-[.AR32]" office:value-type="float" office:value="8038" calcext:value-type="float">
            <text:p>8038</text:p>
          </table:table-cell>
          <table:table-cell table:style-name="ce221" table:formula="of:=FLOOR([.AN32]^3*270/100-5)" office:value-type="float" office:value="80430" calcext:value-type="float">
            <text:p>8043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74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2" calcext:value-type="float">
            <text:p>32</text:p>
          </table:table-cell>
          <table:table-cell table:style-name="ce218" table:formula="of:=[.AP34]-[.AP33]" office:value-type="float" office:value="4500" calcext:value-type="float">
            <text:p>4500</text:p>
          </table:table-cell>
          <table:table-cell table:formula="of:=FLOOR([.AN33]^3*142/100-5)" office:value-type="float" office:value="46525" calcext:value-type="float">
            <text:p>46525</text:p>
          </table:table-cell>
          <table:table-cell table:style-name="ce218" table:formula="of:=[.AR34]-[.AR33]" office:value-type="float" office:value="8556" calcext:value-type="float">
            <text:p>8556</text:p>
          </table:table-cell>
          <table:table-cell table:style-name="ce221" table:formula="of:=FLOOR([.AN33]^3*270/100-5)" office:value-type="float" office:value="88468" calcext:value-type="float">
            <text:p>8846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74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3" calcext:value-type="float">
            <text:p>33</text:p>
          </table:table-cell>
          <table:table-cell table:style-name="ce218" table:formula="of:=[.AP35]-[.AP34]" office:value-type="float" office:value="4781" calcext:value-type="float">
            <text:p>4781</text:p>
          </table:table-cell>
          <table:table-cell table:formula="of:=FLOOR([.AN34]^3*142/100-5)" office:value-type="float" office:value="51025" calcext:value-type="float">
            <text:p>51025</text:p>
          </table:table-cell>
          <table:table-cell table:style-name="ce218" table:formula="of:=[.AR35]-[.AR34]" office:value-type="float" office:value="9091" calcext:value-type="float">
            <text:p>9091</text:p>
          </table:table-cell>
          <table:table-cell table:style-name="ce221" table:formula="of:=FLOOR([.AN34]^3*270/100-5)" office:value-type="float" office:value="97024" calcext:value-type="float">
            <text:p>970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74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4" calcext:value-type="float">
            <text:p>34</text:p>
          </table:table-cell>
          <table:table-cell table:style-name="ce218" table:formula="of:=[.AP36]-[.AP35]" office:value-type="float" office:value="5071" calcext:value-type="float">
            <text:p>5071</text:p>
          </table:table-cell>
          <table:table-cell table:formula="of:=FLOOR([.AN35]^3*142/100-5)" office:value-type="float" office:value="55806" calcext:value-type="float">
            <text:p>55806</text:p>
          </table:table-cell>
          <table:table-cell table:style-name="ce218" table:formula="of:=[.AR36]-[.AR35]" office:value-type="float" office:value="9642" calcext:value-type="float">
            <text:p>9642</text:p>
          </table:table-cell>
          <table:table-cell table:style-name="ce221" table:formula="of:=FLOOR([.AN35]^3*270/100-5)" office:value-type="float" office:value="106115" calcext:value-type="float">
            <text:p>10611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74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5" calcext:value-type="float">
            <text:p>35</text:p>
          </table:table-cell>
          <table:table-cell table:style-name="ce218" table:formula="of:=[.AP37]-[.AP36]" office:value-type="float" office:value="5369" calcext:value-type="float">
            <text:p>5369</text:p>
          </table:table-cell>
          <table:table-cell table:formula="of:=FLOOR([.AN36]^3*142/100-5)" office:value-type="float" office:value="60877" calcext:value-type="float">
            <text:p>60877</text:p>
          </table:table-cell>
          <table:table-cell table:style-name="ce218" table:formula="of:=[.AR37]-[.AR36]" office:value-type="float" office:value="10209" calcext:value-type="float">
            <text:p>10209</text:p>
          </table:table-cell>
          <table:table-cell table:style-name="ce221" table:formula="of:=FLOOR([.AN36]^3*270/100-5)" office:value-type="float" office:value="115757" calcext:value-type="float">
            <text:p>1157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74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6" calcext:value-type="float">
            <text:p>36</text:p>
          </table:table-cell>
          <table:table-cell table:style-name="ce218" table:formula="of:=[.AP38]-[.AP37]" office:value-type="float" office:value="5676" calcext:value-type="float">
            <text:p>5676</text:p>
          </table:table-cell>
          <table:table-cell table:formula="of:=FLOOR([.AN37]^3*142/100-5)" office:value-type="float" office:value="66246" calcext:value-type="float">
            <text:p>66246</text:p>
          </table:table-cell>
          <table:table-cell table:style-name="ce218" table:formula="of:=[.AR38]-[.AR37]" office:value-type="float" office:value="10792" calcext:value-type="float">
            <text:p>10792</text:p>
          </table:table-cell>
          <table:table-cell table:style-name="ce221" table:formula="of:=FLOOR([.AN37]^3*270/100-5)" office:value-type="float" office:value="125966" calcext:value-type="float">
            <text:p>12596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7" calcext:value-type="float">
            <text:p>37</text:p>
          </table:table-cell>
          <table:table-cell table:style-name="ce218" table:formula="of:=[.AP39]-[.AP38]" office:value-type="float" office:value="5991" calcext:value-type="float">
            <text:p>5991</text:p>
          </table:table-cell>
          <table:table-cell table:formula="of:=FLOOR([.AN38]^3*142/100-5)" office:value-type="float" office:value="71922" calcext:value-type="float">
            <text:p>71922</text:p>
          </table:table-cell>
          <table:table-cell table:style-name="ce218" table:formula="of:=[.AR39]-[.AR38]" office:value-type="float" office:value="11391" calcext:value-type="float">
            <text:p>11391</text:p>
          </table:table-cell>
          <table:table-cell table:style-name="ce221" table:formula="of:=FLOOR([.AN38]^3*270/100-5)" office:value-type="float" office:value="136758" calcext:value-type="float">
            <text:p>13675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74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8" calcext:value-type="float">
            <text:p>38</text:p>
          </table:table-cell>
          <table:table-cell table:style-name="ce218" table:formula="of:=[.AP40]-[.AP39]" office:value-type="float" office:value="6314" calcext:value-type="float">
            <text:p>6314</text:p>
          </table:table-cell>
          <table:table-cell table:formula="of:=FLOOR([.AN39]^3*142/100-5)" office:value-type="float" office:value="77913" calcext:value-type="float">
            <text:p>77913</text:p>
          </table:table-cell>
          <table:table-cell table:style-name="ce218" table:formula="of:=[.AR40]-[.AR39]" office:value-type="float" office:value="12007" calcext:value-type="float">
            <text:p>12007</text:p>
          </table:table-cell>
          <table:table-cell table:style-name="ce221" table:formula="of:=FLOOR([.AN39]^3*270/100-5)" office:value-type="float" office:value="148149" calcext:value-type="float">
            <text:p>14814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74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9" calcext:value-type="float">
            <text:p>39</text:p>
          </table:table-cell>
          <table:table-cell table:style-name="ce218" table:formula="of:=[.AP41]-[.AP40]" office:value-type="float" office:value="6648" calcext:value-type="float">
            <text:p>6648</text:p>
          </table:table-cell>
          <table:table-cell table:formula="of:=FLOOR([.AN40]^3*142/100-5)" office:value-type="float" office:value="84227" calcext:value-type="float">
            <text:p>84227</text:p>
          </table:table-cell>
          <table:table-cell table:style-name="ce218" table:formula="of:=[.AR41]-[.AR40]" office:value-type="float" office:value="12639" calcext:value-type="float">
            <text:p>12639</text:p>
          </table:table-cell>
          <table:table-cell table:style-name="ce221" table:formula="of:=FLOOR([.AN40]^3*270/100-5)" office:value-type="float" office:value="160156" calcext:value-type="float">
            <text:p>16015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74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0" calcext:value-type="float">
            <text:p>40</text:p>
          </table:table-cell>
          <table:table-cell table:style-name="ce218" table:formula="of:=[.AP42]-[.AP41]" office:value-type="float" office:value="6987" calcext:value-type="float">
            <text:p>6987</text:p>
          </table:table-cell>
          <table:table-cell table:formula="of:=FLOOR([.AN41]^3*142/100-5)" office:value-type="float" office:value="90875" calcext:value-type="float">
            <text:p>90875</text:p>
          </table:table-cell>
          <table:table-cell table:style-name="ce218" table:formula="of:=[.AR42]-[.AR41]" office:value-type="float" office:value="13286" calcext:value-type="float">
            <text:p>13286</text:p>
          </table:table-cell>
          <table:table-cell table:style-name="ce221" table:formula="of:=FLOOR([.AN41]^3*270/100-5)" office:value-type="float" office:value="172795" calcext:value-type="float">
            <text:p>1727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74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1" calcext:value-type="float">
            <text:p>41</text:p>
          </table:table-cell>
          <table:table-cell table:style-name="ce218" table:formula="of:=[.AP43]-[.AP42]" office:value-type="float" office:value="7337" calcext:value-type="float">
            <text:p>7337</text:p>
          </table:table-cell>
          <table:table-cell table:formula="of:=FLOOR([.AN42]^3*142/100-5)" office:value-type="float" office:value="97862" calcext:value-type="float">
            <text:p>97862</text:p>
          </table:table-cell>
          <table:table-cell table:style-name="ce218" table:formula="of:=[.AR43]-[.AR42]" office:value-type="float" office:value="13951" calcext:value-type="float">
            <text:p>13951</text:p>
          </table:table-cell>
          <table:table-cell table:style-name="ce221" table:formula="of:=FLOOR([.AN42]^3*270/100-5)" office:value-type="float" office:value="186081" calcext:value-type="float">
            <text:p>18608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74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2" calcext:value-type="float">
            <text:p>42</text:p>
          </table:table-cell>
          <table:table-cell table:style-name="ce218" table:formula="of:=[.AP44]-[.AP43]" office:value-type="float" office:value="7695" calcext:value-type="float">
            <text:p>7695</text:p>
          </table:table-cell>
          <table:table-cell table:formula="of:=FLOOR([.AN43]^3*142/100-5)" office:value-type="float" office:value="105199" calcext:value-type="float">
            <text:p>105199</text:p>
          </table:table-cell>
          <table:table-cell table:style-name="ce218" table:formula="of:=[.AR44]-[.AR43]" office:value-type="float" office:value="14631" calcext:value-type="float">
            <text:p>14631</text:p>
          </table:table-cell>
          <table:table-cell table:style-name="ce221" table:formula="of:=FLOOR([.AN43]^3*270/100-5)" office:value-type="float" office:value="200032" calcext:value-type="float">
            <text:p>2000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74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3" calcext:value-type="float">
            <text:p>43</text:p>
          </table:table-cell>
          <table:table-cell table:style-name="ce218" table:formula="of:=[.AP45]-[.AP44]" office:value-type="float" office:value="8062" calcext:value-type="float">
            <text:p>8062</text:p>
          </table:table-cell>
          <table:table-cell table:formula="of:=FLOOR([.AN44]^3*142/100-5)" office:value-type="float" office:value="112894" calcext:value-type="float">
            <text:p>112894</text:p>
          </table:table-cell>
          <table:table-cell table:style-name="ce218" table:formula="of:=[.AR45]-[.AR44]" office:value-type="float" office:value="15328" calcext:value-type="float">
            <text:p>15328</text:p>
          </table:table-cell>
          <table:table-cell table:style-name="ce221" table:formula="of:=FLOOR([.AN44]^3*270/100-5)" office:value-type="float" office:value="214663" calcext:value-type="float">
            <text:p>21466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74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4" calcext:value-type="float">
            <text:p>44</text:p>
          </table:table-cell>
          <table:table-cell table:style-name="ce218" table:formula="of:=[.AP46]-[.AP45]" office:value-type="float" office:value="8436" calcext:value-type="float">
            <text:p>8436</text:p>
          </table:table-cell>
          <table:table-cell table:formula="of:=FLOOR([.AN45]^3*142/100-5)" office:value-type="float" office:value="120956" calcext:value-type="float">
            <text:p>120956</text:p>
          </table:table-cell>
          <table:table-cell table:style-name="ce218" table:formula="of:=[.AR46]-[.AR45]" office:value-type="float" office:value="16041" calcext:value-type="float">
            <text:p>16041</text:p>
          </table:table-cell>
          <table:table-cell table:style-name="ce221" table:formula="of:=FLOOR([.AN45]^3*270/100-5)" office:value-type="float" office:value="229991" calcext:value-type="float">
            <text:p>22999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74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5" calcext:value-type="float">
            <text:p>45</text:p>
          </table:table-cell>
          <table:table-cell table:style-name="ce218" table:formula="of:=[.AP47]-[.AP46]" office:value-type="float" office:value="8820" calcext:value-type="float">
            <text:p>8820</text:p>
          </table:table-cell>
          <table:table-cell table:formula="of:=FLOOR([.AN46]^3*142/100-5)" office:value-type="float" office:value="129392" calcext:value-type="float">
            <text:p>129392</text:p>
          </table:table-cell>
          <table:table-cell table:style-name="ce218" table:formula="of:=[.AR47]-[.AR46]" office:value-type="float" office:value="16770" calcext:value-type="float">
            <text:p>16770</text:p>
          </table:table-cell>
          <table:table-cell table:style-name="ce221" table:formula="of:=FLOOR([.AN46]^3*270/100-5)" office:value-type="float" office:value="246032" calcext:value-type="float">
            <text:p>2460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74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6" calcext:value-type="float">
            <text:p>46</text:p>
          </table:table-cell>
          <table:table-cell table:style-name="ce218" table:formula="of:=[.AP48]-[.AP47]" office:value-type="float" office:value="9211" calcext:value-type="float">
            <text:p>9211</text:p>
          </table:table-cell>
          <table:table-cell table:formula="of:=FLOOR([.AN47]^3*142/100-5)" office:value-type="float" office:value="138212" calcext:value-type="float">
            <text:p>138212</text:p>
          </table:table-cell>
          <table:table-cell table:style-name="ce218" table:formula="of:=[.AR48]-[.AR47]" office:value-type="float" office:value="17515" calcext:value-type="float">
            <text:p>17515</text:p>
          </table:table-cell>
          <table:table-cell table:style-name="ce221" table:formula="of:=FLOOR([.AN47]^3*270/100-5)" office:value-type="float" office:value="262802" calcext:value-type="float">
            <text:p>26280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74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7" calcext:value-type="float">
            <text:p>47</text:p>
          </table:table-cell>
          <table:table-cell table:style-name="ce218" table:formula="of:=[.AP49]-[.AP48]" office:value-type="float" office:value="9612" calcext:value-type="float">
            <text:p>9612</text:p>
          </table:table-cell>
          <table:table-cell table:formula="of:=FLOOR([.AN48]^3*142/100-5)" office:value-type="float" office:value="147423" calcext:value-type="float">
            <text:p>147423</text:p>
          </table:table-cell>
          <table:table-cell table:style-name="ce218" table:formula="of:=[.AR49]-[.AR48]" office:value-type="float" office:value="18276" calcext:value-type="float">
            <text:p>18276</text:p>
          </table:table-cell>
          <table:table-cell table:style-name="ce221" table:formula="of:=FLOOR([.AN48]^3*270/100-5)" office:value-type="float" office:value="280317" calcext:value-type="float">
            <text:p>28031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74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8" calcext:value-type="float">
            <text:p>48</text:p>
          </table:table-cell>
          <table:table-cell table:style-name="ce218" table:formula="of:=[.AP50]-[.AP49]" office:value-type="float" office:value="10021" calcext:value-type="float">
            <text:p>10021</text:p>
          </table:table-cell>
          <table:table-cell table:formula="of:=FLOOR([.AN49]^3*142/100-5)" office:value-type="float" office:value="157035" calcext:value-type="float">
            <text:p>157035</text:p>
          </table:table-cell>
          <table:table-cell table:style-name="ce218" table:formula="of:=[.AR50]-[.AR49]" office:value-type="float" office:value="19054" calcext:value-type="float">
            <text:p>19054</text:p>
          </table:table-cell>
          <table:table-cell table:style-name="ce221" table:formula="of:=FLOOR([.AN49]^3*270/100-5)" office:value-type="float" office:value="298593" calcext:value-type="float">
            <text:p>29859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74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9" calcext:value-type="float">
            <text:p>49</text:p>
          </table:table-cell>
          <table:table-cell table:style-name="ce218" table:formula="of:=[.AP51]-[.AP50]" office:value-type="float" office:value="10439" calcext:value-type="float">
            <text:p>10439</text:p>
          </table:table-cell>
          <table:table-cell table:formula="of:=FLOOR([.AN50]^3*142/100-5)" office:value-type="float" office:value="167056" calcext:value-type="float">
            <text:p>167056</text:p>
          </table:table-cell>
          <table:table-cell table:style-name="ce218" table:formula="of:=[.AR51]-[.AR50]" office:value-type="float" office:value="19848" calcext:value-type="float">
            <text:p>19848</text:p>
          </table:table-cell>
          <table:table-cell table:style-name="ce221" table:formula="of:=FLOOR([.AN50]^3*270/100-5)" office:value-type="float" office:value="317647" calcext:value-type="float">
            <text:p>31764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74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0" calcext:value-type="float">
            <text:p>50</text:p>
          </table:table-cell>
          <table:table-cell table:style-name="ce218" table:formula="of:=[.AP52]-[.AP51]" office:value-type="float" office:value="10864" calcext:value-type="float">
            <text:p>10864</text:p>
          </table:table-cell>
          <table:table-cell table:formula="of:=FLOOR([.AN51]^3*142/100-5)" office:value-type="float" office:value="177495" calcext:value-type="float">
            <text:p>177495</text:p>
          </table:table-cell>
          <table:table-cell table:style-name="ce218" table:formula="of:=[.AR52]-[.AR51]" office:value-type="float" office:value="20657" calcext:value-type="float">
            <text:p>20657</text:p>
          </table:table-cell>
          <table:table-cell table:style-name="ce221" table:formula="of:=FLOOR([.AN51]^3*270/100-5)" office:value-type="float" office:value="337495" calcext:value-type="float">
            <text:p>3374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74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1" calcext:value-type="float">
            <text:p>51</text:p>
          </table:table-cell>
          <table:table-cell table:style-name="ce218" table:formula="of:=[.AP53]-[.AP52]" office:value-type="float" office:value="11299" calcext:value-type="float">
            <text:p>11299</text:p>
          </table:table-cell>
          <table:table-cell table:formula="of:=FLOOR([.AN52]^3*142/100-5)" office:value-type="float" office:value="188359" calcext:value-type="float">
            <text:p>188359</text:p>
          </table:table-cell>
          <table:table-cell table:style-name="ce218" table:formula="of:=[.AR53]-[.AR52]" office:value-type="float" office:value="21484" calcext:value-type="float">
            <text:p>21484</text:p>
          </table:table-cell>
          <table:table-cell table:style-name="ce221" table:formula="of:=FLOOR([.AN52]^3*270/100-5)" office:value-type="float" office:value="358152" calcext:value-type="float">
            <text:p>35815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74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2" calcext:value-type="float">
            <text:p>52</text:p>
          </table:table-cell>
          <table:table-cell table:style-name="ce218" table:formula="of:=[.AP54]-[.AP53]" office:value-type="float" office:value="11742" calcext:value-type="float">
            <text:p>11742</text:p>
          </table:table-cell>
          <table:table-cell table:formula="of:=FLOOR([.AN53]^3*142/100-5)" office:value-type="float" office:value="199658" calcext:value-type="float">
            <text:p>199658</text:p>
          </table:table-cell>
          <table:table-cell table:style-name="ce218" table:formula="of:=[.AR54]-[.AR53]" office:value-type="float" office:value="22326" calcext:value-type="float">
            <text:p>22326</text:p>
          </table:table-cell>
          <table:table-cell table:style-name="ce221" table:formula="of:=FLOOR([.AN53]^3*270/100-5)" office:value-type="float" office:value="379636" calcext:value-type="float">
            <text:p>37963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74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3" calcext:value-type="float">
            <text:p>53</text:p>
          </table:table-cell>
          <table:table-cell table:style-name="ce218" table:formula="of:=[.AP55]-[.AP54]" office:value-type="float" office:value="12193" calcext:value-type="float">
            <text:p>12193</text:p>
          </table:table-cell>
          <table:table-cell table:formula="of:=FLOOR([.AN54]^3*142/100-5)" office:value-type="float" office:value="211400" calcext:value-type="float">
            <text:p>211400</text:p>
          </table:table-cell>
          <table:table-cell table:style-name="ce218" table:formula="of:=[.AR55]-[.AR54]" office:value-type="float" office:value="23185" calcext:value-type="float">
            <text:p>23185</text:p>
          </table:table-cell>
          <table:table-cell table:style-name="ce221" table:formula="of:=FLOOR([.AN54]^3*270/100-5)" office:value-type="float" office:value="401962" calcext:value-type="float">
            <text:p>40196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4" calcext:value-type="float">
            <text:p>54</text:p>
          </table:table-cell>
          <table:table-cell table:style-name="ce218" table:formula="of:=[.AP56]-[.AP55]" office:value-type="float" office:value="12654" calcext:value-type="float">
            <text:p>12654</text:p>
          </table:table-cell>
          <table:table-cell table:formula="of:=FLOOR([.AN55]^3*142/100-5)" office:value-type="float" office:value="223593" calcext:value-type="float">
            <text:p>223593</text:p>
          </table:table-cell>
          <table:table-cell table:style-name="ce218" table:formula="of:=[.AR56]-[.AR55]" office:value-type="float" office:value="24060" calcext:value-type="float">
            <text:p>24060</text:p>
          </table:table-cell>
          <table:table-cell table:style-name="ce221" table:formula="of:=FLOOR([.AN55]^3*270/100-5)" office:value-type="float" office:value="425147" calcext:value-type="float">
            <text:p>42514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5" calcext:value-type="float">
            <text:p>55</text:p>
          </table:table-cell>
          <table:table-cell table:style-name="ce218" table:formula="of:=[.AP57]-[.AP56]" office:value-type="float" office:value="13122" calcext:value-type="float">
            <text:p>13122</text:p>
          </table:table-cell>
          <table:table-cell table:formula="of:=FLOOR([.AN56]^3*142/100-5)" office:value-type="float" office:value="236247" calcext:value-type="float">
            <text:p>236247</text:p>
          </table:table-cell>
          <table:table-cell table:style-name="ce218" table:formula="of:=[.AR57]-[.AR56]" office:value-type="float" office:value="24951" calcext:value-type="float">
            <text:p>24951</text:p>
          </table:table-cell>
          <table:table-cell table:style-name="ce221" table:formula="of:=FLOOR([.AN56]^3*270/100-5)" office:value-type="float" office:value="449207" calcext:value-type="float">
            <text:p>4492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74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6" calcext:value-type="float">
            <text:p>56</text:p>
          </table:table-cell>
          <table:table-cell table:style-name="ce218" table:formula="of:=[.AP58]-[.AP57]" office:value-type="float" office:value="13600" calcext:value-type="float">
            <text:p>13600</text:p>
          </table:table-cell>
          <table:table-cell table:formula="of:=FLOOR([.AN57]^3*142/100-5)" office:value-type="float" office:value="249369" calcext:value-type="float">
            <text:p>249369</text:p>
          </table:table-cell>
          <table:table-cell table:style-name="ce218" table:formula="of:=[.AR58]-[.AR57]" office:value-type="float" office:value="25858" calcext:value-type="float">
            <text:p>25858</text:p>
          </table:table-cell>
          <table:table-cell table:style-name="ce221" table:formula="of:=FLOOR([.AN57]^3*270/100-5)" office:value-type="float" office:value="474158" calcext:value-type="float">
            <text:p>47415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74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7" calcext:value-type="float">
            <text:p>57</text:p>
          </table:table-cell>
          <table:table-cell table:style-name="ce218" table:formula="of:=[.AP59]-[.AP58]" office:value-type="float" office:value="14085" calcext:value-type="float">
            <text:p>14085</text:p>
          </table:table-cell>
          <table:table-cell table:formula="of:=FLOOR([.AN58]^3*142/100-5)" office:value-type="float" office:value="262969" calcext:value-type="float">
            <text:p>262969</text:p>
          </table:table-cell>
          <table:table-cell table:style-name="ce218" table:formula="of:=[.AR59]-[.AR58]" office:value-type="float" office:value="26781" calcext:value-type="float">
            <text:p>26781</text:p>
          </table:table-cell>
          <table:table-cell table:style-name="ce221" table:formula="of:=FLOOR([.AN58]^3*270/100-5)" office:value-type="float" office:value="500016" calcext:value-type="float">
            <text:p>50001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74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8" calcext:value-type="float">
            <text:p>58</text:p>
          </table:table-cell>
          <table:table-cell table:style-name="ce218" table:formula="of:=[.AP60]-[.AP59]" office:value-type="float" office:value="14579" calcext:value-type="float">
            <text:p>14579</text:p>
          </table:table-cell>
          <table:table-cell table:formula="of:=FLOOR([.AN59]^3*142/100-5)" office:value-type="float" office:value="277054" calcext:value-type="float">
            <text:p>277054</text:p>
          </table:table-cell>
          <table:table-cell table:style-name="ce218" table:formula="of:=[.AR60]-[.AR59]" office:value-type="float" office:value="27721" calcext:value-type="float">
            <text:p>27721</text:p>
          </table:table-cell>
          <table:table-cell table:style-name="ce221" table:formula="of:=FLOOR([.AN59]^3*270/100-5)" office:value-type="float" office:value="526797" calcext:value-type="float">
            <text:p>52679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74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9" calcext:value-type="float">
            <text:p>59</text:p>
          </table:table-cell>
          <table:table-cell table:style-name="ce218" table:formula="of:=[.AP61]-[.AP60]" office:value-type="float" office:value="15082" calcext:value-type="float">
            <text:p>15082</text:p>
          </table:table-cell>
          <table:table-cell table:formula="of:=FLOOR([.AN60]^3*142/100-5)" office:value-type="float" office:value="291633" calcext:value-type="float">
            <text:p>291633</text:p>
          </table:table-cell>
          <table:table-cell table:style-name="ce218" table:formula="of:=[.AR61]-[.AR60]" office:value-type="float" office:value="28677" calcext:value-type="float">
            <text:p>28677</text:p>
          </table:table-cell>
          <table:table-cell table:style-name="ce221" table:formula="of:=FLOOR([.AN60]^3*270/100-5)" office:value-type="float" office:value="554518" calcext:value-type="float">
            <text:p>55451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74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0" calcext:value-type="float">
            <text:p>60</text:p>
          </table:table-cell>
          <table:table-cell table:style-name="ce218" table:formula="of:=[.AP62]-[.AP61]" office:value-type="float" office:value="15593" calcext:value-type="float">
            <text:p>15593</text:p>
          </table:table-cell>
          <table:table-cell table:formula="of:=FLOOR([.AN61]^3*142/100-5)" office:value-type="float" office:value="306715" calcext:value-type="float">
            <text:p>306715</text:p>
          </table:table-cell>
          <table:table-cell table:style-name="ce218" table:formula="of:=[.AR62]-[.AR61]" office:value-type="float" office:value="29648" calcext:value-type="float">
            <text:p>29648</text:p>
          </table:table-cell>
          <table:table-cell table:style-name="ce221" table:formula="of:=FLOOR([.AN61]^3*270/100-5)" office:value-type="float" office:value="583195" calcext:value-type="float">
            <text:p>5831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74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1" calcext:value-type="float">
            <text:p>61</text:p>
          </table:table-cell>
          <table:table-cell table:style-name="ce218" table:formula="of:=[.AP63]-[.AP62]" office:value-type="float" office:value="16112" calcext:value-type="float">
            <text:p>16112</text:p>
          </table:table-cell>
          <table:table-cell table:formula="of:=FLOOR([.AN62]^3*142/100-5)" office:value-type="float" office:value="322308" calcext:value-type="float">
            <text:p>322308</text:p>
          </table:table-cell>
          <table:table-cell table:style-name="ce218" table:formula="of:=[.AR63]-[.AR62]" office:value-type="float" office:value="30637" calcext:value-type="float">
            <text:p>30637</text:p>
          </table:table-cell>
          <table:table-cell table:style-name="ce221" table:formula="of:=FLOOR([.AN62]^3*270/100-5)" office:value-type="float" office:value="612843" calcext:value-type="float">
            <text:p>61284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74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2" calcext:value-type="float">
            <text:p>62</text:p>
          </table:table-cell>
          <table:table-cell table:style-name="ce218" table:formula="of:=[.AP64]-[.AP63]" office:value-type="float" office:value="16641" calcext:value-type="float">
            <text:p>16641</text:p>
          </table:table-cell>
          <table:table-cell table:formula="of:=FLOOR([.AN63]^3*142/100-5)" office:value-type="float" office:value="338420" calcext:value-type="float">
            <text:p>338420</text:p>
          </table:table-cell>
          <table:table-cell table:style-name="ce218" table:formula="of:=[.AR64]-[.AR63]" office:value-type="float" office:value="31641" calcext:value-type="float">
            <text:p>31641</text:p>
          </table:table-cell>
          <table:table-cell table:style-name="ce221" table:formula="of:=FLOOR([.AN63]^3*270/100-5)" office:value-type="float" office:value="643480" calcext:value-type="float">
            <text:p>64348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74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3" calcext:value-type="float">
            <text:p>63</text:p>
          </table:table-cell>
          <table:table-cell table:style-name="ce218" table:formula="of:=[.AP65]-[.AP64]" office:value-type="float" office:value="17178" calcext:value-type="float">
            <text:p>17178</text:p>
          </table:table-cell>
          <table:table-cell table:formula="of:=FLOOR([.AN64]^3*142/100-5)" office:value-type="float" office:value="355061" calcext:value-type="float">
            <text:p>355061</text:p>
          </table:table-cell>
          <table:table-cell table:style-name="ce218" table:formula="of:=[.AR65]-[.AR64]" office:value-type="float" office:value="32662" calcext:value-type="float">
            <text:p>32662</text:p>
          </table:table-cell>
          <table:table-cell table:style-name="ce221" table:formula="of:=FLOOR([.AN64]^3*270/100-5)" office:value-type="float" office:value="675121" calcext:value-type="float">
            <text:p>6751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74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4" calcext:value-type="float">
            <text:p>64</text:p>
          </table:table-cell>
          <table:table-cell table:style-name="ce218" table:formula="of:=[.AP66]-[.AP65]" office:value-type="float" office:value="17723" calcext:value-type="float">
            <text:p>17723</text:p>
          </table:table-cell>
          <table:table-cell table:formula="of:=FLOOR([.AN65]^3*142/100-5)" office:value-type="float" office:value="372239" calcext:value-type="float">
            <text:p>372239</text:p>
          </table:table-cell>
          <table:table-cell table:style-name="ce218" table:formula="of:=[.AR66]-[.AR65]" office:value-type="float" office:value="33699" calcext:value-type="float">
            <text:p>33699</text:p>
          </table:table-cell>
          <table:table-cell table:style-name="ce221" table:formula="of:=FLOOR([.AN65]^3*270/100-5)" office:value-type="float" office:value="707783" calcext:value-type="float">
            <text:p>70778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74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5" calcext:value-type="float">
            <text:p>65</text:p>
          </table:table-cell>
          <table:table-cell table:style-name="ce218" table:formula="of:=[.AP67]-[.AP66]" office:value-type="float" office:value="18277" calcext:value-type="float">
            <text:p>18277</text:p>
          </table:table-cell>
          <table:table-cell table:formula="of:=FLOOR([.AN66]^3*142/100-5)" office:value-type="float" office:value="389962" calcext:value-type="float">
            <text:p>389962</text:p>
          </table:table-cell>
          <table:table-cell table:style-name="ce218" table:formula="of:=[.AR67]-[.AR66]" office:value-type="float" office:value="34752" calcext:value-type="float">
            <text:p>34752</text:p>
          </table:table-cell>
          <table:table-cell table:style-name="ce221" table:formula="of:=FLOOR([.AN66]^3*270/100-5)" office:value-type="float" office:value="741482" calcext:value-type="float">
            <text:p>7414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74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6" calcext:value-type="float">
            <text:p>66</text:p>
          </table:table-cell>
          <table:table-cell table:style-name="ce218" table:formula="of:=[.AP68]-[.AP67]" office:value-type="float" office:value="18839" calcext:value-type="float">
            <text:p>18839</text:p>
          </table:table-cell>
          <table:table-cell table:formula="of:=FLOOR([.AN67]^3*142/100-5)" office:value-type="float" office:value="408239" calcext:value-type="float">
            <text:p>408239</text:p>
          </table:table-cell>
          <table:table-cell table:style-name="ce218" table:formula="of:=[.AR68]-[.AR67]" office:value-type="float" office:value="35821" calcext:value-type="float">
            <text:p>35821</text:p>
          </table:table-cell>
          <table:table-cell table:style-name="ce221" table:formula="of:=FLOOR([.AN67]^3*270/100-5)" office:value-type="float" office:value="776234" calcext:value-type="float">
            <text:p>77623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74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7" calcext:value-type="float">
            <text:p>67</text:p>
          </table:table-cell>
          <table:table-cell table:style-name="ce218" table:formula="of:=[.AP69]-[.AP68]" office:value-type="float" office:value="19410" calcext:value-type="float">
            <text:p>19410</text:p>
          </table:table-cell>
          <table:table-cell table:formula="of:=FLOOR([.AN68]^3*142/100-5)" office:value-type="float" office:value="427078" calcext:value-type="float">
            <text:p>427078</text:p>
          </table:table-cell>
          <table:table-cell table:style-name="ce218" table:formula="of:=[.AR69]-[.AR68]" office:value-type="float" office:value="36906" calcext:value-type="float">
            <text:p>36906</text:p>
          </table:table-cell>
          <table:table-cell table:style-name="ce221" table:formula="of:=FLOOR([.AN68]^3*270/100-5)" office:value-type="float" office:value="812055" calcext:value-type="float">
            <text:p>81205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74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8" calcext:value-type="float">
            <text:p>68</text:p>
          </table:table-cell>
          <table:table-cell table:style-name="ce218" table:formula="of:=[.AP70]-[.AP69]" office:value-type="float" office:value="19989" calcext:value-type="float">
            <text:p>19989</text:p>
          </table:table-cell>
          <table:table-cell table:formula="of:=FLOOR([.AN69]^3*142/100-5)" office:value-type="float" office:value="446488" calcext:value-type="float">
            <text:p>446488</text:p>
          </table:table-cell>
          <table:table-cell table:style-name="ce218" table:formula="of:=[.AR70]-[.AR69]" office:value-type="float" office:value="38008" calcext:value-type="float">
            <text:p>38008</text:p>
          </table:table-cell>
          <table:table-cell table:style-name="ce221" table:formula="of:=FLOOR([.AN69]^3*270/100-5)" office:value-type="float" office:value="848961" calcext:value-type="float">
            <text:p>84896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74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9" calcext:value-type="float">
            <text:p>69</text:p>
          </table:table-cell>
          <table:table-cell table:style-name="ce218" table:formula="of:=[.AP71]-[.AP70]" office:value-type="float" office:value="20578" calcext:value-type="float">
            <text:p>20578</text:p>
          </table:table-cell>
          <table:table-cell table:formula="of:=FLOOR([.AN70]^3*142/100-5)" office:value-type="float" office:value="466477" calcext:value-type="float">
            <text:p>466477</text:p>
          </table:table-cell>
          <table:table-cell table:style-name="ce218" table:formula="of:=[.AR71]-[.AR70]" office:value-type="float" office:value="39126" calcext:value-type="float">
            <text:p>39126</text:p>
          </table:table-cell>
          <table:table-cell table:style-name="ce221" table:formula="of:=FLOOR([.AN70]^3*270/100-5)" office:value-type="float" office:value="886969" calcext:value-type="float">
            <text:p>88696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74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0" calcext:value-type="float">
            <text:p>70</text:p>
          </table:table-cell>
          <table:table-cell table:style-name="ce218" table:formula="of:=[.AP72]-[.AP71]" office:value-type="float" office:value="21173" calcext:value-type="float">
            <text:p>21173</text:p>
          </table:table-cell>
          <table:table-cell table:formula="of:=FLOOR([.AN71]^3*142/100-5)" office:value-type="float" office:value="487055" calcext:value-type="float">
            <text:p>487055</text:p>
          </table:table-cell>
          <table:table-cell table:style-name="ce218" table:formula="of:=[.AR72]-[.AR71]" office:value-type="float" office:value="40259" calcext:value-type="float">
            <text:p>40259</text:p>
          </table:table-cell>
          <table:table-cell table:style-name="ce221" table:formula="of:=FLOOR([.AN71]^3*270/100-5)" office:value-type="float" office:value="926095" calcext:value-type="float">
            <text:p>9260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74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1" calcext:value-type="float">
            <text:p>71</text:p>
          </table:table-cell>
          <table:table-cell table:style-name="ce218" table:formula="of:=[.AP73]-[.AP72]" office:value-type="float" office:value="21779" calcext:value-type="float">
            <text:p>21779</text:p>
          </table:table-cell>
          <table:table-cell table:formula="of:=FLOOR([.AN72]^3*142/100-5)" office:value-type="float" office:value="508228" calcext:value-type="float">
            <text:p>508228</text:p>
          </table:table-cell>
          <table:table-cell table:style-name="ce218" table:formula="of:=[.AR73]-[.AR72]" office:value-type="float" office:value="41410" calcext:value-type="float">
            <text:p>41410</text:p>
          </table:table-cell>
          <table:table-cell table:style-name="ce221" table:formula="of:=FLOOR([.AN72]^3*270/100-5)" office:value-type="float" office:value="966354" calcext:value-type="float">
            <text:p>96635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74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2" calcext:value-type="float">
            <text:p>72</text:p>
          </table:table-cell>
          <table:table-cell table:style-name="ce218" table:formula="of:=[.AP74]-[.AP73]" office:value-type="float" office:value="22392" calcext:value-type="float">
            <text:p>22392</text:p>
          </table:table-cell>
          <table:table-cell table:formula="of:=FLOOR([.AN73]^3*142/100-5)" office:value-type="float" office:value="530007" calcext:value-type="float">
            <text:p>530007</text:p>
          </table:table-cell>
          <table:table-cell table:style-name="ce218" table:formula="of:=[.AR74]-[.AR73]" office:value-type="float" office:value="42576" calcext:value-type="float">
            <text:p>42576</text:p>
          </table:table-cell>
          <table:table-cell table:style-name="ce221" table:formula="of:=FLOOR([.AN73]^3*270/100-5)" office:value-type="float" office:value="1007764" calcext:value-type="float">
            <text:p>100776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74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3" calcext:value-type="float">
            <text:p>73</text:p>
          </table:table-cell>
          <table:table-cell table:style-name="ce218" table:formula="of:=[.AP75]-[.AP74]" office:value-type="float" office:value="23014" calcext:value-type="float">
            <text:p>23014</text:p>
          </table:table-cell>
          <table:table-cell table:formula="of:=FLOOR([.AN74]^3*142/100-5)" office:value-type="float" office:value="552399" calcext:value-type="float">
            <text:p>552399</text:p>
          </table:table-cell>
          <table:table-cell table:style-name="ce218" table:formula="of:=[.AR75]-[.AR74]" office:value-type="float" office:value="43759" calcext:value-type="float">
            <text:p>43759</text:p>
          </table:table-cell>
          <table:table-cell table:style-name="ce221" table:formula="of:=FLOOR([.AN74]^3*270/100-5)" office:value-type="float" office:value="1050340" calcext:value-type="float">
            <text:p>10503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74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4" calcext:value-type="float">
            <text:p>74</text:p>
          </table:table-cell>
          <table:table-cell table:style-name="ce218" table:formula="of:=[.AP76]-[.AP75]" office:value-type="float" office:value="23644" calcext:value-type="float">
            <text:p>23644</text:p>
          </table:table-cell>
          <table:table-cell table:formula="of:=FLOOR([.AN75]^3*142/100-5)" office:value-type="float" office:value="575413" calcext:value-type="float">
            <text:p>575413</text:p>
          </table:table-cell>
          <table:table-cell table:style-name="ce218" table:formula="of:=[.AR76]-[.AR75]" office:value-type="float" office:value="44958" calcext:value-type="float">
            <text:p>44958</text:p>
          </table:table-cell>
          <table:table-cell table:style-name="ce221" table:formula="of:=FLOOR([.AN75]^3*270/100-5)" office:value-type="float" office:value="1094099" calcext:value-type="float">
            <text:p>109409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74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5" calcext:value-type="float">
            <text:p>75</text:p>
          </table:table-cell>
          <table:table-cell table:style-name="ce218" table:formula="of:=[.AP77]-[.AP76]" office:value-type="float" office:value="24283" calcext:value-type="float">
            <text:p>24283</text:p>
          </table:table-cell>
          <table:table-cell table:formula="of:=FLOOR([.AN76]^3*142/100-5)" office:value-type="float" office:value="599057" calcext:value-type="float">
            <text:p>599057</text:p>
          </table:table-cell>
          <table:table-cell table:style-name="ce218" table:formula="of:=[.AR77]-[.AR76]" office:value-type="float" office:value="46173" calcext:value-type="float">
            <text:p>46173</text:p>
          </table:table-cell>
          <table:table-cell table:style-name="ce221" table:formula="of:=FLOOR([.AN76]^3*270/100-5)" office:value-type="float" office:value="1139057" calcext:value-type="float">
            <text:p>11390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74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6" calcext:value-type="float">
            <text:p>76</text:p>
          </table:table-cell>
          <table:table-cell table:style-name="ce218" table:formula="of:=[.AP78]-[.AP77]" office:value-type="float" office:value="24931" calcext:value-type="float">
            <text:p>24931</text:p>
          </table:table-cell>
          <table:table-cell table:formula="of:=FLOOR([.AN77]^3*142/100-5)" office:value-type="float" office:value="623340" calcext:value-type="float">
            <text:p>623340</text:p>
          </table:table-cell>
          <table:table-cell table:style-name="ce218" table:formula="of:=[.AR78]-[.AR77]" office:value-type="float" office:value="47404" calcext:value-type="float">
            <text:p>47404</text:p>
          </table:table-cell>
          <table:table-cell table:style-name="ce221" table:formula="of:=FLOOR([.AN77]^3*270/100-5)" office:value-type="float" office:value="1185230" calcext:value-type="float">
            <text:p>118523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74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7" calcext:value-type="float">
            <text:p>77</text:p>
          </table:table-cell>
          <table:table-cell table:style-name="ce218" table:formula="of:=[.AP79]-[.AP78]" office:value-type="float" office:value="25587" calcext:value-type="float">
            <text:p>25587</text:p>
          </table:table-cell>
          <table:table-cell table:formula="of:=FLOOR([.AN78]^3*142/100-5)" office:value-type="float" office:value="648271" calcext:value-type="float">
            <text:p>648271</text:p>
          </table:table-cell>
          <table:table-cell table:style-name="ce218" table:formula="of:=[.AR79]-[.AR78]" office:value-type="float" office:value="48651" calcext:value-type="float">
            <text:p>48651</text:p>
          </table:table-cell>
          <table:table-cell table:style-name="ce221" table:formula="of:=FLOOR([.AN78]^3*270/100-5)" office:value-type="float" office:value="1232634" calcext:value-type="float">
            <text:p>123263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74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8" calcext:value-type="float">
            <text:p>78</text:p>
          </table:table-cell>
          <table:table-cell table:style-name="ce218" table:formula="of:=[.AP80]-[.AP79]" office:value-type="float" office:value="26252" calcext:value-type="float">
            <text:p>26252</text:p>
          </table:table-cell>
          <table:table-cell table:formula="of:=FLOOR([.AN79]^3*142/100-5)" office:value-type="float" office:value="673858" calcext:value-type="float">
            <text:p>673858</text:p>
          </table:table-cell>
          <table:table-cell table:style-name="ce218" table:formula="of:=[.AR80]-[.AR79]" office:value-type="float" office:value="49915" calcext:value-type="float">
            <text:p>49915</text:p>
          </table:table-cell>
          <table:table-cell table:style-name="ce221" table:formula="of:=FLOOR([.AN79]^3*270/100-5)" office:value-type="float" office:value="1281285" calcext:value-type="float">
            <text:p>128128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74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9" calcext:value-type="float">
            <text:p>79</text:p>
          </table:table-cell>
          <table:table-cell table:style-name="ce218" table:formula="of:=[.AP81]-[.AP80]" office:value-type="float" office:value="26925" calcext:value-type="float">
            <text:p>26925</text:p>
          </table:table-cell>
          <table:table-cell table:formula="of:=FLOOR([.AN80]^3*142/100-5)" office:value-type="float" office:value="700110" calcext:value-type="float">
            <text:p>700110</text:p>
          </table:table-cell>
          <table:table-cell table:style-name="ce218" table:formula="of:=[.AR81]-[.AR80]" office:value-type="float" office:value="51195" calcext:value-type="float">
            <text:p>51195</text:p>
          </table:table-cell>
          <table:table-cell table:style-name="ce221" table:formula="of:=FLOOR([.AN80]^3*270/100-5)" office:value-type="float" office:value="1331200" calcext:value-type="float">
            <text:p>133120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74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0" calcext:value-type="float">
            <text:p>80</text:p>
          </table:table-cell>
          <table:table-cell table:style-name="ce218" table:formula="of:=[.AP82]-[.AP81]" office:value-type="float" office:value="27606" calcext:value-type="float">
            <text:p>27606</text:p>
          </table:table-cell>
          <table:table-cell table:formula="of:=FLOOR([.AN81]^3*142/100-5)" office:value-type="float" office:value="727035" calcext:value-type="float">
            <text:p>727035</text:p>
          </table:table-cell>
          <table:table-cell table:style-name="ce218" table:formula="of:=[.AR82]-[.AR81]" office:value-type="float" office:value="52490" calcext:value-type="float">
            <text:p>52490</text:p>
          </table:table-cell>
          <table:table-cell table:style-name="ce221" table:formula="of:=FLOOR([.AN81]^3*270/100-5)" office:value-type="float" office:value="1382395" calcext:value-type="float">
            <text:p>13823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74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1" calcext:value-type="float">
            <text:p>81</text:p>
          </table:table-cell>
          <table:table-cell table:style-name="ce218" table:formula="of:=[.AP83]-[.AP82]" office:value-type="float" office:value="28296" calcext:value-type="float">
            <text:p>28296</text:p>
          </table:table-cell>
          <table:table-cell table:formula="of:=FLOOR([.AN82]^3*142/100-5)" office:value-type="float" office:value="754641" calcext:value-type="float">
            <text:p>754641</text:p>
          </table:table-cell>
          <table:table-cell table:style-name="ce218" table:formula="of:=[.AR83]-[.AR82]" office:value-type="float" office:value="53803" calcext:value-type="float">
            <text:p>53803</text:p>
          </table:table-cell>
          <table:table-cell table:style-name="ce221" table:formula="of:=FLOOR([.AN82]^3*270/100-5)" office:value-type="float" office:value="1434885" calcext:value-type="float">
            <text:p>143488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74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2" calcext:value-type="float">
            <text:p>82</text:p>
          </table:table-cell>
          <table:table-cell table:style-name="ce218" table:formula="of:=[.AP84]-[.AP83]" office:value-type="float" office:value="28995" calcext:value-type="float">
            <text:p>28995</text:p>
          </table:table-cell>
          <table:table-cell table:formula="of:=FLOOR([.AN83]^3*142/100-5)" office:value-type="float" office:value="782937" calcext:value-type="float">
            <text:p>782937</text:p>
          </table:table-cell>
          <table:table-cell table:style-name="ce218" table:formula="of:=[.AR84]-[.AR83]" office:value-type="float" office:value="55131" calcext:value-type="float">
            <text:p>55131</text:p>
          </table:table-cell>
          <table:table-cell table:style-name="ce221" table:formula="of:=FLOOR([.AN83]^3*270/100-5)" office:value-type="float" office:value="1488688" calcext:value-type="float">
            <text:p>148868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74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3" calcext:value-type="float">
            <text:p>83</text:p>
          </table:table-cell>
          <table:table-cell table:style-name="ce218" table:formula="of:=[.AP85]-[.AP84]" office:value-type="float" office:value="29702" calcext:value-type="float">
            <text:p>29702</text:p>
          </table:table-cell>
          <table:table-cell table:formula="of:=FLOOR([.AN84]^3*142/100-5)" office:value-type="float" office:value="811932" calcext:value-type="float">
            <text:p>811932</text:p>
          </table:table-cell>
          <table:table-cell table:style-name="ce218" table:formula="of:=[.AR85]-[.AR84]" office:value-type="float" office:value="56476" calcext:value-type="float">
            <text:p>56476</text:p>
          </table:table-cell>
          <table:table-cell table:style-name="ce221" table:formula="of:=FLOOR([.AN84]^3*270/100-5)" office:value-type="float" office:value="1543819" calcext:value-type="float">
            <text:p>15438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74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4" calcext:value-type="float">
            <text:p>84</text:p>
          </table:table-cell>
          <table:table-cell table:style-name="ce218" table:formula="of:=[.AP86]-[.AP85]" office:value-type="float" office:value="30418" calcext:value-type="float">
            <text:p>30418</text:p>
          </table:table-cell>
          <table:table-cell table:formula="of:=FLOOR([.AN85]^3*142/100-5)" office:value-type="float" office:value="841634" calcext:value-type="float">
            <text:p>841634</text:p>
          </table:table-cell>
          <table:table-cell table:style-name="ce218" table:formula="of:=[.AR86]-[.AR85]" office:value-type="float" office:value="57837" calcext:value-type="float">
            <text:p>57837</text:p>
          </table:table-cell>
          <table:table-cell table:style-name="ce221" table:formula="of:=FLOOR([.AN85]^3*270/100-5)" office:value-type="float" office:value="1600295" calcext:value-type="float">
            <text:p>1600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74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5" calcext:value-type="float">
            <text:p>85</text:p>
          </table:table-cell>
          <table:table-cell table:style-name="ce218" table:formula="of:=[.AP87]-[.AP86]" office:value-type="float" office:value="31142" calcext:value-type="float">
            <text:p>31142</text:p>
          </table:table-cell>
          <table:table-cell table:formula="of:=FLOOR([.AN86]^3*142/100-5)" office:value-type="float" office:value="872052" calcext:value-type="float">
            <text:p>872052</text:p>
          </table:table-cell>
          <table:table-cell table:style-name="ce218" table:formula="of:=[.AR87]-[.AR86]" office:value-type="float" office:value="59214" calcext:value-type="float">
            <text:p>59214</text:p>
          </table:table-cell>
          <table:table-cell table:style-name="ce221" table:formula="of:=FLOOR([.AN86]^3*270/100-5)" office:value-type="float" office:value="1658132" calcext:value-type="float">
            <text:p>16581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74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6" calcext:value-type="float">
            <text:p>86</text:p>
          </table:table-cell>
          <table:table-cell table:style-name="ce218" table:formula="of:=[.AP88]-[.AP87]" office:value-type="float" office:value="31875" calcext:value-type="float">
            <text:p>31875</text:p>
          </table:table-cell>
          <table:table-cell table:formula="of:=FLOOR([.AN87]^3*142/100-5)" office:value-type="float" office:value="903194" calcext:value-type="float">
            <text:p>903194</text:p>
          </table:table-cell>
          <table:table-cell table:style-name="ce218" table:formula="of:=[.AR88]-[.AR87]" office:value-type="float" office:value="60607" calcext:value-type="float">
            <text:p>60607</text:p>
          </table:table-cell>
          <table:table-cell table:style-name="ce221" table:formula="of:=FLOOR([.AN87]^3*270/100-5)" office:value-type="float" office:value="1717346" calcext:value-type="float">
            <text:p>171734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7" calcext:value-type="float">
            <text:p>87</text:p>
          </table:table-cell>
          <table:table-cell table:style-name="ce218" table:formula="of:=[.AP89]-[.AP88]" office:value-type="float" office:value="32616" calcext:value-type="float">
            <text:p>32616</text:p>
          </table:table-cell>
          <table:table-cell table:formula="of:=FLOOR([.AN88]^3*142/100-5)" office:value-type="float" office:value="935069" calcext:value-type="float">
            <text:p>935069</text:p>
          </table:table-cell>
          <table:table-cell table:style-name="ce218" table:formula="of:=[.AR89]-[.AR88]" office:value-type="float" office:value="62016" calcext:value-type="float">
            <text:p>62016</text:p>
          </table:table-cell>
          <table:table-cell table:style-name="ce221" table:formula="of:=FLOOR([.AN88]^3*270/100-5)" office:value-type="float" office:value="1777953" calcext:value-type="float">
            <text:p>17779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74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8" calcext:value-type="float">
            <text:p>88</text:p>
          </table:table-cell>
          <table:table-cell table:style-name="ce218" table:formula="of:=[.AP90]-[.AP89]" office:value-type="float" office:value="33365" calcext:value-type="float">
            <text:p>33365</text:p>
          </table:table-cell>
          <table:table-cell table:formula="of:=FLOOR([.AN89]^3*142/100-5)" office:value-type="float" office:value="967685" calcext:value-type="float">
            <text:p>967685</text:p>
          </table:table-cell>
          <table:table-cell table:style-name="ce218" table:formula="of:=[.AR90]-[.AR89]" office:value-type="float" office:value="63442" calcext:value-type="float">
            <text:p>63442</text:p>
          </table:table-cell>
          <table:table-cell table:style-name="ce221" table:formula="of:=FLOOR([.AN89]^3*270/100-5)" office:value-type="float" office:value="1839969" calcext:value-type="float">
            <text:p>183996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74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9" calcext:value-type="float">
            <text:p>89</text:p>
          </table:table-cell>
          <table:table-cell table:style-name="ce218" table:formula="of:=[.AP91]-[.AP90]" office:value-type="float" office:value="34125" calcext:value-type="float">
            <text:p>34125</text:p>
          </table:table-cell>
          <table:table-cell table:formula="of:=FLOOR([.AN90]^3*142/100-5)" office:value-type="float" office:value="1001050" calcext:value-type="float">
            <text:p>1001050</text:p>
          </table:table-cell>
          <table:table-cell table:style-name="ce218" table:formula="of:=[.AR91]-[.AR90]" office:value-type="float" office:value="64884" calcext:value-type="float">
            <text:p>64884</text:p>
          </table:table-cell>
          <table:table-cell table:style-name="ce221" table:formula="of:=FLOOR([.AN90]^3*270/100-5)" office:value-type="float" office:value="1903411" calcext:value-type="float">
            <text:p>190341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74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0" calcext:value-type="float">
            <text:p>90</text:p>
          </table:table-cell>
          <table:table-cell table:style-name="ce218" table:formula="of:=[.AP92]-[.AP91]" office:value-type="float" office:value="34890" calcext:value-type="float">
            <text:p>34890</text:p>
          </table:table-cell>
          <table:table-cell table:formula="of:=FLOOR([.AN91]^3*142/100-5)" office:value-type="float" office:value="1035175" calcext:value-type="float">
            <text:p>1035175</text:p>
          </table:table-cell>
          <table:table-cell table:style-name="ce218" table:formula="of:=[.AR92]-[.AR91]" office:value-type="float" office:value="66341" calcext:value-type="float">
            <text:p>66341</text:p>
          </table:table-cell>
          <table:table-cell table:style-name="ce221" table:formula="of:=FLOOR([.AN91]^3*270/100-5)" office:value-type="float" office:value="1968295" calcext:value-type="float">
            <text:p>1968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74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1" calcext:value-type="float">
            <text:p>91</text:p>
          </table:table-cell>
          <table:table-cell table:style-name="ce218" table:formula="of:=[.AP93]-[.AP92]" office:value-type="float" office:value="35666" calcext:value-type="float">
            <text:p>35666</text:p>
          </table:table-cell>
          <table:table-cell table:formula="of:=FLOOR([.AN92]^3*142/100-5)" office:value-type="float" office:value="1070065" calcext:value-type="float">
            <text:p>1070065</text:p>
          </table:table-cell>
          <table:table-cell table:style-name="ce218" table:formula="of:=[.AR93]-[.AR92]" office:value-type="float" office:value="67816" calcext:value-type="float">
            <text:p>67816</text:p>
          </table:table-cell>
          <table:table-cell table:style-name="ce221" table:formula="of:=FLOOR([.AN92]^3*270/100-5)" office:value-type="float" office:value="2034636" calcext:value-type="float">
            <text:p>203463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74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2" calcext:value-type="float">
            <text:p>92</text:p>
          </table:table-cell>
          <table:table-cell table:style-name="ce218" table:formula="of:=[.AP94]-[.AP93]" office:value-type="float" office:value="36450" calcext:value-type="float">
            <text:p>36450</text:p>
          </table:table-cell>
          <table:table-cell table:formula="of:=FLOOR([.AN93]^3*142/100-5)" office:value-type="float" office:value="1105731" calcext:value-type="float">
            <text:p>1105731</text:p>
          </table:table-cell>
          <table:table-cell table:style-name="ce218" table:formula="of:=[.AR94]-[.AR93]" office:value-type="float" office:value="69306" calcext:value-type="float">
            <text:p>69306</text:p>
          </table:table-cell>
          <table:table-cell table:style-name="ce221" table:formula="of:=FLOOR([.AN93]^3*270/100-5)" office:value-type="float" office:value="2102452" calcext:value-type="float">
            <text:p>210245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74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3" calcext:value-type="float">
            <text:p>93</text:p>
          </table:table-cell>
          <table:table-cell table:style-name="ce218" table:formula="of:=[.AP95]-[.AP94]" office:value-type="float" office:value="37243" calcext:value-type="float">
            <text:p>37243</text:p>
          </table:table-cell>
          <table:table-cell table:formula="of:=FLOOR([.AN94]^3*142/100-5)" office:value-type="float" office:value="1142181" calcext:value-type="float">
            <text:p>1142181</text:p>
          </table:table-cell>
          <table:table-cell table:style-name="ce218" table:formula="of:=[.AR95]-[.AR94]" office:value-type="float" office:value="70813" calcext:value-type="float">
            <text:p>70813</text:p>
          </table:table-cell>
          <table:table-cell table:style-name="ce221" table:formula="of:=FLOOR([.AN94]^3*270/100-5)" office:value-type="float" office:value="2171758" calcext:value-type="float">
            <text:p>217175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74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4" calcext:value-type="float">
            <text:p>94</text:p>
          </table:table-cell>
          <table:table-cell table:style-name="ce218" table:formula="of:=[.AP96]-[.AP95]" office:value-type="float" office:value="38043" calcext:value-type="float">
            <text:p>38043</text:p>
          </table:table-cell>
          <table:table-cell table:formula="of:=FLOOR([.AN95]^3*142/100-5)" office:value-type="float" office:value="1179424" calcext:value-type="float">
            <text:p>1179424</text:p>
          </table:table-cell>
          <table:table-cell table:style-name="ce218" table:formula="of:=[.AR96]-[.AR95]" office:value-type="float" office:value="72336" calcext:value-type="float">
            <text:p>72336</text:p>
          </table:table-cell>
          <table:table-cell table:style-name="ce221" table:formula="of:=FLOOR([.AN95]^3*270/100-5)" office:value-type="float" office:value="2242571" calcext:value-type="float">
            <text:p>224257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74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5" calcext:value-type="float">
            <text:p>95</text:p>
          </table:table-cell>
          <table:table-cell table:style-name="ce218" table:formula="of:=[.AP97]-[.AP96]" office:value-type="float" office:value="38853" calcext:value-type="float">
            <text:p>38853</text:p>
          </table:table-cell>
          <table:table-cell table:formula="of:=FLOOR([.AN96]^3*142/100-5)" office:value-type="float" office:value="1217467" calcext:value-type="float">
            <text:p>1217467</text:p>
          </table:table-cell>
          <table:table-cell table:style-name="ce218" table:formula="of:=[.AR97]-[.AR96]" office:value-type="float" office:value="73875" calcext:value-type="float">
            <text:p>73875</text:p>
          </table:table-cell>
          <table:table-cell table:style-name="ce221" table:formula="of:=FLOOR([.AN96]^3*270/100-5)" office:value-type="float" office:value="2314907" calcext:value-type="float">
            <text:p>23149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74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6" calcext:value-type="float">
            <text:p>96</text:p>
          </table:table-cell>
          <table:table-cell table:style-name="ce218" table:formula="of:=[.AP98]-[.AP97]" office:value-type="float" office:value="39670" calcext:value-type="float">
            <text:p>39670</text:p>
          </table:table-cell>
          <table:table-cell table:formula="of:=FLOOR([.AN97]^3*142/100-5)" office:value-type="float" office:value="1256320" calcext:value-type="float">
            <text:p>1256320</text:p>
          </table:table-cell>
          <table:table-cell table:style-name="ce218" table:formula="of:=[.AR98]-[.AR97]" office:value-type="float" office:value="75430" calcext:value-type="float">
            <text:p>75430</text:p>
          </table:table-cell>
          <table:table-cell table:style-name="ce221" table:formula="of:=FLOOR([.AN97]^3*270/100-5)" office:value-type="float" office:value="2388782" calcext:value-type="float">
            <text:p>23887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74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7" calcext:value-type="float">
            <text:p>97</text:p>
          </table:table-cell>
          <table:table-cell table:style-name="ce218" table:formula="of:=[.AP99]-[.AP98]" office:value-type="float" office:value="40497" calcext:value-type="float">
            <text:p>40497</text:p>
          </table:table-cell>
          <table:table-cell table:formula="of:=FLOOR([.AN98]^3*142/100-5)" office:value-type="float" office:value="1295990" calcext:value-type="float">
            <text:p>1295990</text:p>
          </table:table-cell>
          <table:table-cell table:style-name="ce218" table:formula="of:=[.AR99]-[.AR98]" office:value-type="float" office:value="77001" calcext:value-type="float">
            <text:p>77001</text:p>
          </table:table-cell>
          <table:table-cell table:style-name="ce221" table:formula="of:=FLOOR([.AN98]^3*270/100-5)" office:value-type="float" office:value="2464212" calcext:value-type="float">
            <text:p>246421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74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8" calcext:value-type="float">
            <text:p>98</text:p>
          </table:table-cell>
          <table:table-cell table:style-name="ce218" table:formula="of:=[.AP100]-[.AP99]" office:value-type="float" office:value="41332" calcext:value-type="float">
            <text:p>41332</text:p>
          </table:table-cell>
          <table:table-cell table:formula="of:=FLOOR([.AN99]^3*142/100-5)" office:value-type="float" office:value="1336487" calcext:value-type="float">
            <text:p>1336487</text:p>
          </table:table-cell>
          <table:table-cell table:style-name="ce218" table:formula="of:=[.AR100]-[.AR99]" office:value-type="float" office:value="78589" calcext:value-type="float">
            <text:p>78589</text:p>
          </table:table-cell>
          <table:table-cell table:style-name="ce221" table:formula="of:=FLOOR([.AN99]^3*270/100-5)" office:value-type="float" office:value="2541213" calcext:value-type="float">
            <text:p>254121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74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9" calcext:value-type="float">
            <text:p>99</text:p>
          </table:table-cell>
          <table:table-cell table:style-name="ce218" table:formula="of:=[.AP101]-[.AP100]" office:value-type="float" office:value="42176" calcext:value-type="float">
            <text:p>42176</text:p>
          </table:table-cell>
          <table:table-cell table:formula="of:=FLOOR([.AN100]^3*142/100-5)" office:value-type="float" office:value="1377819" calcext:value-type="float">
            <text:p>1377819</text:p>
          </table:table-cell>
          <table:table-cell table:style-name="ce218" table:formula="of:=[.AR101]-[.AR100]" office:value-type="float" office:value="80193" calcext:value-type="float">
            <text:p>80193</text:p>
          </table:table-cell>
          <table:table-cell table:style-name="ce221" table:formula="of:=FLOOR([.AN100]^3*270/100-5)" office:value-type="float" office:value="2619802" calcext:value-type="float">
            <text:p>261980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74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0" calcext:value-type="float">
            <text:p>100</text:p>
          </table:table-cell>
          <table:table-cell table:style-name="ce218" table:formula="of:=[.AP102]-[.AP101]" office:value-type="float" office:value="43027" calcext:value-type="float">
            <text:p>43027</text:p>
          </table:table-cell>
          <table:table-cell table:formula="of:=FLOOR([.AN101]^3*142/100-5)" office:value-type="float" office:value="1419995" calcext:value-type="float">
            <text:p>1419995</text:p>
          </table:table-cell>
          <table:table-cell table:style-name="ce218" table:formula="of:=[.AR102]-[.AR101]" office:value-type="float" office:value="81812" calcext:value-type="float">
            <text:p>81812</text:p>
          </table:table-cell>
          <table:table-cell table:style-name="ce221" table:formula="of:=FLOOR([.AN101]^3*270/100-5)" office:value-type="float" office:value="2699995" calcext:value-type="float">
            <text:p>26999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74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1" calcext:value-type="float">
            <text:p>101</text:p>
          </table:table-cell>
          <table:table-cell table:style-name="ce218" table:formula="of:=[.AP103]-[.AP102]" office:value-type="float" office:value="43888" calcext:value-type="float">
            <text:p>43888</text:p>
          </table:table-cell>
          <table:table-cell table:formula="of:=FLOOR([.AN102]^3*142/100-5)" office:value-type="float" office:value="1463022" calcext:value-type="float">
            <text:p>1463022</text:p>
          </table:table-cell>
          <table:table-cell table:style-name="ce218" table:formula="of:=[.AR103]-[.AR102]" office:value-type="float" office:value="83449" calcext:value-type="float">
            <text:p>83449</text:p>
          </table:table-cell>
          <table:table-cell table:style-name="ce221" table:formula="of:=FLOOR([.AN102]^3*270/100-5)" office:value-type="float" office:value="2781807" calcext:value-type="float">
            <text:p>27818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2" calcext:value-type="float">
            <text:p>102</text:p>
          </table:table-cell>
          <table:table-cell table:style-name="ce218" table:formula="of:=[.AP104]-[.AP103]" office:value-type="float" office:value="44757" calcext:value-type="float">
            <text:p>44757</text:p>
          </table:table-cell>
          <table:table-cell table:formula="of:=FLOOR([.AN103]^3*142/100-5)" office:value-type="float" office:value="1506910" calcext:value-type="float">
            <text:p>1506910</text:p>
          </table:table-cell>
          <table:table-cell table:style-name="ce218" table:formula="of:=[.AR104]-[.AR103]" office:value-type="float" office:value="85101" calcext:value-type="float">
            <text:p>85101</text:p>
          </table:table-cell>
          <table:table-cell table:style-name="ce221" table:formula="of:=FLOOR([.AN103]^3*270/100-5)" office:value-type="float" office:value="2865256" calcext:value-type="float">
            <text:p>286525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74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3" calcext:value-type="float">
            <text:p>103</text:p>
          </table:table-cell>
          <table:table-cell table:style-name="ce218" table:formula="of:=[.AP105]-[.AP104]" office:value-type="float" office:value="45634" calcext:value-type="float">
            <text:p>45634</text:p>
          </table:table-cell>
          <table:table-cell table:formula="of:=FLOOR([.AN104]^3*142/100-5)" office:value-type="float" office:value="1551667" calcext:value-type="float">
            <text:p>1551667</text:p>
          </table:table-cell>
          <table:table-cell table:style-name="ce218" table:formula="of:=[.AR105]-[.AR104]" office:value-type="float" office:value="86770" calcext:value-type="float">
            <text:p>86770</text:p>
          </table:table-cell>
          <table:table-cell table:style-name="ce221" table:formula="of:=FLOOR([.AN104]^3*270/100-5)" office:value-type="float" office:value="2950357" calcext:value-type="float">
            <text:p>29503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74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4" calcext:value-type="float">
            <text:p>104</text:p>
          </table:table-cell>
          <table:table-cell table:style-name="ce218" table:formula="of:=[.AP106]-[.AP105]" office:value-type="float" office:value="46521" calcext:value-type="float">
            <text:p>46521</text:p>
          </table:table-cell>
          <table:table-cell table:formula="of:=FLOOR([.AN105]^3*142/100-5)" office:value-type="float" office:value="1597301" calcext:value-type="float">
            <text:p>1597301</text:p>
          </table:table-cell>
          <table:table-cell table:style-name="ce218" table:formula="of:=[.AR106]-[.AR105]" office:value-type="float" office:value="88455" calcext:value-type="float">
            <text:p>88455</text:p>
          </table:table-cell>
          <table:table-cell table:style-name="ce221" table:formula="of:=FLOOR([.AN105]^3*270/100-5)" office:value-type="float" office:value="3037127" calcext:value-type="float">
            <text:p>303712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74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5" calcext:value-type="float">
            <text:p>105</text:p>
          </table:table-cell>
          <table:table-cell table:style-name="ce218" table:formula="of:=[.AP107]-[.AP106]" office:value-type="float" office:value="47415" calcext:value-type="float">
            <text:p>47415</text:p>
          </table:table-cell>
          <table:table-cell table:formula="of:=FLOOR([.AN106]^3*142/100-5)" office:value-type="float" office:value="1643822" calcext:value-type="float">
            <text:p>1643822</text:p>
          </table:table-cell>
          <table:table-cell table:style-name="ce218" table:formula="of:=[.AR107]-[.AR106]" office:value-type="float" office:value="90156" calcext:value-type="float">
            <text:p>90156</text:p>
          </table:table-cell>
          <table:table-cell table:style-name="ce221" table:formula="of:=FLOOR([.AN106]^3*270/100-5)" office:value-type="float" office:value="3125582" calcext:value-type="float">
            <text:p>31255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74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6" calcext:value-type="float">
            <text:p>106</text:p>
          </table:table-cell>
          <table:table-cell table:style-name="ce218" table:formula="of:=[.AP108]-[.AP107]" office:value-type="float" office:value="48319" calcext:value-type="float">
            <text:p>48319</text:p>
          </table:table-cell>
          <table:table-cell table:formula="of:=FLOOR([.AN107]^3*142/100-5)" office:value-type="float" office:value="1691237" calcext:value-type="float">
            <text:p>1691237</text:p>
          </table:table-cell>
          <table:table-cell table:style-name="ce218" table:formula="of:=[.AR108]-[.AR107]" office:value-type="float" office:value="91873" calcext:value-type="float">
            <text:p>91873</text:p>
          </table:table-cell>
          <table:table-cell table:style-name="ce221" table:formula="of:=FLOOR([.AN107]^3*270/100-5)" office:value-type="float" office:value="3215738" calcext:value-type="float">
            <text:p>321573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74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7" calcext:value-type="float">
            <text:p>107</text:p>
          </table:table-cell>
          <table:table-cell table:style-name="ce218" table:formula="of:=[.AP109]-[.AP108]" office:value-type="float" office:value="49230" calcext:value-type="float">
            <text:p>49230</text:p>
          </table:table-cell>
          <table:table-cell table:formula="of:=FLOOR([.AN108]^3*142/100-5)" office:value-type="float" office:value="1739556" calcext:value-type="float">
            <text:p>1739556</text:p>
          </table:table-cell>
          <table:table-cell table:style-name="ce218" table:formula="of:=[.AR109]-[.AR108]" office:value-type="float" office:value="93606" calcext:value-type="float">
            <text:p>93606</text:p>
          </table:table-cell>
          <table:table-cell table:style-name="ce221" table:formula="of:=FLOOR([.AN108]^3*270/100-5)" office:value-type="float" office:value="3307611" calcext:value-type="float">
            <text:p>330761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74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8" calcext:value-type="float">
            <text:p>108</text:p>
          </table:table-cell>
          <table:table-cell table:style-name="ce218" table:formula="of:=[.AP110]-[.AP109]" office:value-type="float" office:value="50150" calcext:value-type="float">
            <text:p>50150</text:p>
          </table:table-cell>
          <table:table-cell table:formula="of:=FLOOR([.AN109]^3*142/100-5)" office:value-type="float" office:value="1788786" calcext:value-type="float">
            <text:p>1788786</text:p>
          </table:table-cell>
          <table:table-cell table:style-name="ce218" table:formula="of:=[.AR110]-[.AR109]" office:value-type="float" office:value="95356" calcext:value-type="float">
            <text:p>95356</text:p>
          </table:table-cell>
          <table:table-cell table:style-name="ce221" table:formula="of:=FLOOR([.AN109]^3*270/100-5)" office:value-type="float" office:value="3401217" calcext:value-type="float">
            <text:p>340121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74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9" calcext:value-type="float">
            <text:p>109</text:p>
          </table:table-cell>
          <table:table-cell table:style-name="ce218" table:formula="of:=[.AP111]-[.AP110]" office:value-type="float" office:value="51079" calcext:value-type="float">
            <text:p>51079</text:p>
          </table:table-cell>
          <table:table-cell table:formula="of:=FLOOR([.AN110]^3*142/100-5)" office:value-type="float" office:value="1838936" calcext:value-type="float">
            <text:p>1838936</text:p>
          </table:table-cell>
          <table:table-cell table:style-name="ce218" table:formula="of:=[.AR111]-[.AR110]" office:value-type="float" office:value="97122" calcext:value-type="float">
            <text:p>97122</text:p>
          </table:table-cell>
          <table:table-cell table:style-name="ce221" table:formula="of:=FLOOR([.AN110]^3*270/100-5)" office:value-type="float" office:value="3496573" calcext:value-type="float">
            <text:p>349657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74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0" calcext:value-type="float">
            <text:p>110</text:p>
          </table:table-cell>
          <table:table-cell table:style-name="ce218" table:formula="of:=[.AP112]-[.AP111]" office:value-type="float" office:value="52016" calcext:value-type="float">
            <text:p>52016</text:p>
          </table:table-cell>
          <table:table-cell table:formula="of:=FLOOR([.AN111]^3*142/100-5)" office:value-type="float" office:value="1890015" calcext:value-type="float">
            <text:p>1890015</text:p>
          </table:table-cell>
          <table:table-cell table:style-name="ce218" table:formula="of:=[.AR112]-[.AR111]" office:value-type="float" office:value="98903" calcext:value-type="float">
            <text:p>98903</text:p>
          </table:table-cell>
          <table:table-cell table:style-name="ce221" table:formula="of:=FLOOR([.AN111]^3*270/100-5)" office:value-type="float" office:value="3593695" calcext:value-type="float">
            <text:p>35936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74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1" calcext:value-type="float">
            <text:p>111</text:p>
          </table:table-cell>
          <table:table-cell table:style-name="ce218" table:formula="of:=[.AP113]-[.AP112]" office:value-type="float" office:value="52961" calcext:value-type="float">
            <text:p>52961</text:p>
          </table:table-cell>
          <table:table-cell table:formula="of:=FLOOR([.AN112]^3*142/100-5)" office:value-type="float" office:value="1942031" calcext:value-type="float">
            <text:p>1942031</text:p>
          </table:table-cell>
          <table:table-cell table:style-name="ce218" table:formula="of:=[.AR113]-[.AR112]" office:value-type="float" office:value="100702" calcext:value-type="float">
            <text:p>100702</text:p>
          </table:table-cell>
          <table:table-cell table:style-name="ce221" table:formula="of:=FLOOR([.AN112]^3*270/100-5)" office:value-type="float" office:value="3692598" calcext:value-type="float">
            <text:p>369259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74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2" calcext:value-type="float">
            <text:p>112</text:p>
          </table:table-cell>
          <table:table-cell table:style-name="ce218" table:formula="of:=[.AP114]-[.AP113]" office:value-type="float" office:value="53916" calcext:value-type="float">
            <text:p>53916</text:p>
          </table:table-cell>
          <table:table-cell table:formula="of:=FLOOR([.AN113]^3*142/100-5)" office:value-type="float" office:value="1994992" calcext:value-type="float">
            <text:p>1994992</text:p>
          </table:table-cell>
          <table:table-cell table:style-name="ce218" table:formula="of:=[.AR114]-[.AR113]" office:value-type="float" office:value="102516" calcext:value-type="float">
            <text:p>102516</text:p>
          </table:table-cell>
          <table:table-cell table:style-name="ce221" table:formula="of:=FLOOR([.AN113]^3*270/100-5)" office:value-type="float" office:value="3793300" calcext:value-type="float">
            <text:p>379330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74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3" calcext:value-type="float">
            <text:p>113</text:p>
          </table:table-cell>
          <table:table-cell table:style-name="ce218" table:formula="of:=[.AP115]-[.AP114]" office:value-type="float" office:value="54879" calcext:value-type="float">
            <text:p>54879</text:p>
          </table:table-cell>
          <table:table-cell table:formula="of:=FLOOR([.AN114]^3*142/100-5)" office:value-type="float" office:value="2048908" calcext:value-type="float">
            <text:p>2048908</text:p>
          </table:table-cell>
          <table:table-cell table:style-name="ce218" table:formula="of:=[.AR115]-[.AR114]" office:value-type="float" office:value="104347" calcext:value-type="float">
            <text:p>104347</text:p>
          </table:table-cell>
          <table:table-cell table:style-name="ce221" table:formula="of:=FLOOR([.AN114]^3*270/100-5)" office:value-type="float" office:value="3895816" calcext:value-type="float">
            <text:p>389581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74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4" calcext:value-type="float">
            <text:p>114</text:p>
          </table:table-cell>
          <table:table-cell table:style-name="ce218" table:formula="of:=[.AP116]-[.AP115]" office:value-type="float" office:value="55850" calcext:value-type="float">
            <text:p>55850</text:p>
          </table:table-cell>
          <table:table-cell table:formula="of:=FLOOR([.AN115]^3*142/100-5)" office:value-type="float" office:value="2103787" calcext:value-type="float">
            <text:p>2103787</text:p>
          </table:table-cell>
          <table:table-cell table:style-name="ce218" table:formula="of:=[.AR116]-[.AR115]" office:value-type="float" office:value="106194" calcext:value-type="float">
            <text:p>106194</text:p>
          </table:table-cell>
          <table:table-cell table:style-name="ce221" table:formula="of:=FLOOR([.AN115]^3*270/100-5)" office:value-type="float" office:value="4000163" calcext:value-type="float">
            <text:p>400016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74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5" calcext:value-type="float">
            <text:p>115</text:p>
          </table:table-cell>
          <table:table-cell table:style-name="ce218" table:formula="of:=[.AP117]-[.AP116]" office:value-type="float" office:value="56830" calcext:value-type="float">
            <text:p>56830</text:p>
          </table:table-cell>
          <table:table-cell table:formula="of:=FLOOR([.AN116]^3*142/100-5)" office:value-type="float" office:value="2159637" calcext:value-type="float">
            <text:p>2159637</text:p>
          </table:table-cell>
          <table:table-cell table:style-name="ce218" table:formula="of:=[.AR117]-[.AR116]" office:value-type="float" office:value="108057" calcext:value-type="float">
            <text:p>108057</text:p>
          </table:table-cell>
          <table:table-cell table:style-name="ce221" table:formula="of:=FLOOR([.AN116]^3*270/100-5)" office:value-type="float" office:value="4106357" calcext:value-type="float">
            <text:p>41063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74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6" calcext:value-type="float">
            <text:p>116</text:p>
          </table:table-cell>
          <table:table-cell table:style-name="ce218" table:formula="of:=[.AP118]-[.AP117]" office:value-type="float" office:value="57818" calcext:value-type="float">
            <text:p>57818</text:p>
          </table:table-cell>
          <table:table-cell table:formula="of:=FLOOR([.AN117]^3*142/100-5)" office:value-type="float" office:value="2216467" calcext:value-type="float">
            <text:p>2216467</text:p>
          </table:table-cell>
          <table:table-cell table:style-name="ce218" table:formula="of:=[.AR118]-[.AR117]" office:value-type="float" office:value="109936" calcext:value-type="float">
            <text:p>109936</text:p>
          </table:table-cell>
          <table:table-cell table:style-name="ce221" table:formula="of:=FLOOR([.AN117]^3*270/100-5)" office:value-type="float" office:value="4214414" calcext:value-type="float">
            <text:p>421441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74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7" calcext:value-type="float">
            <text:p>117</text:p>
          </table:table-cell>
          <table:table-cell table:style-name="ce218" table:formula="of:=[.AP119]-[.AP118]" office:value-type="float" office:value="58815" calcext:value-type="float">
            <text:p>58815</text:p>
          </table:table-cell>
          <table:table-cell table:formula="of:=FLOOR([.AN118]^3*142/100-5)" office:value-type="float" office:value="2274285" calcext:value-type="float">
            <text:p>2274285</text:p>
          </table:table-cell>
          <table:table-cell table:style-name="ce218" table:formula="of:=[.AR119]-[.AR118]" office:value-type="float" office:value="111831" calcext:value-type="float">
            <text:p>111831</text:p>
          </table:table-cell>
          <table:table-cell table:style-name="ce221" table:formula="of:=FLOOR([.AN118]^3*270/100-5)" office:value-type="float" office:value="4324350" calcext:value-type="float">
            <text:p>432435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74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8" calcext:value-type="float">
            <text:p>118</text:p>
          </table:table-cell>
          <table:table-cell table:style-name="ce218" table:formula="of:=[.AP120]-[.AP119]" office:value-type="float" office:value="59820" calcext:value-type="float">
            <text:p>59820</text:p>
          </table:table-cell>
          <table:table-cell table:formula="of:=FLOOR([.AN119]^3*142/100-5)" office:value-type="float" office:value="2333100" calcext:value-type="float">
            <text:p>2333100</text:p>
          </table:table-cell>
          <table:table-cell table:style-name="ce218" table:formula="of:=[.AR120]-[.AR119]" office:value-type="float" office:value="113743" calcext:value-type="float">
            <text:p>113743</text:p>
          </table:table-cell>
          <table:table-cell table:style-name="ce221" table:formula="of:=FLOOR([.AN119]^3*270/100-5)" office:value-type="float" office:value="4436181" calcext:value-type="float">
            <text:p>443618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74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9" calcext:value-type="float">
            <text:p>119</text:p>
          </table:table-cell>
          <table:table-cell table:style-name="ce218" table:formula="of:=[.AP121]-[.AP120]" office:value-type="float" office:value="60835" calcext:value-type="float">
            <text:p>60835</text:p>
          </table:table-cell>
          <table:table-cell table:formula="of:=FLOOR([.AN120]^3*142/100-5)" office:value-type="float" office:value="2392920" calcext:value-type="float">
            <text:p>2392920</text:p>
          </table:table-cell>
          <table:table-cell table:style-name="ce218" table:formula="of:=[.AR121]-[.AR120]" office:value-type="float" office:value="115671" calcext:value-type="float">
            <text:p>115671</text:p>
          </table:table-cell>
          <table:table-cell table:style-name="ce221" table:formula="of:=FLOOR([.AN120]^3*270/100-5)" office:value-type="float" office:value="4549924" calcext:value-type="float">
            <text:p>45499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74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0" calcext:value-type="float">
            <text:p>120</text:p>
          </table:table-cell>
          <table:table-cell table:style-name="ce218" table:formula="of:=[.AP122]-[.AP121]" office:value-type="float" office:value="61856" calcext:value-type="float">
            <text:p>61856</text:p>
          </table:table-cell>
          <table:table-cell table:formula="of:=FLOOR([.AN121]^3*142/100-5)" office:value-type="float" office:value="2453755" calcext:value-type="float">
            <text:p>2453755</text:p>
          </table:table-cell>
          <table:table-cell table:style-name="ce218" table:formula="of:=[.AR122]-[.AR121]" office:value-type="float" office:value="117614" calcext:value-type="float">
            <text:p>117614</text:p>
          </table:table-cell>
          <table:table-cell table:style-name="ce221" table:formula="of:=FLOOR([.AN121]^3*270/100-5)" office:value-type="float" office:value="4665595" calcext:value-type="float">
            <text:p>46655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74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1" calcext:value-type="float">
            <text:p>121</text:p>
          </table:table-cell>
          <table:table-cell table:style-name="ce218" table:formula="of:=[.AP123]-[.AP122]" office:value-type="float" office:value="62888" calcext:value-type="float">
            <text:p>62888</text:p>
          </table:table-cell>
          <table:table-cell table:formula="of:=FLOOR([.AN122]^3*142/100-5)" office:value-type="float" office:value="2515611" calcext:value-type="float">
            <text:p>2515611</text:p>
          </table:table-cell>
          <table:table-cell table:style-name="ce218" table:formula="of:=[.AR123]-[.AR122]" office:value-type="float" office:value="119575" calcext:value-type="float">
            <text:p>119575</text:p>
          </table:table-cell>
          <table:table-cell table:style-name="ce221" table:formula="of:=FLOOR([.AN122]^3*270/100-5)" office:value-type="float" office:value="4783209" calcext:value-type="float">
            <text:p>478320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74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2" calcext:value-type="float">
            <text:p>122</text:p>
          </table:table-cell>
          <table:table-cell table:style-name="ce218" table:formula="of:=[.AP124]-[.AP123]" office:value-type="float" office:value="63927" calcext:value-type="float">
            <text:p>63927</text:p>
          </table:table-cell>
          <table:table-cell table:formula="of:=FLOOR([.AN123]^3*142/100-5)" office:value-type="float" office:value="2578499" calcext:value-type="float">
            <text:p>2578499</text:p>
          </table:table-cell>
          <table:table-cell table:style-name="ce218" table:formula="of:=[.AR124]-[.AR123]" office:value-type="float" office:value="121551" calcext:value-type="float">
            <text:p>121551</text:p>
          </table:table-cell>
          <table:table-cell table:style-name="ce221" table:formula="of:=FLOOR([.AN123]^3*270/100-5)" office:value-type="float" office:value="4902784" calcext:value-type="float">
            <text:p>490278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74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3" calcext:value-type="float">
            <text:p>123</text:p>
          </table:table-cell>
          <table:table-cell table:style-name="ce218" table:formula="of:=[.AP125]-[.AP124]" office:value-type="float" office:value="64975" calcext:value-type="float">
            <text:p>64975</text:p>
          </table:table-cell>
          <table:table-cell table:formula="of:=FLOOR([.AN124]^3*142/100-5)" office:value-type="float" office:value="2642426" calcext:value-type="float">
            <text:p>2642426</text:p>
          </table:table-cell>
          <table:table-cell table:style-name="ce218" table:formula="of:=[.AR125]-[.AR124]" office:value-type="float" office:value="123544" calcext:value-type="float">
            <text:p>123544</text:p>
          </table:table-cell>
          <table:table-cell table:style-name="ce221" table:formula="of:=FLOOR([.AN124]^3*270/100-5)" office:value-type="float" office:value="5024335" calcext:value-type="float">
            <text:p>502433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74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4" calcext:value-type="float">
            <text:p>124</text:p>
          </table:table-cell>
          <table:table-cell table:style-name="ce218" table:formula="of:=[.AP126]-[.AP125]" office:value-type="float" office:value="66031" calcext:value-type="float">
            <text:p>66031</text:p>
          </table:table-cell>
          <table:table-cell table:formula="of:=FLOOR([.AN125]^3*142/100-5)" office:value-type="float" office:value="2707401" calcext:value-type="float">
            <text:p>2707401</text:p>
          </table:table-cell>
          <table:table-cell table:style-name="ce218" table:formula="of:=[.AR126]-[.AR125]" office:value-type="float" office:value="125553" calcext:value-type="float">
            <text:p>125553</text:p>
          </table:table-cell>
          <table:table-cell table:style-name="ce221" table:formula="of:=FLOOR([.AN125]^3*270/100-5)" office:value-type="float" office:value="5147879" calcext:value-type="float">
            <text:p>514787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74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5" calcext:value-type="float">
            <text:p>125</text:p>
          </table:table-cell>
          <table:table-cell table:style-name="ce218" table:formula="of:=[.AP127]-[.AP126]" office:value-type="float" office:value="67096" calcext:value-type="float">
            <text:p>67096</text:p>
          </table:table-cell>
          <table:table-cell table:formula="of:=FLOOR([.AN126]^3*142/100-5)" office:value-type="float" office:value="2773432" calcext:value-type="float">
            <text:p>2773432</text:p>
          </table:table-cell>
          <table:table-cell table:style-name="ce218" table:formula="of:=[.AR127]-[.AR126]" office:value-type="float" office:value="127578" calcext:value-type="float">
            <text:p>127578</text:p>
          </table:table-cell>
          <table:table-cell table:style-name="ce221" table:formula="of:=FLOOR([.AN126]^3*270/100-5)" office:value-type="float" office:value="5273432" calcext:value-type="float">
            <text:p>52734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74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6" calcext:value-type="float">
            <text:p>126</text:p>
          </table:table-cell>
          <table:table-cell table:style-name="ce218" table:formula="of:=[.AP128]-[.AP127]" office:value-type="float" office:value="68170" calcext:value-type="float">
            <text:p>68170</text:p>
          </table:table-cell>
          <table:table-cell table:formula="of:=FLOOR([.AN127]^3*142/100-5)" office:value-type="float" office:value="2840528" calcext:value-type="float">
            <text:p>2840528</text:p>
          </table:table-cell>
          <table:table-cell table:style-name="ce218" table:formula="of:=[.AR128]-[.AR127]" office:value-type="float" office:value="129619" calcext:value-type="float">
            <text:p>129619</text:p>
          </table:table-cell>
          <table:table-cell table:style-name="ce221" table:formula="of:=FLOOR([.AN127]^3*270/100-5)" office:value-type="float" office:value="5401010" calcext:value-type="float">
            <text:p>540101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74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7" calcext:value-type="float">
            <text:p>127</text:p>
          </table:table-cell>
          <table:table-cell table:style-name="ce218" table:formula="of:=[.AP129]-[.AP128]" office:value-type="float" office:value="69252" calcext:value-type="float">
            <text:p>69252</text:p>
          </table:table-cell>
          <table:table-cell table:formula="of:=FLOOR([.AN128]^3*142/100-5)" office:value-type="float" office:value="2908698" calcext:value-type="float">
            <text:p>2908698</text:p>
          </table:table-cell>
          <table:table-cell table:style-name="ce218" table:formula="of:=[.AR129]-[.AR128]" office:value-type="float" office:value="131676" calcext:value-type="float">
            <text:p>131676</text:p>
          </table:table-cell>
          <table:table-cell table:style-name="ce221" table:formula="of:=FLOOR([.AN128]^3*270/100-5)" office:value-type="float" office:value="5530629" calcext:value-type="float">
            <text:p>553062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74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8" calcext:value-type="float">
            <text:p>128</text:p>
          </table:table-cell>
          <table:table-cell table:style-name="ce218" table:formula="of:=[.AP130]-[.AP129]" office:value-type="float" office:value="70343" calcext:value-type="float">
            <text:p>70343</text:p>
          </table:table-cell>
          <table:table-cell table:formula="of:=FLOOR([.AN129]^3*142/100-5)" office:value-type="float" office:value="2977950" calcext:value-type="float">
            <text:p>2977950</text:p>
          </table:table-cell>
          <table:table-cell table:style-name="ce218" table:formula="of:=[.AR130]-[.AR129]" office:value-type="float" office:value="133750" calcext:value-type="float">
            <text:p>133750</text:p>
          </table:table-cell>
          <table:table-cell table:style-name="ce221" table:formula="of:=FLOOR([.AN129]^3*270/100-5)" office:value-type="float" office:value="5662305" calcext:value-type="float">
            <text:p>566230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74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9" calcext:value-type="float">
            <text:p>129</text:p>
          </table:table-cell>
          <table:table-cell table:style-name="ce218" table:formula="of:=[.AP131]-[.AP130]" office:value-type="float" office:value="71442" calcext:value-type="float">
            <text:p>71442</text:p>
          </table:table-cell>
          <table:table-cell table:formula="of:=FLOOR([.AN130]^3*142/100-5)" office:value-type="float" office:value="3048293" calcext:value-type="float">
            <text:p>3048293</text:p>
          </table:table-cell>
          <table:table-cell table:style-name="ce218" table:formula="of:=[.AR131]-[.AR130]" office:value-type="float" office:value="135840" calcext:value-type="float">
            <text:p>135840</text:p>
          </table:table-cell>
          <table:table-cell table:style-name="ce221" table:formula="of:=FLOOR([.AN130]^3*270/100-5)" office:value-type="float" office:value="5796055" calcext:value-type="float">
            <text:p>579605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74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0" calcext:value-type="float">
            <text:p>130</text:p>
          </table:table-cell>
          <table:table-cell table:style-name="ce218" table:formula="of:=[.AP132]-[.AP131]" office:value-type="float" office:value="72549" calcext:value-type="float">
            <text:p>72549</text:p>
          </table:table-cell>
          <table:table-cell table:formula="of:=FLOOR([.AN131]^3*142/100-5)" office:value-type="float" office:value="3119735" calcext:value-type="float">
            <text:p>3119735</text:p>
          </table:table-cell>
          <table:table-cell table:style-name="ce218" table:formula="of:=[.AR132]-[.AR131]" office:value-type="float" office:value="137945" calcext:value-type="float">
            <text:p>137945</text:p>
          </table:table-cell>
          <table:table-cell table:style-name="ce221" table:formula="of:=FLOOR([.AN131]^3*270/100-5)" office:value-type="float" office:value="5931895" calcext:value-type="float">
            <text:p>59318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74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1" calcext:value-type="float">
            <text:p>131</text:p>
          </table:table-cell>
          <table:table-cell table:style-name="ce218" table:formula="of:=[.AP133]-[.AP132]" office:value-type="float" office:value="73665" calcext:value-type="float">
            <text:p>73665</text:p>
          </table:table-cell>
          <table:table-cell table:formula="of:=FLOOR([.AN132]^3*142/100-5)" office:value-type="float" office:value="3192284" calcext:value-type="float">
            <text:p>3192284</text:p>
          </table:table-cell>
          <table:table-cell table:style-name="ce218" table:formula="of:=[.AR133]-[.AR132]" office:value-type="float" office:value="140068" calcext:value-type="float">
            <text:p>140068</text:p>
          </table:table-cell>
          <table:table-cell table:style-name="ce221" table:formula="of:=FLOOR([.AN132]^3*270/100-5)" office:value-type="float" office:value="6069840" calcext:value-type="float">
            <text:p>60698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74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2" calcext:value-type="float">
            <text:p>132</text:p>
          </table:table-cell>
          <table:table-cell table:style-name="ce218" table:formula="of:=[.AP134]-[.AP133]" office:value-type="float" office:value="74790" calcext:value-type="float">
            <text:p>74790</text:p>
          </table:table-cell>
          <table:table-cell table:formula="of:=FLOOR([.AN133]^3*142/100-5)" office:value-type="float" office:value="3265949" calcext:value-type="float">
            <text:p>3265949</text:p>
          </table:table-cell>
          <table:table-cell table:style-name="ce218" table:formula="of:=[.AR134]-[.AR133]" office:value-type="float" office:value="142206" calcext:value-type="float">
            <text:p>142206</text:p>
          </table:table-cell>
          <table:table-cell table:style-name="ce221" table:formula="of:=FLOOR([.AN133]^3*270/100-5)" office:value-type="float" office:value="6209908" calcext:value-type="float">
            <text:p>620990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74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3" calcext:value-type="float">
            <text:p>133</text:p>
          </table:table-cell>
          <table:table-cell table:style-name="ce218" table:formula="of:=[.AP135]-[.AP134]" office:value-type="float" office:value="75923" calcext:value-type="float">
            <text:p>75923</text:p>
          </table:table-cell>
          <table:table-cell table:formula="of:=FLOOR([.AN134]^3*142/100-5)" office:value-type="float" office:value="3340739" calcext:value-type="float">
            <text:p>3340739</text:p>
          </table:table-cell>
          <table:table-cell table:style-name="ce218" table:formula="of:=[.AR135]-[.AR134]" office:value-type="float" office:value="144361" calcext:value-type="float">
            <text:p>144361</text:p>
          </table:table-cell>
          <table:table-cell table:style-name="ce221" table:formula="of:=FLOOR([.AN134]^3*270/100-5)" office:value-type="float" office:value="6352114" calcext:value-type="float">
            <text:p>635211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74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4" calcext:value-type="float">
            <text:p>134</text:p>
          </table:table-cell>
          <table:table-cell table:style-name="ce218" table:formula="of:=[.AP136]-[.AP135]" office:value-type="float" office:value="77065" calcext:value-type="float">
            <text:p>77065</text:p>
          </table:table-cell>
          <table:table-cell table:formula="of:=FLOOR([.AN135]^3*142/100-5)" office:value-type="float" office:value="3416662" calcext:value-type="float">
            <text:p>3416662</text:p>
          </table:table-cell>
          <table:table-cell table:style-name="ce218" table:formula="of:=[.AR136]-[.AR135]" office:value-type="float" office:value="146532" calcext:value-type="float">
            <text:p>146532</text:p>
          </table:table-cell>
          <table:table-cell table:style-name="ce221" table:formula="of:=FLOOR([.AN135]^3*270/100-5)" office:value-type="float" office:value="6496475" calcext:value-type="float">
            <text:p>649647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74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5" calcext:value-type="float">
            <text:p>135</text:p>
          </table:table-cell>
          <table:table-cell table:style-name="ce218" table:formula="of:=[.AP137]-[.AP136]" office:value-type="float" office:value="78215" calcext:value-type="float">
            <text:p>78215</text:p>
          </table:table-cell>
          <table:table-cell table:formula="of:=FLOOR([.AN136]^3*142/100-5)" office:value-type="float" office:value="3493727" calcext:value-type="float">
            <text:p>3493727</text:p>
          </table:table-cell>
          <table:table-cell table:style-name="ce218" table:formula="of:=[.AR137]-[.AR136]" office:value-type="float" office:value="148719" calcext:value-type="float">
            <text:p>148719</text:p>
          </table:table-cell>
          <table:table-cell table:style-name="ce221" table:formula="of:=FLOOR([.AN136]^3*270/100-5)" office:value-type="float" office:value="6643007" calcext:value-type="float">
            <text:p>66430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74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6" calcext:value-type="float">
            <text:p>136</text:p>
          </table:table-cell>
          <table:table-cell table:style-name="ce218" table:formula="of:=[.AP138]-[.AP137]" office:value-type="float" office:value="79374" calcext:value-type="float">
            <text:p>79374</text:p>
          </table:table-cell>
          <table:table-cell table:formula="of:=FLOOR([.AN137]^3*142/100-5)" office:value-type="float" office:value="3571942" calcext:value-type="float">
            <text:p>3571942</text:p>
          </table:table-cell>
          <table:table-cell table:style-name="ce218" table:formula="of:=[.AR138]-[.AR137]" office:value-type="float" office:value="150922" calcext:value-type="float">
            <text:p>150922</text:p>
          </table:table-cell>
          <table:table-cell table:style-name="ce221" table:formula="of:=FLOOR([.AN137]^3*270/100-5)" office:value-type="float" office:value="6791726" calcext:value-type="float">
            <text:p>679172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74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7" calcext:value-type="float">
            <text:p>137</text:p>
          </table:table-cell>
          <table:table-cell table:style-name="ce218" table:formula="of:=[.AP139]-[.AP138]" office:value-type="float" office:value="80541" calcext:value-type="float">
            <text:p>80541</text:p>
          </table:table-cell>
          <table:table-cell table:formula="of:=FLOOR([.AN138]^3*142/100-5)" office:value-type="float" office:value="3651316" calcext:value-type="float">
            <text:p>3651316</text:p>
          </table:table-cell>
          <table:table-cell table:style-name="ce218" table:formula="of:=[.AR139]-[.AR138]" office:value-type="float" office:value="153141" calcext:value-type="float">
            <text:p>153141</text:p>
          </table:table-cell>
          <table:table-cell table:style-name="ce221" table:formula="of:=FLOOR([.AN138]^3*270/100-5)" office:value-type="float" office:value="6942648" calcext:value-type="float">
            <text:p>694264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74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8" calcext:value-type="float">
            <text:p>138</text:p>
          </table:table-cell>
          <table:table-cell table:style-name="ce218" table:formula="of:=[.AP140]-[.AP139]" office:value-type="float" office:value="81716" calcext:value-type="float">
            <text:p>81716</text:p>
          </table:table-cell>
          <table:table-cell table:formula="of:=FLOOR([.AN139]^3*142/100-5)" office:value-type="float" office:value="3731857" calcext:value-type="float">
            <text:p>3731857</text:p>
          </table:table-cell>
          <table:table-cell table:style-name="ce218" table:formula="of:=[.AR140]-[.AR139]" office:value-type="float" office:value="155377" calcext:value-type="float">
            <text:p>155377</text:p>
          </table:table-cell>
          <table:table-cell table:style-name="ce221" table:formula="of:=FLOOR([.AN139]^3*270/100-5)" office:value-type="float" office:value="7095789" calcext:value-type="float">
            <text:p>709578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74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9" calcext:value-type="float">
            <text:p>139</text:p>
          </table:table-cell>
          <table:table-cell table:style-name="ce218" table:formula="of:=[.AP141]-[.AP140]" office:value-type="float" office:value="82902" calcext:value-type="float">
            <text:p>82902</text:p>
          </table:table-cell>
          <table:table-cell table:formula="of:=FLOOR([.AN140]^3*142/100-5)" office:value-type="float" office:value="3813573" calcext:value-type="float">
            <text:p>3813573</text:p>
          </table:table-cell>
          <table:table-cell table:style-name="ce218" table:formula="of:=[.AR141]-[.AR140]" office:value-type="float" office:value="157629" calcext:value-type="float">
            <text:p>157629</text:p>
          </table:table-cell>
          <table:table-cell table:style-name="ce221" table:formula="of:=FLOOR([.AN140]^3*270/100-5)" office:value-type="float" office:value="7251166" calcext:value-type="float">
            <text:p>725116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74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0" calcext:value-type="float">
            <text:p>140</text:p>
          </table:table-cell>
          <table:table-cell table:style-name="ce218" table:formula="of:=[.AP142]-[.AP141]" office:value-type="float" office:value="84093" calcext:value-type="float">
            <text:p>84093</text:p>
          </table:table-cell>
          <table:table-cell table:formula="of:=FLOOR([.AN141]^3*142/100-5)" office:value-type="float" office:value="3896475" calcext:value-type="float">
            <text:p>3896475</text:p>
          </table:table-cell>
          <table:table-cell table:style-name="ce218" table:formula="of:=[.AR142]-[.AR141]" office:value-type="float" office:value="159896" calcext:value-type="float">
            <text:p>159896</text:p>
          </table:table-cell>
          <table:table-cell table:style-name="ce221" table:formula="of:=FLOOR([.AN141]^3*270/100-5)" office:value-type="float" office:value="7408795" calcext:value-type="float">
            <text:p>74087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74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1" calcext:value-type="float">
            <text:p>141</text:p>
          </table:table-cell>
          <table:table-cell table:style-name="ce218" table:formula="of:=[.AP143]-[.AP142]" office:value-type="float" office:value="85295" calcext:value-type="float">
            <text:p>85295</text:p>
          </table:table-cell>
          <table:table-cell table:formula="of:=FLOOR([.AN142]^3*142/100-5)" office:value-type="float" office:value="3980568" calcext:value-type="float">
            <text:p>3980568</text:p>
          </table:table-cell>
          <table:table-cell table:style-name="ce218" table:formula="of:=[.AR143]-[.AR142]" office:value-type="float" office:value="162181" calcext:value-type="float">
            <text:p>162181</text:p>
          </table:table-cell>
          <table:table-cell table:style-name="ce221" table:formula="of:=FLOOR([.AN142]^3*270/100-5)" office:value-type="float" office:value="7568691" calcext:value-type="float">
            <text:p>756869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74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2" calcext:value-type="float">
            <text:p>142</text:p>
          </table:table-cell>
          <table:table-cell table:style-name="ce218" table:formula="of:=[.AP144]-[.AP143]" office:value-type="float" office:value="86505" calcext:value-type="float">
            <text:p>86505</text:p>
          </table:table-cell>
          <table:table-cell table:formula="of:=FLOOR([.AN143]^3*142/100-5)" office:value-type="float" office:value="4065863" calcext:value-type="float">
            <text:p>4065863</text:p>
          </table:table-cell>
          <table:table-cell table:style-name="ce218" table:formula="of:=[.AR144]-[.AR143]" office:value-type="float" office:value="164481" calcext:value-type="float">
            <text:p>164481</text:p>
          </table:table-cell>
          <table:table-cell table:style-name="ce221" table:formula="of:=FLOOR([.AN143]^3*270/100-5)" office:value-type="float" office:value="7730872" calcext:value-type="float">
            <text:p>773087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74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3" calcext:value-type="float">
            <text:p>143</text:p>
          </table:table-cell>
          <table:table-cell table:style-name="ce218" table:formula="of:=[.AP145]-[.AP144]" office:value-type="float" office:value="87724" calcext:value-type="float">
            <text:p>87724</text:p>
          </table:table-cell>
          <table:table-cell table:formula="of:=FLOOR([.AN144]^3*142/100-5)" office:value-type="float" office:value="4152368" calcext:value-type="float">
            <text:p>4152368</text:p>
          </table:table-cell>
          <table:table-cell table:style-name="ce218" table:formula="of:=[.AR145]-[.AR144]" office:value-type="float" office:value="166798" calcext:value-type="float">
            <text:p>166798</text:p>
          </table:table-cell>
          <table:table-cell table:style-name="ce221" table:formula="of:=FLOOR([.AN144]^3*270/100-5)" office:value-type="float" office:value="7895353" calcext:value-type="float">
            <text:p>78953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4" calcext:value-type="float">
            <text:p>144</text:p>
          </table:table-cell>
          <table:table-cell table:style-name="ce218" table:formula="of:=[.AP146]-[.AP145]" office:value-type="float" office:value="88950" calcext:value-type="float">
            <text:p>88950</text:p>
          </table:table-cell>
          <table:table-cell table:formula="of:=FLOOR([.AN145]^3*142/100-5)" office:value-type="float" office:value="4240092" calcext:value-type="float">
            <text:p>4240092</text:p>
          </table:table-cell>
          <table:table-cell table:style-name="ce218" table:formula="of:=[.AR146]-[.AR145]" office:value-type="float" office:value="169131" calcext:value-type="float">
            <text:p>169131</text:p>
          </table:table-cell>
          <table:table-cell table:style-name="ce221" table:formula="of:=FLOOR([.AN145]^3*270/100-5)" office:value-type="float" office:value="8062151" calcext:value-type="float">
            <text:p>806215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74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5" calcext:value-type="float">
            <text:p>145</text:p>
          </table:table-cell>
          <table:table-cell table:style-name="ce218" table:formula="of:=[.AP147]-[.AP146]" office:value-type="float" office:value="90186" calcext:value-type="float">
            <text:p>90186</text:p>
          </table:table-cell>
          <table:table-cell table:formula="of:=FLOOR([.AN146]^3*142/100-5)" office:value-type="float" office:value="4329042" calcext:value-type="float">
            <text:p>4329042</text:p>
          </table:table-cell>
          <table:table-cell table:style-name="ce218" table:formula="of:=[.AR147]-[.AR146]" office:value-type="float" office:value="171480" calcext:value-type="float">
            <text:p>171480</text:p>
          </table:table-cell>
          <table:table-cell table:style-name="ce221" table:formula="of:=FLOOR([.AN146]^3*270/100-5)" office:value-type="float" office:value="8231282" calcext:value-type="float">
            <text:p>82312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74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6" calcext:value-type="float">
            <text:p>146</text:p>
          </table:table-cell>
          <table:table-cell table:style-name="ce218" table:formula="of:=[.AP148]-[.AP147]" office:value-type="float" office:value="91429" calcext:value-type="float">
            <text:p>91429</text:p>
          </table:table-cell>
          <table:table-cell table:formula="of:=FLOOR([.AN147]^3*142/100-5)" office:value-type="float" office:value="4419228" calcext:value-type="float">
            <text:p>4419228</text:p>
          </table:table-cell>
          <table:table-cell table:style-name="ce218" table:formula="of:=[.AR148]-[.AR147]" office:value-type="float" office:value="173845" calcext:value-type="float">
            <text:p>173845</text:p>
          </table:table-cell>
          <table:table-cell table:style-name="ce221" table:formula="of:=FLOOR([.AN147]^3*270/100-5)" office:value-type="float" office:value="8402762" calcext:value-type="float">
            <text:p>840276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74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7" calcext:value-type="float">
            <text:p>147</text:p>
          </table:table-cell>
          <table:table-cell table:style-name="ce218" table:formula="of:=[.AP149]-[.AP148]" office:value-type="float" office:value="92682" calcext:value-type="float">
            <text:p>92682</text:p>
          </table:table-cell>
          <table:table-cell table:formula="of:=FLOOR([.AN148]^3*142/100-5)" office:value-type="float" office:value="4510657" calcext:value-type="float">
            <text:p>4510657</text:p>
          </table:table-cell>
          <table:table-cell table:style-name="ce218" table:formula="of:=[.AR149]-[.AR148]" office:value-type="float" office:value="176226" calcext:value-type="float">
            <text:p>176226</text:p>
          </table:table-cell>
          <table:table-cell table:style-name="ce221" table:formula="of:=FLOOR([.AN148]^3*270/100-5)" office:value-type="float" office:value="8576607" calcext:value-type="float">
            <text:p>85766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74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8" calcext:value-type="float">
            <text:p>148</text:p>
          </table:table-cell>
          <table:table-cell table:style-name="ce218" table:formula="of:=[.AP150]-[.AP149]" office:value-type="float" office:value="93943" calcext:value-type="float">
            <text:p>93943</text:p>
          </table:table-cell>
          <table:table-cell table:formula="of:=FLOOR([.AN149]^3*142/100-5)" office:value-type="float" office:value="4603339" calcext:value-type="float">
            <text:p>4603339</text:p>
          </table:table-cell>
          <table:table-cell table:style-name="ce218" table:formula="of:=[.AR150]-[.AR149]" office:value-type="float" office:value="178624" calcext:value-type="float">
            <text:p>178624</text:p>
          </table:table-cell>
          <table:table-cell table:style-name="ce221" table:formula="of:=FLOOR([.AN149]^3*270/100-5)" office:value-type="float" office:value="8752833" calcext:value-type="float">
            <text:p>875283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74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9" calcext:value-type="float">
            <text:p>149</text:p>
          </table:table-cell>
          <table:table-cell table:style-name="ce218" table:formula="of:=[.AP151]-[.AP150]" office:value-type="float" office:value="95213" calcext:value-type="float">
            <text:p>95213</text:p>
          </table:table-cell>
          <table:table-cell table:formula="of:=FLOOR([.AN150]^3*142/100-5)" office:value-type="float" office:value="4697282" calcext:value-type="float">
            <text:p>4697282</text:p>
          </table:table-cell>
          <table:table-cell table:style-name="ce218" table:formula="of:=[.AR151]-[.AR150]" office:value-type="float" office:value="181038" calcext:value-type="float">
            <text:p>181038</text:p>
          </table:table-cell>
          <table:table-cell table:style-name="ce221" table:formula="of:=FLOOR([.AN150]^3*270/100-5)" office:value-type="float" office:value="8931457" calcext:value-type="float">
            <text:p>89314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74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0" calcext:value-type="float">
            <text:p>150</text:p>
          </table:table-cell>
          <table:table-cell table:style-name="ce218" table:formula="of:=[.AP152]-[.AP151]" office:value-type="float" office:value="96490" calcext:value-type="float">
            <text:p>96490</text:p>
          </table:table-cell>
          <table:table-cell table:formula="of:=FLOOR([.AN151]^3*142/100-5)" office:value-type="float" office:value="4792495" calcext:value-type="float">
            <text:p>4792495</text:p>
          </table:table-cell>
          <table:table-cell table:style-name="ce218" table:formula="of:=[.AR152]-[.AR151]" office:value-type="float" office:value="183467" calcext:value-type="float">
            <text:p>183467</text:p>
          </table:table-cell>
          <table:table-cell table:style-name="ce221" table:formula="of:=FLOOR([.AN151]^3*270/100-5)" office:value-type="float" office:value="9112495" calcext:value-type="float">
            <text:p>91124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74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1" calcext:value-type="float">
            <text:p>151</text:p>
          </table:table-cell>
          <table:table-cell table:style-name="ce218" table:formula="of:=[.AP153]-[.AP152]" office:value-type="float" office:value="97777" calcext:value-type="float">
            <text:p>97777</text:p>
          </table:table-cell>
          <table:table-cell table:formula="of:=FLOOR([.AN152]^3*142/100-5)" office:value-type="float" office:value="4888985" calcext:value-type="float">
            <text:p>4888985</text:p>
          </table:table-cell>
          <table:table-cell table:style-name="ce218" table:formula="of:=[.AR153]-[.AR152]" office:value-type="float" office:value="185914" calcext:value-type="float">
            <text:p>185914</text:p>
          </table:table-cell>
          <table:table-cell table:style-name="ce221" table:formula="of:=FLOOR([.AN152]^3*270/100-5)" office:value-type="float" office:value="9295962" calcext:value-type="float">
            <text:p>929596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74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2" calcext:value-type="float">
            <text:p>152</text:p>
          </table:table-cell>
          <table:table-cell table:style-name="ce218" table:formula="of:=[.AP154]-[.AP153]" office:value-type="float" office:value="99072" calcext:value-type="float">
            <text:p>99072</text:p>
          </table:table-cell>
          <table:table-cell table:formula="of:=FLOOR([.AN153]^3*142/100-5)" office:value-type="float" office:value="4986762" calcext:value-type="float">
            <text:p>4986762</text:p>
          </table:table-cell>
          <table:table-cell table:style-name="ce218" table:formula="of:=[.AR154]-[.AR153]" office:value-type="float" office:value="188376" calcext:value-type="float">
            <text:p>188376</text:p>
          </table:table-cell>
          <table:table-cell table:style-name="ce221" table:formula="of:=FLOOR([.AN153]^3*270/100-5)" office:value-type="float" office:value="9481876" calcext:value-type="float">
            <text:p>948187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74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3" calcext:value-type="float">
            <text:p>153</text:p>
          </table:table-cell>
          <table:table-cell table:style-name="ce218" table:formula="of:=[.AP155]-[.AP154]" office:value-type="float" office:value="100375" calcext:value-type="float">
            <text:p>100375</text:p>
          </table:table-cell>
          <table:table-cell table:formula="of:=FLOOR([.AN154]^3*142/100-5)" office:value-type="float" office:value="5085834" calcext:value-type="float">
            <text:p>5085834</text:p>
          </table:table-cell>
          <table:table-cell table:style-name="ce218" table:formula="of:=[.AR155]-[.AR154]" office:value-type="float" office:value="190855" calcext:value-type="float">
            <text:p>190855</text:p>
          </table:table-cell>
          <table:table-cell table:style-name="ce221" table:formula="of:=FLOOR([.AN154]^3*270/100-5)" office:value-type="float" office:value="9670252" calcext:value-type="float">
            <text:p>967025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74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4" calcext:value-type="float">
            <text:p>154</text:p>
          </table:table-cell>
          <table:table-cell table:style-name="ce218" table:formula="of:=[.AP156]-[.AP155]" office:value-type="float" office:value="101688" calcext:value-type="float">
            <text:p>101688</text:p>
          </table:table-cell>
          <table:table-cell table:formula="of:=FLOOR([.AN155]^3*142/100-5)" office:value-type="float" office:value="5186209" calcext:value-type="float">
            <text:p>5186209</text:p>
          </table:table-cell>
          <table:table-cell table:style-name="ce218" table:formula="of:=[.AR156]-[.AR155]" office:value-type="float" office:value="193350" calcext:value-type="float">
            <text:p>193350</text:p>
          </table:table-cell>
          <table:table-cell table:style-name="ce221" table:formula="of:=FLOOR([.AN155]^3*270/100-5)" office:value-type="float" office:value="9861107" calcext:value-type="float">
            <text:p>98611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74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5" calcext:value-type="float">
            <text:p>155</text:p>
          </table:table-cell>
          <table:table-cell table:style-name="ce218" table:formula="of:=[.AP157]-[.AP156]" office:value-type="float" office:value="103008" calcext:value-type="float">
            <text:p>103008</text:p>
          </table:table-cell>
          <table:table-cell table:formula="of:=FLOOR([.AN156]^3*142/100-5)" office:value-type="float" office:value="5287897" calcext:value-type="float">
            <text:p>5287897</text:p>
          </table:table-cell>
          <table:table-cell table:style-name="ce218" table:formula="of:=[.AR157]-[.AR156]" office:value-type="float" office:value="195861" calcext:value-type="float">
            <text:p>195861</text:p>
          </table:table-cell>
          <table:table-cell table:style-name="ce221" table:formula="of:=FLOOR([.AN156]^3*270/100-5)" office:value-type="float" office:value="10054457" calcext:value-type="float">
            <text:p>100544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74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6" calcext:value-type="float">
            <text:p>156</text:p>
          </table:table-cell>
          <table:table-cell table:style-name="ce218" table:formula="of:=[.AP158]-[.AP157]" office:value-type="float" office:value="104338" calcext:value-type="float">
            <text:p>104338</text:p>
          </table:table-cell>
          <table:table-cell table:formula="of:=FLOOR([.AN157]^3*142/100-5)" office:value-type="float" office:value="5390905" calcext:value-type="float">
            <text:p>5390905</text:p>
          </table:table-cell>
          <table:table-cell table:style-name="ce218" table:formula="of:=[.AR158]-[.AR157]" office:value-type="float" office:value="198388" calcext:value-type="float">
            <text:p>198388</text:p>
          </table:table-cell>
          <table:table-cell table:style-name="ce221" table:formula="of:=FLOOR([.AN157]^3*270/100-5)" office:value-type="float" office:value="10250318" calcext:value-type="float">
            <text:p>1025031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74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7" calcext:value-type="float">
            <text:p>157</text:p>
          </table:table-cell>
          <table:table-cell table:style-name="ce218" table:formula="of:=[.AP159]-[.AP158]" office:value-type="float" office:value="105675" calcext:value-type="float">
            <text:p>105675</text:p>
          </table:table-cell>
          <table:table-cell table:formula="of:=FLOOR([.AN158]^3*142/100-5)" office:value-type="float" office:value="5495243" calcext:value-type="float">
            <text:p>5495243</text:p>
          </table:table-cell>
          <table:table-cell table:style-name="ce218" table:formula="of:=[.AR159]-[.AR158]" office:value-type="float" office:value="200931" calcext:value-type="float">
            <text:p>200931</text:p>
          </table:table-cell>
          <table:table-cell table:style-name="ce221" table:formula="of:=FLOOR([.AN158]^3*270/100-5)" office:value-type="float" office:value="10448706" calcext:value-type="float">
            <text:p>1044870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74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8" calcext:value-type="float">
            <text:p>158</text:p>
          </table:table-cell>
          <table:table-cell table:style-name="ce218" table:formula="of:=[.AP160]-[.AP159]" office:value-type="float" office:value="107021" calcext:value-type="float">
            <text:p>107021</text:p>
          </table:table-cell>
          <table:table-cell table:formula="of:=FLOOR([.AN159]^3*142/100-5)" office:value-type="float" office:value="5600918" calcext:value-type="float">
            <text:p>5600918</text:p>
          </table:table-cell>
          <table:table-cell table:style-name="ce218" table:formula="of:=[.AR160]-[.AR159]" office:value-type="float" office:value="203491" calcext:value-type="float">
            <text:p>203491</text:p>
          </table:table-cell>
          <table:table-cell table:style-name="ce221" table:formula="of:=FLOOR([.AN159]^3*270/100-5)" office:value-type="float" office:value="10649637" calcext:value-type="float">
            <text:p>1064963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74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9" calcext:value-type="float">
            <text:p>159</text:p>
          </table:table-cell>
          <table:table-cell table:style-name="ce218" table:formula="of:=[.AP161]-[.AP160]" office:value-type="float" office:value="108376" calcext:value-type="float">
            <text:p>108376</text:p>
          </table:table-cell>
          <table:table-cell table:formula="of:=FLOOR([.AN160]^3*142/100-5)" office:value-type="float" office:value="5707939" calcext:value-type="float">
            <text:p>5707939</text:p>
          </table:table-cell>
          <table:table-cell table:style-name="ce218" table:formula="of:=[.AR161]-[.AR160]" office:value-type="float" office:value="206067" calcext:value-type="float">
            <text:p>206067</text:p>
          </table:table-cell>
          <table:table-cell table:style-name="ce221" table:formula="of:=FLOOR([.AN160]^3*270/100-5)" office:value-type="float" office:value="10853128" calcext:value-type="float">
            <text:p>1085312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74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0" calcext:value-type="float">
            <text:p>160</text:p>
          </table:table-cell>
          <table:table-cell table:style-name="ce218" table:formula="of:=[.AP162]-[.AP161]" office:value-type="float" office:value="109739" calcext:value-type="float">
            <text:p>109739</text:p>
          </table:table-cell>
          <table:table-cell table:formula="of:=FLOOR([.AN161]^3*142/100-5)" office:value-type="float" office:value="5816315" calcext:value-type="float">
            <text:p>5816315</text:p>
          </table:table-cell>
          <table:table-cell table:style-name="ce218" table:formula="of:=[.AR162]-[.AR161]" office:value-type="float" office:value="208658" calcext:value-type="float">
            <text:p>208658</text:p>
          </table:table-cell>
          <table:table-cell table:style-name="ce221" table:formula="of:=FLOOR([.AN161]^3*270/100-5)" office:value-type="float" office:value="11059195" calcext:value-type="float">
            <text:p>110591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74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1" calcext:value-type="float">
            <text:p>161</text:p>
          </table:table-cell>
          <table:table-cell table:style-name="ce218" table:formula="of:=[.AP163]-[.AP162]" office:value-type="float" office:value="111110" calcext:value-type="float">
            <text:p>111110</text:p>
          </table:table-cell>
          <table:table-cell table:formula="of:=FLOOR([.AN162]^3*142/100-5)" office:value-type="float" office:value="5926054" calcext:value-type="float">
            <text:p>5926054</text:p>
          </table:table-cell>
          <table:table-cell table:style-name="ce218" table:formula="of:=[.AR163]-[.AR162]" office:value-type="float" office:value="211267" calcext:value-type="float">
            <text:p>211267</text:p>
          </table:table-cell>
          <table:table-cell table:style-name="ce221" table:formula="of:=FLOOR([.AN162]^3*270/100-5)" office:value-type="float" office:value="11267853" calcext:value-type="float">
            <text:p>112678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74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2" calcext:value-type="float">
            <text:p>162</text:p>
          </table:table-cell>
          <table:table-cell table:style-name="ce218" table:formula="of:=[.AP164]-[.AP163]" office:value-type="float" office:value="112491" calcext:value-type="float">
            <text:p>112491</text:p>
          </table:table-cell>
          <table:table-cell table:formula="of:=FLOOR([.AN163]^3*142/100-5)" office:value-type="float" office:value="6037164" calcext:value-type="float">
            <text:p>6037164</text:p>
          </table:table-cell>
          <table:table-cell table:style-name="ce218" table:formula="of:=[.AR164]-[.AR163]" office:value-type="float" office:value="213891" calcext:value-type="float">
            <text:p>213891</text:p>
          </table:table-cell>
          <table:table-cell table:style-name="ce221" table:formula="of:=FLOOR([.AN163]^3*270/100-5)" office:value-type="float" office:value="11479120" calcext:value-type="float">
            <text:p>1147912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74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3" calcext:value-type="float">
            <text:p>163</text:p>
          </table:table-cell>
          <table:table-cell table:style-name="ce218" table:formula="of:=[.AP165]-[.AP164]" office:value-type="float" office:value="113880" calcext:value-type="float">
            <text:p>113880</text:p>
          </table:table-cell>
          <table:table-cell table:formula="of:=FLOOR([.AN164]^3*142/100-5)" office:value-type="float" office:value="6149655" calcext:value-type="float">
            <text:p>6149655</text:p>
          </table:table-cell>
          <table:table-cell table:style-name="ce218" table:formula="of:=[.AR165]-[.AR164]" office:value-type="float" office:value="216532" calcext:value-type="float">
            <text:p>216532</text:p>
          </table:table-cell>
          <table:table-cell table:style-name="ce221" table:formula="of:=FLOOR([.AN164]^3*270/100-5)" office:value-type="float" office:value="11693011" calcext:value-type="float">
            <text:p>1169301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74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4" calcext:value-type="float">
            <text:p>164</text:p>
          </table:table-cell>
          <table:table-cell table:style-name="ce218" table:formula="of:=[.AP166]-[.AP165]" office:value-type="float" office:value="115277" calcext:value-type="float">
            <text:p>115277</text:p>
          </table:table-cell>
          <table:table-cell table:formula="of:=FLOOR([.AN165]^3*142/100-5)" office:value-type="float" office:value="6263535" calcext:value-type="float">
            <text:p>6263535</text:p>
          </table:table-cell>
          <table:table-cell table:style-name="ce218" table:formula="of:=[.AR166]-[.AR165]" office:value-type="float" office:value="219189" calcext:value-type="float">
            <text:p>219189</text:p>
          </table:table-cell>
          <table:table-cell table:style-name="ce221" table:formula="of:=FLOOR([.AN165]^3*270/100-5)" office:value-type="float" office:value="11909543" calcext:value-type="float">
            <text:p>1190954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74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5" calcext:value-type="float">
            <text:p>165</text:p>
          </table:table-cell>
          <table:table-cell table:style-name="ce218" table:formula="of:=[.AP167]-[.AP166]" office:value-type="float" office:value="116683" calcext:value-type="float">
            <text:p>116683</text:p>
          </table:table-cell>
          <table:table-cell table:formula="of:=FLOOR([.AN166]^3*142/100-5)" office:value-type="float" office:value="6378812" calcext:value-type="float">
            <text:p>6378812</text:p>
          </table:table-cell>
          <table:table-cell table:style-name="ce218" table:formula="of:=[.AR167]-[.AR166]" office:value-type="float" office:value="221862" calcext:value-type="float">
            <text:p>221862</text:p>
          </table:table-cell>
          <table:table-cell table:style-name="ce221" table:formula="of:=FLOOR([.AN166]^3*270/100-5)" office:value-type="float" office:value="12128732" calcext:value-type="float">
            <text:p>121287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74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6" calcext:value-type="float">
            <text:p>166</text:p>
          </table:table-cell>
          <table:table-cell table:style-name="ce218" table:formula="of:=[.AP168]-[.AP167]" office:value-type="float" office:value="118097" calcext:value-type="float">
            <text:p>118097</text:p>
          </table:table-cell>
          <table:table-cell table:formula="of:=FLOOR([.AN167]^3*142/100-5)" office:value-type="float" office:value="6495495" calcext:value-type="float">
            <text:p>6495495</text:p>
          </table:table-cell>
          <table:table-cell table:style-name="ce218" table:formula="of:=[.AR168]-[.AR167]" office:value-type="float" office:value="224551" calcext:value-type="float">
            <text:p>224551</text:p>
          </table:table-cell>
          <table:table-cell table:style-name="ce221" table:formula="of:=FLOOR([.AN167]^3*270/100-5)" office:value-type="float" office:value="12350594" calcext:value-type="float">
            <text:p>1235059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74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7" calcext:value-type="float">
            <text:p>167</text:p>
          </table:table-cell>
          <table:table-cell table:style-name="ce218" table:formula="of:=[.AP169]-[.AP168]" office:value-type="float" office:value="119520" calcext:value-type="float">
            <text:p>119520</text:p>
          </table:table-cell>
          <table:table-cell table:formula="of:=FLOOR([.AN168]^3*142/100-5)" office:value-type="float" office:value="6613592" calcext:value-type="float">
            <text:p>6613592</text:p>
          </table:table-cell>
          <table:table-cell table:style-name="ce218" table:formula="of:=[.AR169]-[.AR168]" office:value-type="float" office:value="227256" calcext:value-type="float">
            <text:p>227256</text:p>
          </table:table-cell>
          <table:table-cell table:style-name="ce221" table:formula="of:=FLOOR([.AN168]^3*270/100-5)" office:value-type="float" office:value="12575145" calcext:value-type="float">
            <text:p>125751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8" calcext:value-type="float">
            <text:p>168</text:p>
          </table:table-cell>
          <table:table-cell table:style-name="ce218" table:formula="of:=[.AP170]-[.AP169]" office:value-type="float" office:value="120951" calcext:value-type="float">
            <text:p>120951</text:p>
          </table:table-cell>
          <table:table-cell table:formula="of:=FLOOR([.AN169]^3*142/100-5)" office:value-type="float" office:value="6733112" calcext:value-type="float">
            <text:p>6733112</text:p>
          </table:table-cell>
          <table:table-cell table:style-name="ce218" table:formula="of:=[.AR170]-[.AR169]" office:value-type="float" office:value="229978" calcext:value-type="float">
            <text:p>229978</text:p>
          </table:table-cell>
          <table:table-cell table:style-name="ce221" table:formula="of:=FLOOR([.AN169]^3*270/100-5)" office:value-type="float" office:value="12802401" calcext:value-type="float">
            <text:p>1280240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74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9" calcext:value-type="float">
            <text:p>169</text:p>
          </table:table-cell>
          <table:table-cell table:style-name="ce218" table:formula="of:=[.AP171]-[.AP170]" office:value-type="float" office:value="122392" calcext:value-type="float">
            <text:p>122392</text:p>
          </table:table-cell>
          <table:table-cell table:formula="of:=FLOOR([.AN170]^3*142/100-5)" office:value-type="float" office:value="6854063" calcext:value-type="float">
            <text:p>6854063</text:p>
          </table:table-cell>
          <table:table-cell table:style-name="ce218" table:formula="of:=[.AR171]-[.AR170]" office:value-type="float" office:value="232716" calcext:value-type="float">
            <text:p>232716</text:p>
          </table:table-cell>
          <table:table-cell table:style-name="ce221" table:formula="of:=FLOOR([.AN170]^3*270/100-5)" office:value-type="float" office:value="13032379" calcext:value-type="float">
            <text:p>1303237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74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0" calcext:value-type="float">
            <text:p>170</text:p>
          </table:table-cell>
          <table:table-cell table:style-name="ce218" table:formula="of:=[.AP172]-[.AP171]" office:value-type="float" office:value="123839" calcext:value-type="float">
            <text:p>123839</text:p>
          </table:table-cell>
          <table:table-cell table:formula="of:=FLOOR([.AN171]^3*142/100-5)" office:value-type="float" office:value="6976455" calcext:value-type="float">
            <text:p>6976455</text:p>
          </table:table-cell>
          <table:table-cell table:style-name="ce218" table:formula="of:=[.AR172]-[.AR171]" office:value-type="float" office:value="235469" calcext:value-type="float">
            <text:p>235469</text:p>
          </table:table-cell>
          <table:table-cell table:style-name="ce221" table:formula="of:=FLOOR([.AN171]^3*270/100-5)" office:value-type="float" office:value="13265095" calcext:value-type="float">
            <text:p>132650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74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1" calcext:value-type="float">
            <text:p>171</text:p>
          </table:table-cell>
          <table:table-cell table:style-name="ce218" table:formula="of:=[.AP173]-[.AP172]" office:value-type="float" office:value="125297" calcext:value-type="float">
            <text:p>125297</text:p>
          </table:table-cell>
          <table:table-cell table:formula="of:=FLOOR([.AN172]^3*142/100-5)" office:value-type="float" office:value="7100294" calcext:value-type="float">
            <text:p>7100294</text:p>
          </table:table-cell>
          <table:table-cell table:style-name="ce218" table:formula="of:=[.AR173]-[.AR172]" office:value-type="float" office:value="238240" calcext:value-type="float">
            <text:p>238240</text:p>
          </table:table-cell>
          <table:table-cell table:style-name="ce221" table:formula="of:=FLOOR([.AN172]^3*270/100-5)" office:value-type="float" office:value="13500564" calcext:value-type="float">
            <text:p>1350056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74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2" calcext:value-type="float">
            <text:p>172</text:p>
          </table:table-cell>
          <table:table-cell table:style-name="ce218" table:formula="of:=[.AP174]-[.AP173]" office:value-type="float" office:value="126762" calcext:value-type="float">
            <text:p>126762</text:p>
          </table:table-cell>
          <table:table-cell table:formula="of:=FLOOR([.AN173]^3*142/100-5)" office:value-type="float" office:value="7225591" calcext:value-type="float">
            <text:p>7225591</text:p>
          </table:table-cell>
          <table:table-cell table:style-name="ce218" table:formula="of:=[.AR174]-[.AR173]" office:value-type="float" office:value="241026" calcext:value-type="float">
            <text:p>241026</text:p>
          </table:table-cell>
          <table:table-cell table:style-name="ce221" table:formula="of:=FLOOR([.AN173]^3*270/100-5)" office:value-type="float" office:value="13738804" calcext:value-type="float">
            <text:p>1373880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74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3" calcext:value-type="float">
            <text:p>173</text:p>
          </table:table-cell>
          <table:table-cell table:style-name="ce218" table:formula="of:=[.AP175]-[.AP174]" office:value-type="float" office:value="128236" calcext:value-type="float">
            <text:p>128236</text:p>
          </table:table-cell>
          <table:table-cell table:formula="of:=FLOOR([.AN174]^3*142/100-5)" office:value-type="float" office:value="7352353" calcext:value-type="float">
            <text:p>7352353</text:p>
          </table:table-cell>
          <table:table-cell table:style-name="ce218" table:formula="of:=[.AR175]-[.AR174]" office:value-type="float" office:value="243829" calcext:value-type="float">
            <text:p>243829</text:p>
          </table:table-cell>
          <table:table-cell table:style-name="ce221" table:formula="of:=FLOOR([.AN174]^3*270/100-5)" office:value-type="float" office:value="13979830" calcext:value-type="float">
            <text:p>1397983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74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4" calcext:value-type="float">
            <text:p>174</text:p>
          </table:table-cell>
          <table:table-cell table:style-name="ce218" table:formula="of:=[.AP176]-[.AP175]" office:value-type="float" office:value="129718" calcext:value-type="float">
            <text:p>129718</text:p>
          </table:table-cell>
          <table:table-cell table:formula="of:=FLOOR([.AN175]^3*142/100-5)" office:value-type="float" office:value="7480589" calcext:value-type="float">
            <text:p>7480589</text:p>
          </table:table-cell>
          <table:table-cell table:style-name="ce218" table:formula="of:=[.AR176]-[.AR175]" office:value-type="float" office:value="246648" calcext:value-type="float">
            <text:p>246648</text:p>
          </table:table-cell>
          <table:table-cell table:style-name="ce221" table:formula="of:=FLOOR([.AN175]^3*270/100-5)" office:value-type="float" office:value="14223659" calcext:value-type="float">
            <text:p>1422365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74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5" calcext:value-type="float">
            <text:p>175</text:p>
          </table:table-cell>
          <table:table-cell table:style-name="ce218" table:formula="of:=[.AP177]-[.AP176]" office:value-type="float" office:value="131209" calcext:value-type="float">
            <text:p>131209</text:p>
          </table:table-cell>
          <table:table-cell table:formula="of:=FLOOR([.AN176]^3*142/100-5)" office:value-type="float" office:value="7610307" calcext:value-type="float">
            <text:p>7610307</text:p>
          </table:table-cell>
          <table:table-cell table:style-name="ce218" table:formula="of:=[.AR177]-[.AR176]" office:value-type="float" office:value="249483" calcext:value-type="float">
            <text:p>249483</text:p>
          </table:table-cell>
          <table:table-cell table:style-name="ce221" table:formula="of:=FLOOR([.AN176]^3*270/100-5)" office:value-type="float" office:value="14470307" calcext:value-type="float">
            <text:p>144703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74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6" calcext:value-type="float">
            <text:p>176</text:p>
          </table:table-cell>
          <table:table-cell table:style-name="ce218" table:formula="of:=[.AP178]-[.AP177]" office:value-type="float" office:value="132709" calcext:value-type="float">
            <text:p>132709</text:p>
          </table:table-cell>
          <table:table-cell table:formula="of:=FLOOR([.AN177]^3*142/100-5)" office:value-type="float" office:value="7741516" calcext:value-type="float">
            <text:p>7741516</text:p>
          </table:table-cell>
          <table:table-cell table:style-name="ce218" table:formula="of:=[.AR178]-[.AR177]" office:value-type="float" office:value="252334" calcext:value-type="float">
            <text:p>252334</text:p>
          </table:table-cell>
          <table:table-cell table:style-name="ce221" table:formula="of:=FLOOR([.AN177]^3*270/100-5)" office:value-type="float" office:value="14719790" calcext:value-type="float">
            <text:p>1471979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74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7" calcext:value-type="float">
            <text:p>177</text:p>
          </table:table-cell>
          <table:table-cell table:style-name="ce218" table:formula="of:=[.AP179]-[.AP178]" office:value-type="float" office:value="134217" calcext:value-type="float">
            <text:p>134217</text:p>
          </table:table-cell>
          <table:table-cell table:formula="of:=FLOOR([.AN178]^3*142/100-5)" office:value-type="float" office:value="7874225" calcext:value-type="float">
            <text:p>7874225</text:p>
          </table:table-cell>
          <table:table-cell table:style-name="ce218" table:formula="of:=[.AR179]-[.AR178]" office:value-type="float" office:value="255201" calcext:value-type="float">
            <text:p>255201</text:p>
          </table:table-cell>
          <table:table-cell table:style-name="ce221" table:formula="of:=FLOOR([.AN178]^3*270/100-5)" office:value-type="float" office:value="14972124" calcext:value-type="float">
            <text:p>149721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74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8" calcext:value-type="float">
            <text:p>178</text:p>
          </table:table-cell>
          <table:table-cell table:style-name="ce218" table:formula="of:=[.AP180]-[.AP179]" office:value-type="float" office:value="135734" calcext:value-type="float">
            <text:p>135734</text:p>
          </table:table-cell>
          <table:table-cell table:formula="of:=FLOOR([.AN179]^3*142/100-5)" office:value-type="float" office:value="8008442" calcext:value-type="float">
            <text:p>8008442</text:p>
          </table:table-cell>
          <table:table-cell table:style-name="ce218" table:formula="of:=[.AR180]-[.AR179]" office:value-type="float" office:value="258085" calcext:value-type="float">
            <text:p>258085</text:p>
          </table:table-cell>
          <table:table-cell table:style-name="ce221" table:formula="of:=FLOOR([.AN179]^3*270/100-5)" office:value-type="float" office:value="15227325" calcext:value-type="float">
            <text:p>1522732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74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9" calcext:value-type="float">
            <text:p>179</text:p>
          </table:table-cell>
          <table:table-cell table:style-name="ce218" table:formula="of:=[.AP181]-[.AP180]" office:value-type="float" office:value="137259" calcext:value-type="float">
            <text:p>137259</text:p>
          </table:table-cell>
          <table:table-cell table:formula="of:=FLOOR([.AN180]^3*142/100-5)" office:value-type="float" office:value="8144176" calcext:value-type="float">
            <text:p>8144176</text:p>
          </table:table-cell>
          <table:table-cell table:style-name="ce218" table:formula="of:=[.AR181]-[.AR180]" office:value-type="float" office:value="260985" calcext:value-type="float">
            <text:p>260985</text:p>
          </table:table-cell>
          <table:table-cell table:style-name="ce221" table:formula="of:=FLOOR([.AN180]^3*270/100-5)" office:value-type="float" office:value="15485410" calcext:value-type="float">
            <text:p>1548541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74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0" calcext:value-type="float">
            <text:p>180</text:p>
          </table:table-cell>
          <table:table-cell table:style-name="ce218" table:formula="of:=[.AP182]-[.AP181]" office:value-type="float" office:value="138792" calcext:value-type="float">
            <text:p>138792</text:p>
          </table:table-cell>
          <table:table-cell table:formula="of:=FLOOR([.AN181]^3*142/100-5)" office:value-type="float" office:value="8281435" calcext:value-type="float">
            <text:p>8281435</text:p>
          </table:table-cell>
          <table:table-cell table:style-name="ce218" table:formula="of:=[.AR182]-[.AR181]" office:value-type="float" office:value="263900" calcext:value-type="float">
            <text:p>263900</text:p>
          </table:table-cell>
          <table:table-cell table:style-name="ce221" table:formula="of:=FLOOR([.AN181]^3*270/100-5)" office:value-type="float" office:value="15746395" calcext:value-type="float">
            <text:p>157463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74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1" calcext:value-type="float">
            <text:p>181</text:p>
          </table:table-cell>
          <table:table-cell table:style-name="ce218" table:formula="of:=[.AP183]-[.AP182]" office:value-type="float" office:value="140334" calcext:value-type="float">
            <text:p>140334</text:p>
          </table:table-cell>
          <table:table-cell table:formula="of:=FLOOR([.AN182]^3*142/100-5)" office:value-type="float" office:value="8420227" calcext:value-type="float">
            <text:p>8420227</text:p>
          </table:table-cell>
          <table:table-cell table:style-name="ce218" table:formula="of:=[.AR183]-[.AR182]" office:value-type="float" office:value="266833" calcext:value-type="float">
            <text:p>266833</text:p>
          </table:table-cell>
          <table:table-cell table:style-name="ce221" table:formula="of:=FLOOR([.AN182]^3*270/100-5)" office:value-type="float" office:value="16010295" calcext:value-type="float">
            <text:p>16010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74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2" calcext:value-type="float">
            <text:p>182</text:p>
          </table:table-cell>
          <table:table-cell table:style-name="ce218" table:formula="of:=[.AP184]-[.AP183]" office:value-type="float" office:value="141885" calcext:value-type="float">
            <text:p>141885</text:p>
          </table:table-cell>
          <table:table-cell table:formula="of:=FLOOR([.AN183]^3*142/100-5)" office:value-type="float" office:value="8560561" calcext:value-type="float">
            <text:p>8560561</text:p>
          </table:table-cell>
          <table:table-cell table:style-name="ce218" table:formula="of:=[.AR184]-[.AR183]" office:value-type="float" office:value="269781" calcext:value-type="float">
            <text:p>269781</text:p>
          </table:table-cell>
          <table:table-cell table:style-name="ce221" table:formula="of:=FLOOR([.AN183]^3*270/100-5)" office:value-type="float" office:value="16277128" calcext:value-type="float">
            <text:p>1627712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74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3" calcext:value-type="float">
            <text:p>183</text:p>
          </table:table-cell>
          <table:table-cell table:style-name="ce218" table:formula="of:=[.AP185]-[.AP184]" office:value-type="float" office:value="143444" calcext:value-type="float">
            <text:p>143444</text:p>
          </table:table-cell>
          <table:table-cell table:formula="of:=FLOOR([.AN184]^3*142/100-5)" office:value-type="float" office:value="8702446" calcext:value-type="float">
            <text:p>8702446</text:p>
          </table:table-cell>
          <table:table-cell table:style-name="ce218" table:formula="of:=[.AR185]-[.AR184]" office:value-type="float" office:value="272746" calcext:value-type="float">
            <text:p>272746</text:p>
          </table:table-cell>
          <table:table-cell table:style-name="ce221" table:formula="of:=FLOOR([.AN184]^3*270/100-5)" office:value-type="float" office:value="16546909" calcext:value-type="float">
            <text:p>1654690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74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4" calcext:value-type="float">
            <text:p>184</text:p>
          </table:table-cell>
          <table:table-cell table:style-name="ce218" table:formula="of:=[.AP186]-[.AP185]" office:value-type="float" office:value="145012" calcext:value-type="float">
            <text:p>145012</text:p>
          </table:table-cell>
          <table:table-cell table:formula="of:=FLOOR([.AN185]^3*142/100-5)" office:value-type="float" office:value="8845890" calcext:value-type="float">
            <text:p>8845890</text:p>
          </table:table-cell>
          <table:table-cell table:style-name="ce218" table:formula="of:=[.AR186]-[.AR185]" office:value-type="float" office:value="275727" calcext:value-type="float">
            <text:p>275727</text:p>
          </table:table-cell>
          <table:table-cell table:style-name="ce221" table:formula="of:=FLOOR([.AN185]^3*270/100-5)" office:value-type="float" office:value="16819655" calcext:value-type="float">
            <text:p>1681965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74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5" calcext:value-type="float">
            <text:p>185</text:p>
          </table:table-cell>
          <table:table-cell table:style-name="ce218" table:formula="of:=[.AP187]-[.AP186]" office:value-type="float" office:value="146588" calcext:value-type="float">
            <text:p>146588</text:p>
          </table:table-cell>
          <table:table-cell table:formula="of:=FLOOR([.AN186]^3*142/100-5)" office:value-type="float" office:value="8990902" calcext:value-type="float">
            <text:p>8990902</text:p>
          </table:table-cell>
          <table:table-cell table:style-name="ce218" table:formula="of:=[.AR187]-[.AR186]" office:value-type="float" office:value="278724" calcext:value-type="float">
            <text:p>278724</text:p>
          </table:table-cell>
          <table:table-cell table:style-name="ce221" table:formula="of:=FLOOR([.AN186]^3*270/100-5)" office:value-type="float" office:value="17095382" calcext:value-type="float">
            <text:p>170953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74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6" calcext:value-type="float">
            <text:p>186</text:p>
          </table:table-cell>
          <table:table-cell table:style-name="ce218" table:formula="of:=[.AP188]-[.AP187]" office:value-type="float" office:value="148173" calcext:value-type="float">
            <text:p>148173</text:p>
          </table:table-cell>
          <table:table-cell table:formula="of:=FLOOR([.AN187]^3*142/100-5)" office:value-type="float" office:value="9137490" calcext:value-type="float">
            <text:p>9137490</text:p>
          </table:table-cell>
          <table:table-cell table:style-name="ce218" table:formula="of:=[.AR188]-[.AR187]" office:value-type="float" office:value="281737" calcext:value-type="float">
            <text:p>281737</text:p>
          </table:table-cell>
          <table:table-cell table:style-name="ce221" table:formula="of:=FLOOR([.AN187]^3*270/100-5)" office:value-type="float" office:value="17374106" calcext:value-type="float">
            <text:p>1737410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74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7" calcext:value-type="float">
            <text:p>187</text:p>
          </table:table-cell>
          <table:table-cell table:style-name="ce218" table:formula="of:=[.AP189]-[.AP188]" office:value-type="float" office:value="149766" calcext:value-type="float">
            <text:p>149766</text:p>
          </table:table-cell>
          <table:table-cell table:formula="of:=FLOOR([.AN188]^3*142/100-5)" office:value-type="float" office:value="9285663" calcext:value-type="float">
            <text:p>9285663</text:p>
          </table:table-cell>
          <table:table-cell table:style-name="ce218" table:formula="of:=[.AR189]-[.AR188]" office:value-type="float" office:value="284766" calcext:value-type="float">
            <text:p>284766</text:p>
          </table:table-cell>
          <table:table-cell table:style-name="ce221" table:formula="of:=FLOOR([.AN188]^3*270/100-5)" office:value-type="float" office:value="17655843" calcext:value-type="float">
            <text:p>1765584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74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8" calcext:value-type="float">
            <text:p>188</text:p>
          </table:table-cell>
          <table:table-cell table:style-name="ce218" table:formula="of:=[.AP190]-[.AP189]" office:value-type="float" office:value="151367" calcext:value-type="float">
            <text:p>151367</text:p>
          </table:table-cell>
          <table:table-cell table:formula="of:=FLOOR([.AN189]^3*142/100-5)" office:value-type="float" office:value="9435429" calcext:value-type="float">
            <text:p>9435429</text:p>
          </table:table-cell>
          <table:table-cell table:style-name="ce218" table:formula="of:=[.AR190]-[.AR189]" office:value-type="float" office:value="287812" calcext:value-type="float">
            <text:p>287812</text:p>
          </table:table-cell>
          <table:table-cell table:style-name="ce221" table:formula="of:=FLOOR([.AN189]^3*270/100-5)" office:value-type="float" office:value="17940609" calcext:value-type="float">
            <text:p>1794060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74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9" calcext:value-type="float">
            <text:p>189</text:p>
          </table:table-cell>
          <table:table-cell table:style-name="ce218" table:formula="of:=[.AP191]-[.AP190]" office:value-type="float" office:value="152979" calcext:value-type="float">
            <text:p>152979</text:p>
          </table:table-cell>
          <table:table-cell table:formula="of:=FLOOR([.AN190]^3*142/100-5)" office:value-type="float" office:value="9586796" calcext:value-type="float">
            <text:p>9586796</text:p>
          </table:table-cell>
          <table:table-cell table:style-name="ce218" table:formula="of:=[.AR191]-[.AR190]" office:value-type="float" office:value="290874" calcext:value-type="float">
            <text:p>290874</text:p>
          </table:table-cell>
          <table:table-cell table:style-name="ce221" table:formula="of:=FLOOR([.AN190]^3*270/100-5)" office:value-type="float" office:value="18228421" calcext:value-type="float">
            <text:p>182284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74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0" calcext:value-type="float">
            <text:p>190</text:p>
          </table:table-cell>
          <table:table-cell table:style-name="ce218" table:formula="of:=[.AP192]-[.AP191]" office:value-type="float" office:value="154596" calcext:value-type="float">
            <text:p>154596</text:p>
          </table:table-cell>
          <table:table-cell table:formula="of:=FLOOR([.AN191]^3*142/100-5)" office:value-type="float" office:value="9739775" calcext:value-type="float">
            <text:p>9739775</text:p>
          </table:table-cell>
          <table:table-cell table:style-name="ce218" table:formula="of:=[.AR192]-[.AR191]" office:value-type="float" office:value="293951" calcext:value-type="float">
            <text:p>293951</text:p>
          </table:table-cell>
          <table:table-cell table:style-name="ce221" table:formula="of:=FLOOR([.AN191]^3*270/100-5)" office:value-type="float" office:value="18519295" calcext:value-type="float">
            <text:p>18519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74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1" calcext:value-type="float">
            <text:p>191</text:p>
          </table:table-cell>
          <table:table-cell table:style-name="ce218" table:formula="of:=[.AP193]-[.AP192]" office:value-type="float" office:value="156224" calcext:value-type="float">
            <text:p>156224</text:p>
          </table:table-cell>
          <table:table-cell table:formula="of:=FLOOR([.AN192]^3*142/100-5)" office:value-type="float" office:value="9894371" calcext:value-type="float">
            <text:p>9894371</text:p>
          </table:table-cell>
          <table:table-cell table:style-name="ce218" table:formula="of:=[.AR193]-[.AR192]" office:value-type="float" office:value="297046" calcext:value-type="float">
            <text:p>297046</text:p>
          </table:table-cell>
          <table:table-cell table:style-name="ce221" table:formula="of:=FLOOR([.AN192]^3*270/100-5)" office:value-type="float" office:value="18813246" calcext:value-type="float">
            <text:p>1881324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74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2" calcext:value-type="float">
            <text:p>192</text:p>
          </table:table-cell>
          <table:table-cell table:style-name="ce218" table:formula="of:=[.AP194]-[.AP193]" office:value-type="float" office:value="157860" calcext:value-type="float">
            <text:p>157860</text:p>
          </table:table-cell>
          <table:table-cell table:formula="of:=FLOOR([.AN193]^3*142/100-5)" office:value-type="float" office:value="10050595" calcext:value-type="float">
            <text:p>10050595</text:p>
          </table:table-cell>
          <table:table-cell table:style-name="ce218" table:formula="of:=[.AR194]-[.AR193]" office:value-type="float" office:value="300156" calcext:value-type="float">
            <text:p>300156</text:p>
          </table:table-cell>
          <table:table-cell table:style-name="ce221" table:formula="of:=FLOOR([.AN193]^3*270/100-5)" office:value-type="float" office:value="19110292" calcext:value-type="float">
            <text:p>1911029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74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3" calcext:value-type="float">
            <text:p>193</text:p>
          </table:table-cell>
          <table:table-cell table:style-name="ce218" table:formula="of:=[.AP195]-[.AP194]" office:value-type="float" office:value="159505" calcext:value-type="float">
            <text:p>159505</text:p>
          </table:table-cell>
          <table:table-cell table:formula="of:=FLOOR([.AN194]^3*142/100-5)" office:value-type="float" office:value="10208455" calcext:value-type="float">
            <text:p>10208455</text:p>
          </table:table-cell>
          <table:table-cell table:style-name="ce218" table:formula="of:=[.AR195]-[.AR194]" office:value-type="float" office:value="303283" calcext:value-type="float">
            <text:p>303283</text:p>
          </table:table-cell>
          <table:table-cell table:style-name="ce221" table:formula="of:=FLOOR([.AN194]^3*270/100-5)" office:value-type="float" office:value="19410448" calcext:value-type="float">
            <text:p>1941044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74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4" calcext:value-type="float">
            <text:p>194</text:p>
          </table:table-cell>
          <table:table-cell table:style-name="ce218" table:formula="of:=[.AP196]-[.AP195]" office:value-type="float" office:value="161157" calcext:value-type="float">
            <text:p>161157</text:p>
          </table:table-cell>
          <table:table-cell table:formula="of:=FLOOR([.AN195]^3*142/100-5)" office:value-type="float" office:value="10367960" calcext:value-type="float">
            <text:p>10367960</text:p>
          </table:table-cell>
          <table:table-cell table:style-name="ce218" table:formula="of:=[.AR196]-[.AR195]" office:value-type="float" office:value="306426" calcext:value-type="float">
            <text:p>306426</text:p>
          </table:table-cell>
          <table:table-cell table:style-name="ce221" table:formula="of:=FLOOR([.AN195]^3*270/100-5)" office:value-type="float" office:value="19713731" calcext:value-type="float">
            <text:p>1971373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74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5" calcext:value-type="float">
            <text:p>195</text:p>
          </table:table-cell>
          <table:table-cell table:style-name="ce218" table:formula="of:=[.AP197]-[.AP196]" office:value-type="float" office:value="162819" calcext:value-type="float">
            <text:p>162819</text:p>
          </table:table-cell>
          <table:table-cell table:formula="of:=FLOOR([.AN196]^3*142/100-5)" office:value-type="float" office:value="10529117" calcext:value-type="float">
            <text:p>10529117</text:p>
          </table:table-cell>
          <table:table-cell table:style-name="ce218" table:formula="of:=[.AR197]-[.AR196]" office:value-type="float" office:value="309585" calcext:value-type="float">
            <text:p>309585</text:p>
          </table:table-cell>
          <table:table-cell table:style-name="ce221" table:formula="of:=FLOOR([.AN196]^3*270/100-5)" office:value-type="float" office:value="20020157" calcext:value-type="float">
            <text:p>200201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74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6" calcext:value-type="float">
            <text:p>196</text:p>
          </table:table-cell>
          <table:table-cell table:style-name="ce218" table:formula="of:=[.AP198]-[.AP197]" office:value-type="float" office:value="164488" calcext:value-type="float">
            <text:p>164488</text:p>
          </table:table-cell>
          <table:table-cell table:formula="of:=FLOOR([.AN197]^3*142/100-5)" office:value-type="float" office:value="10691936" calcext:value-type="float">
            <text:p>10691936</text:p>
          </table:table-cell>
          <table:table-cell table:style-name="ce218" table:formula="of:=[.AR198]-[.AR197]" office:value-type="float" office:value="312760" calcext:value-type="float">
            <text:p>312760</text:p>
          </table:table-cell>
          <table:table-cell table:style-name="ce221" table:formula="of:=FLOOR([.AN197]^3*270/100-5)" office:value-type="float" office:value="20329742" calcext:value-type="float">
            <text:p>2032974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7" calcext:value-type="float">
            <text:p>197</text:p>
          </table:table-cell>
          <table:table-cell table:style-name="ce218" table:formula="of:=[.AP199]-[.AP198]" office:value-type="float" office:value="166167" calcext:value-type="float">
            <text:p>166167</text:p>
          </table:table-cell>
          <table:table-cell table:formula="of:=FLOOR([.AN198]^3*142/100-5)" office:value-type="float" office:value="10856424" calcext:value-type="float">
            <text:p>10856424</text:p>
          </table:table-cell>
          <table:table-cell table:style-name="ce218" table:formula="of:=[.AR199]-[.AR198]" office:value-type="float" office:value="315951" calcext:value-type="float">
            <text:p>315951</text:p>
          </table:table-cell>
          <table:table-cell table:style-name="ce221" table:formula="of:=FLOOR([.AN198]^3*270/100-5)" office:value-type="float" office:value="20642502" calcext:value-type="float">
            <text:p>2064250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8" calcext:value-type="float">
            <text:p>198</text:p>
          </table:table-cell>
          <table:table-cell table:style-name="ce218" table:formula="of:=[.AP200]-[.AP199]" office:value-type="float" office:value="167854" calcext:value-type="float">
            <text:p>167854</text:p>
          </table:table-cell>
          <table:table-cell table:formula="of:=FLOOR([.AN199]^3*142/100-5)" office:value-type="float" office:value="11022591" calcext:value-type="float">
            <text:p>11022591</text:p>
          </table:table-cell>
          <table:table-cell table:style-name="ce218" table:formula="of:=[.AR200]-[.AR199]" office:value-type="float" office:value="319159" calcext:value-type="float">
            <text:p>319159</text:p>
          </table:table-cell>
          <table:table-cell table:style-name="ce221" table:formula="of:=FLOOR([.AN199]^3*270/100-5)" office:value-type="float" office:value="20958453" calcext:value-type="float">
            <text:p>209584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74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9" calcext:value-type="float">
            <text:p>199</text:p>
          </table:table-cell>
          <table:table-cell table:style-name="ce218" table:formula="of:=[.AP201]-[.AP200]" office:value-type="float" office:value="169550" calcext:value-type="float">
            <text:p>169550</text:p>
          </table:table-cell>
          <table:table-cell table:formula="of:=FLOOR([.AN200]^3*142/100-5)" office:value-type="float" office:value="11190445" calcext:value-type="float">
            <text:p>11190445</text:p>
          </table:table-cell>
          <table:table-cell table:style-name="ce218" table:formula="of:=[.AR201]-[.AR200]" office:value-type="float" office:value="322383" calcext:value-type="float">
            <text:p>322383</text:p>
          </table:table-cell>
          <table:table-cell table:style-name="ce221" table:formula="of:=FLOOR([.AN200]^3*270/100-5)" office:value-type="float" office:value="21277612" calcext:value-type="float">
            <text:p>2127761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74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0" calcext:value-type="float">
            <text:p>200</text:p>
          </table:table-cell>
          <table:table-cell table:style-name="ce218" table:formula="of:=[.AP202]-[.AP201]" office:value-type="float" office:value="171253" calcext:value-type="float">
            <text:p>171253</text:p>
          </table:table-cell>
          <table:table-cell table:formula="of:=FLOOR([.AN201]^3*142/100-5)" office:value-type="float" office:value="11359995" calcext:value-type="float">
            <text:p>11359995</text:p>
          </table:table-cell>
          <table:table-cell table:style-name="ce218" table:formula="of:=[.AR202]-[.AR201]" office:value-type="float" office:value="325622" calcext:value-type="float">
            <text:p>325622</text:p>
          </table:table-cell>
          <table:table-cell table:style-name="ce221" table:formula="of:=FLOOR([.AN201]^3*270/100-5)" office:value-type="float" office:value="21599995" calcext:value-type="float">
            <text:p>215999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74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1" calcext:value-type="float">
            <text:p>201</text:p>
          </table:table-cell>
          <table:table-cell table:style-name="ce218" table:formula="of:=[.AP203]-[.AP202]" office:value-type="float" office:value="172966" calcext:value-type="float">
            <text:p>172966</text:p>
          </table:table-cell>
          <table:table-cell table:formula="of:=FLOOR([.AN202]^3*142/100-5)" office:value-type="float" office:value="11531248" calcext:value-type="float">
            <text:p>11531248</text:p>
          </table:table-cell>
          <table:table-cell table:style-name="ce218" table:formula="of:=[.AR203]-[.AR202]" office:value-type="float" office:value="328879" calcext:value-type="float">
            <text:p>328879</text:p>
          </table:table-cell>
          <table:table-cell table:style-name="ce221" table:formula="of:=FLOOR([.AN202]^3*270/100-5)" office:value-type="float" office:value="21925617" calcext:value-type="float">
            <text:p>2192561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74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2" calcext:value-type="float">
            <text:p>202</text:p>
          </table:table-cell>
          <table:table-cell table:style-name="ce218" table:formula="of:=[.AP204]-[.AP203]" office:value-type="float" office:value="174687" calcext:value-type="float">
            <text:p>174687</text:p>
          </table:table-cell>
          <table:table-cell table:formula="of:=FLOOR([.AN203]^3*142/100-5)" office:value-type="float" office:value="11704214" calcext:value-type="float">
            <text:p>11704214</text:p>
          </table:table-cell>
          <table:table-cell table:style-name="ce218" table:formula="of:=[.AR204]-[.AR203]" office:value-type="float" office:value="332151" calcext:value-type="float">
            <text:p>332151</text:p>
          </table:table-cell>
          <table:table-cell table:style-name="ce221" table:formula="of:=FLOOR([.AN203]^3*270/100-5)" office:value-type="float" office:value="22254496" calcext:value-type="float">
            <text:p>2225449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74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3" calcext:value-type="float">
            <text:p>203</text:p>
          </table:table-cell>
          <table:table-cell table:style-name="ce218" table:formula="of:=[.AP205]-[.AP204]" office:value-type="float" office:value="176416" calcext:value-type="float">
            <text:p>176416</text:p>
          </table:table-cell>
          <table:table-cell table:formula="of:=FLOOR([.AN204]^3*142/100-5)" office:value-type="float" office:value="11878901" calcext:value-type="float">
            <text:p>11878901</text:p>
          </table:table-cell>
          <table:table-cell table:style-name="ce218" table:formula="of:=[.AR205]-[.AR204]" office:value-type="float" office:value="335440" calcext:value-type="float">
            <text:p>335440</text:p>
          </table:table-cell>
          <table:table-cell table:style-name="ce221" table:formula="of:=FLOOR([.AN204]^3*270/100-5)" office:value-type="float" office:value="22586647" calcext:value-type="float">
            <text:p>2258664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74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4" calcext:value-type="float">
            <text:p>204</text:p>
          </table:table-cell>
          <table:table-cell table:style-name="ce218" table:formula="of:=[.AP206]-[.AP205]" office:value-type="float" office:value="178155" calcext:value-type="float">
            <text:p>178155</text:p>
          </table:table-cell>
          <table:table-cell table:formula="of:=FLOOR([.AN205]^3*142/100-5)" office:value-type="float" office:value="12055317" calcext:value-type="float">
            <text:p>12055317</text:p>
          </table:table-cell>
          <table:table-cell table:style-name="ce218" table:formula="of:=[.AR206]-[.AR205]" office:value-type="float" office:value="338745" calcext:value-type="float">
            <text:p>338745</text:p>
          </table:table-cell>
          <table:table-cell table:style-name="ce221" table:formula="of:=FLOOR([.AN205]^3*270/100-5)" office:value-type="float" office:value="22922087" calcext:value-type="float">
            <text:p>2292208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74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5" calcext:value-type="float">
            <text:p>205</text:p>
          </table:table-cell>
          <table:table-cell table:style-name="ce218" table:formula="of:=[.AP207]-[.AP206]" office:value-type="float" office:value="179901" calcext:value-type="float">
            <text:p>179901</text:p>
          </table:table-cell>
          <table:table-cell table:formula="of:=FLOOR([.AN206]^3*142/100-5)" office:value-type="float" office:value="12233472" calcext:value-type="float">
            <text:p>12233472</text:p>
          </table:table-cell>
          <table:table-cell table:style-name="ce218" table:formula="of:=[.AR207]-[.AR206]" office:value-type="float" office:value="342066" calcext:value-type="float">
            <text:p>342066</text:p>
          </table:table-cell>
          <table:table-cell table:style-name="ce221" table:formula="of:=FLOOR([.AN206]^3*270/100-5)" office:value-type="float" office:value="23260832" calcext:value-type="float">
            <text:p>232608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6" calcext:value-type="float">
            <text:p>206</text:p>
          </table:table-cell>
          <table:table-cell table:style-name="ce218" table:formula="of:=[.AP208]-[.AP207]" office:value-type="float" office:value="181657" calcext:value-type="float">
            <text:p>181657</text:p>
          </table:table-cell>
          <table:table-cell table:formula="of:=FLOOR([.AN207]^3*142/100-5)" office:value-type="float" office:value="12413373" calcext:value-type="float">
            <text:p>12413373</text:p>
          </table:table-cell>
          <table:table-cell table:style-name="ce218" table:formula="of:=[.AR208]-[.AR207]" office:value-type="float" office:value="345403" calcext:value-type="float">
            <text:p>345403</text:p>
          </table:table-cell>
          <table:table-cell table:style-name="ce221" table:formula="of:=FLOOR([.AN207]^3*270/100-5)" office:value-type="float" office:value="23602898" calcext:value-type="float">
            <text:p>2360289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7" calcext:value-type="float">
            <text:p>207</text:p>
          </table:table-cell>
          <table:table-cell table:style-name="ce218" table:formula="of:=[.AP209]-[.AP208]" office:value-type="float" office:value="183420" calcext:value-type="float">
            <text:p>183420</text:p>
          </table:table-cell>
          <table:table-cell table:formula="of:=FLOOR([.AN208]^3*142/100-5)" office:value-type="float" office:value="12595030" calcext:value-type="float">
            <text:p>12595030</text:p>
          </table:table-cell>
          <table:table-cell table:style-name="ce218" table:formula="of:=[.AR209]-[.AR208]" office:value-type="float" office:value="348756" calcext:value-type="float">
            <text:p>348756</text:p>
          </table:table-cell>
          <table:table-cell table:style-name="ce221" table:formula="of:=FLOOR([.AN208]^3*270/100-5)" office:value-type="float" office:value="23948301" calcext:value-type="float">
            <text:p>2394830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8" calcext:value-type="float">
            <text:p>208</text:p>
          </table:table-cell>
          <table:table-cell table:style-name="ce218" table:formula="of:=[.AP210]-[.AP209]" office:value-type="float" office:value="185192" calcext:value-type="float">
            <text:p>185192</text:p>
          </table:table-cell>
          <table:table-cell table:formula="of:=FLOOR([.AN209]^3*142/100-5)" office:value-type="float" office:value="12778450" calcext:value-type="float">
            <text:p>12778450</text:p>
          </table:table-cell>
          <table:table-cell table:style-name="ce218" table:formula="of:=[.AR210]-[.AR209]" office:value-type="float" office:value="352126" calcext:value-type="float">
            <text:p>352126</text:p>
          </table:table-cell>
          <table:table-cell table:style-name="ce221" table:formula="of:=FLOOR([.AN209]^3*270/100-5)" office:value-type="float" office:value="24297057" calcext:value-type="float">
            <text:p>242970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9" calcext:value-type="float">
            <text:p>209</text:p>
          </table:table-cell>
          <table:table-cell table:style-name="ce218" table:formula="of:=[.AP211]-[.AP210]" office:value-type="float" office:value="186973" calcext:value-type="float">
            <text:p>186973</text:p>
          </table:table-cell>
          <table:table-cell table:formula="of:=FLOOR([.AN210]^3*142/100-5)" office:value-type="float" office:value="12963642" calcext:value-type="float">
            <text:p>12963642</text:p>
          </table:table-cell>
          <table:table-cell table:style-name="ce218" table:formula="of:=[.AR211]-[.AR210]" office:value-type="float" office:value="355512" calcext:value-type="float">
            <text:p>355512</text:p>
          </table:table-cell>
          <table:table-cell table:style-name="ce221" table:formula="of:=FLOOR([.AN210]^3*270/100-5)" office:value-type="float" office:value="24649183" calcext:value-type="float">
            <text:p>2464918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74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0" calcext:value-type="float">
            <text:p>210</text:p>
          </table:table-cell>
          <table:table-cell table:style-name="ce218" table:formula="of:=[.AP212]-[.AP211]" office:value-type="float" office:value="188762" calcext:value-type="float">
            <text:p>188762</text:p>
          </table:table-cell>
          <table:table-cell table:formula="of:=FLOOR([.AN211]^3*142/100-5)" office:value-type="float" office:value="13150615" calcext:value-type="float">
            <text:p>13150615</text:p>
          </table:table-cell>
          <table:table-cell table:style-name="ce218" table:formula="of:=[.AR212]-[.AR211]" office:value-type="float" office:value="358913" calcext:value-type="float">
            <text:p>358913</text:p>
          </table:table-cell>
          <table:table-cell table:style-name="ce221" table:formula="of:=FLOOR([.AN211]^3*270/100-5)" office:value-type="float" office:value="25004695" calcext:value-type="float">
            <text:p>250046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74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1" calcext:value-type="float">
            <text:p>211</text:p>
          </table:table-cell>
          <table:table-cell table:style-name="ce218" table:formula="of:=[.AP213]-[.AP212]" office:value-type="float" office:value="190559" calcext:value-type="float">
            <text:p>190559</text:p>
          </table:table-cell>
          <table:table-cell table:formula="of:=FLOOR([.AN212]^3*142/100-5)" office:value-type="float" office:value="13339377" calcext:value-type="float">
            <text:p>13339377</text:p>
          </table:table-cell>
          <table:table-cell table:style-name="ce218" table:formula="of:=[.AR213]-[.AR212]" office:value-type="float" office:value="362332" calcext:value-type="float">
            <text:p>362332</text:p>
          </table:table-cell>
          <table:table-cell table:style-name="ce221" table:formula="of:=FLOOR([.AN212]^3*270/100-5)" office:value-type="float" office:value="25363608" calcext:value-type="float">
            <text:p>2536360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74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2" calcext:value-type="float">
            <text:p>212</text:p>
          </table:table-cell>
          <table:table-cell table:style-name="ce218" table:formula="of:=[.AP214]-[.AP213]" office:value-type="float" office:value="192366" calcext:value-type="float">
            <text:p>192366</text:p>
          </table:table-cell>
          <table:table-cell table:formula="of:=FLOOR([.AN213]^3*142/100-5)" office:value-type="float" office:value="13529936" calcext:value-type="float">
            <text:p>13529936</text:p>
          </table:table-cell>
          <table:table-cell table:style-name="ce218" table:formula="of:=[.AR214]-[.AR213]" office:value-type="float" office:value="365766" calcext:value-type="float">
            <text:p>365766</text:p>
          </table:table-cell>
          <table:table-cell table:style-name="ce221" table:formula="of:=FLOOR([.AN213]^3*270/100-5)" office:value-type="float" office:value="25725940" calcext:value-type="float">
            <text:p>257259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74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3" calcext:value-type="float">
            <text:p>213</text:p>
          </table:table-cell>
          <table:table-cell table:style-name="ce218" table:formula="of:=[.AP215]-[.AP214]" office:value-type="float" office:value="194181" calcext:value-type="float">
            <text:p>194181</text:p>
          </table:table-cell>
          <table:table-cell table:formula="of:=FLOOR([.AN214]^3*142/100-5)" office:value-type="float" office:value="13722302" calcext:value-type="float">
            <text:p>13722302</text:p>
          </table:table-cell>
          <table:table-cell table:style-name="ce218" table:formula="of:=[.AR215]-[.AR214]" office:value-type="float" office:value="369217" calcext:value-type="float">
            <text:p>369217</text:p>
          </table:table-cell>
          <table:table-cell table:style-name="ce221" table:formula="of:=FLOOR([.AN214]^3*270/100-5)" office:value-type="float" office:value="26091706" calcext:value-type="float">
            <text:p>2609170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74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4" calcext:value-type="float">
            <text:p>214</text:p>
          </table:table-cell>
          <table:table-cell table:style-name="ce218" table:formula="of:=[.AP216]-[.AP215]" office:value-type="float" office:value="196004" calcext:value-type="float">
            <text:p>196004</text:p>
          </table:table-cell>
          <table:table-cell table:formula="of:=FLOOR([.AN215]^3*142/100-5)" office:value-type="float" office:value="13916483" calcext:value-type="float">
            <text:p>13916483</text:p>
          </table:table-cell>
          <table:table-cell table:style-name="ce218" table:formula="of:=[.AR216]-[.AR215]" office:value-type="float" office:value="372684" calcext:value-type="float">
            <text:p>372684</text:p>
          </table:table-cell>
          <table:table-cell table:style-name="ce221" table:formula="of:=FLOOR([.AN215]^3*270/100-5)" office:value-type="float" office:value="26460923" calcext:value-type="float">
            <text:p>2646092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74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5" calcext:value-type="float">
            <text:p>215</text:p>
          </table:table-cell>
          <table:table-cell table:style-name="ce218" table:formula="of:=[.AP217]-[.AP216]" office:value-type="float" office:value="197836" calcext:value-type="float">
            <text:p>197836</text:p>
          </table:table-cell>
          <table:table-cell table:formula="of:=FLOOR([.AN216]^3*142/100-5)" office:value-type="float" office:value="14112487" calcext:value-type="float">
            <text:p>14112487</text:p>
          </table:table-cell>
          <table:table-cell table:style-name="ce218" table:formula="of:=[.AR217]-[.AR216]" office:value-type="float" office:value="376167" calcext:value-type="float">
            <text:p>376167</text:p>
          </table:table-cell>
          <table:table-cell table:style-name="ce221" table:formula="of:=FLOOR([.AN216]^3*270/100-5)" office:value-type="float" office:value="26833607" calcext:value-type="float">
            <text:p>268336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6" calcext:value-type="float">
            <text:p>216</text:p>
          </table:table-cell>
          <table:table-cell table:style-name="ce218" table:formula="of:=[.AP218]-[.AP217]" office:value-type="float" office:value="199676" calcext:value-type="float">
            <text:p>199676</text:p>
          </table:table-cell>
          <table:table-cell table:formula="of:=FLOOR([.AN217]^3*142/100-5)" office:value-type="float" office:value="14310323" calcext:value-type="float">
            <text:p>14310323</text:p>
          </table:table-cell>
          <table:table-cell table:style-name="ce218" table:formula="of:=[.AR218]-[.AR217]" office:value-type="float" office:value="379666" calcext:value-type="float">
            <text:p>379666</text:p>
          </table:table-cell>
          <table:table-cell table:style-name="ce221" table:formula="of:=FLOOR([.AN217]^3*270/100-5)" office:value-type="float" office:value="27209774" calcext:value-type="float">
            <text:p>2720977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7" calcext:value-type="float">
            <text:p>217</text:p>
          </table:table-cell>
          <table:table-cell table:style-name="ce218" table:formula="of:=[.AP219]-[.AP218]" office:value-type="float" office:value="201525" calcext:value-type="float">
            <text:p>201525</text:p>
          </table:table-cell>
          <table:table-cell table:formula="of:=FLOOR([.AN218]^3*142/100-5)" office:value-type="float" office:value="14509999" calcext:value-type="float">
            <text:p>14509999</text:p>
          </table:table-cell>
          <table:table-cell table:style-name="ce218" table:formula="of:=[.AR219]-[.AR218]" office:value-type="float" office:value="383181" calcext:value-type="float">
            <text:p>383181</text:p>
          </table:table-cell>
          <table:table-cell table:style-name="ce221" table:formula="of:=FLOOR([.AN218]^3*270/100-5)" office:value-type="float" office:value="27589440" calcext:value-type="float">
            <text:p>275894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18" calcext:value-type="float">
            <text:p>218</text:p>
          </table:table-cell>
          <table:table-cell table:style-name="ce218" table:formula="of:=[.AP220]-[.AP219]" office:value-type="float" office:value="203382" calcext:value-type="float">
            <text:p>203382</text:p>
          </table:table-cell>
          <table:table-cell table:formula="of:=FLOOR([.AN219]^3*142/100-5)" office:value-type="float" office:value="14711524" calcext:value-type="float">
            <text:p>14711524</text:p>
          </table:table-cell>
          <table:table-cell table:style-name="ce218" table:formula="of:=[.AR220]-[.AR219]" office:value-type="float" office:value="386713" calcext:value-type="float">
            <text:p>386713</text:p>
          </table:table-cell>
          <table:table-cell table:style-name="ce221" table:formula="of:=FLOOR([.AN219]^3*270/100-5)" office:value-type="float" office:value="27972621" calcext:value-type="float">
            <text:p>279726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19" calcext:value-type="float">
            <text:p>219</text:p>
          </table:table-cell>
          <table:table-cell table:style-name="ce218" table:formula="of:=[.AP221]-[.AP220]" office:value-type="float" office:value="205249" calcext:value-type="float">
            <text:p>205249</text:p>
          </table:table-cell>
          <table:table-cell table:formula="of:=FLOOR([.AN220]^3*142/100-5)" office:value-type="float" office:value="14914906" calcext:value-type="float">
            <text:p>14914906</text:p>
          </table:table-cell>
          <table:table-cell table:style-name="ce218" table:formula="of:=[.AR221]-[.AR220]" office:value-type="float" office:value="390261" calcext:value-type="float">
            <text:p>390261</text:p>
          </table:table-cell>
          <table:table-cell table:style-name="ce221" table:formula="of:=FLOOR([.AN220]^3*270/100-5)" office:value-type="float" office:value="28359334" calcext:value-type="float">
            <text:p>2835933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0" calcext:value-type="float">
            <text:p>220</text:p>
          </table:table-cell>
          <table:table-cell table:style-name="ce218" table:formula="of:=[.AP222]-[.AP221]" office:value-type="float" office:value="207122" calcext:value-type="float">
            <text:p>207122</text:p>
          </table:table-cell>
          <table:table-cell table:formula="of:=FLOOR([.AN221]^3*142/100-5)" office:value-type="float" office:value="15120155" calcext:value-type="float">
            <text:p>15120155</text:p>
          </table:table-cell>
          <table:table-cell table:style-name="ce218" table:formula="of:=[.AR222]-[.AR221]" office:value-type="float" office:value="393824" calcext:value-type="float">
            <text:p>393824</text:p>
          </table:table-cell>
          <table:table-cell table:style-name="ce221" table:formula="of:=FLOOR([.AN221]^3*270/100-5)" office:value-type="float" office:value="28749595" calcext:value-type="float">
            <text:p>287495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1" calcext:value-type="float">
            <text:p>221</text:p>
          </table:table-cell>
          <table:table-cell table:style-name="ce218" table:formula="of:=[.AP223]-[.AP222]" office:value-type="float" office:value="209006" calcext:value-type="float">
            <text:p>209006</text:p>
          </table:table-cell>
          <table:table-cell table:formula="of:=FLOOR([.AN222]^3*142/100-5)" office:value-type="float" office:value="15327277" calcext:value-type="float">
            <text:p>15327277</text:p>
          </table:table-cell>
          <table:table-cell table:style-name="ce218" table:formula="of:=[.AR223]-[.AR222]" office:value-type="float" office:value="397405" calcext:value-type="float">
            <text:p>397405</text:p>
          </table:table-cell>
          <table:table-cell table:style-name="ce221" table:formula="of:=FLOOR([.AN222]^3*270/100-5)" office:value-type="float" office:value="29143419" calcext:value-type="float">
            <text:p>291434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2" calcext:value-type="float">
            <text:p>222</text:p>
          </table:table-cell>
          <table:table-cell table:style-name="ce218" table:formula="of:=[.AP224]-[.AP223]" office:value-type="float" office:value="210897" calcext:value-type="float">
            <text:p>210897</text:p>
          </table:table-cell>
          <table:table-cell table:formula="of:=FLOOR([.AN223]^3*142/100-5)" office:value-type="float" office:value="15536283" calcext:value-type="float">
            <text:p>15536283</text:p>
          </table:table-cell>
          <table:table-cell table:style-name="ce218" table:formula="of:=[.AR224]-[.AR223]" office:value-type="float" office:value="401001" calcext:value-type="float">
            <text:p>401001</text:p>
          </table:table-cell>
          <table:table-cell table:style-name="ce221" table:formula="of:=FLOOR([.AN223]^3*270/100-5)" office:value-type="float" office:value="29540824" calcext:value-type="float">
            <text:p>295408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3" calcext:value-type="float">
            <text:p>223</text:p>
          </table:table-cell>
          <table:table-cell table:style-name="ce218" table:formula="of:=[.AP225]-[.AP224]" office:value-type="float" office:value="212797" calcext:value-type="float">
            <text:p>212797</text:p>
          </table:table-cell>
          <table:table-cell table:formula="of:=FLOOR([.AN224]^3*142/100-5)" office:value-type="float" office:value="15747180" calcext:value-type="float">
            <text:p>15747180</text:p>
          </table:table-cell>
          <table:table-cell table:style-name="ce218" table:formula="of:=[.AR225]-[.AR224]" office:value-type="float" office:value="404614" calcext:value-type="float">
            <text:p>404614</text:p>
          </table:table-cell>
          <table:table-cell table:style-name="ce221" table:formula="of:=FLOOR([.AN224]^3*270/100-5)" office:value-type="float" office:value="29941825" calcext:value-type="float">
            <text:p>2994182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4" calcext:value-type="float">
            <text:p>224</text:p>
          </table:table-cell>
          <table:table-cell table:style-name="ce218" table:formula="of:=[.AP226]-[.AP225]" office:value-type="float" office:value="214705" calcext:value-type="float">
            <text:p>214705</text:p>
          </table:table-cell>
          <table:table-cell table:formula="of:=FLOOR([.AN225]^3*142/100-5)" office:value-type="float" office:value="15959977" calcext:value-type="float">
            <text:p>15959977</text:p>
          </table:table-cell>
          <table:table-cell table:style-name="ce218" table:formula="of:=[.AR226]-[.AR225]" office:value-type="float" office:value="408243" calcext:value-type="float">
            <text:p>408243</text:p>
          </table:table-cell>
          <table:table-cell table:style-name="ce221" table:formula="of:=FLOOR([.AN225]^3*270/100-5)" office:value-type="float" office:value="30346439" calcext:value-type="float">
            <text:p>3034643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5" calcext:value-type="float">
            <text:p>225</text:p>
          </table:table-cell>
          <table:table-cell table:style-name="ce218" table:formula="of:=[.AP227]-[.AP226]" office:value-type="float" office:value="216622" calcext:value-type="float">
            <text:p>216622</text:p>
          </table:table-cell>
          <table:table-cell table:formula="of:=FLOOR([.AN226]^3*142/100-5)" office:value-type="float" office:value="16174682" calcext:value-type="float">
            <text:p>16174682</text:p>
          </table:table-cell>
          <table:table-cell table:style-name="ce218" table:formula="of:=[.AR227]-[.AR226]" office:value-type="float" office:value="411888" calcext:value-type="float">
            <text:p>411888</text:p>
          </table:table-cell>
          <table:table-cell table:style-name="ce221" table:formula="of:=FLOOR([.AN226]^3*270/100-5)" office:value-type="float" office:value="30754682" calcext:value-type="float">
            <text:p>307546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6" calcext:value-type="float">
            <text:p>226</text:p>
          </table:table-cell>
          <table:table-cell table:style-name="ce218" table:formula="of:=[.AP228]-[.AP227]" office:value-type="float" office:value="218548" calcext:value-type="float">
            <text:p>218548</text:p>
          </table:table-cell>
          <table:table-cell table:formula="of:=FLOOR([.AN227]^3*142/100-5)" office:value-type="float" office:value="16391304" calcext:value-type="float">
            <text:p>16391304</text:p>
          </table:table-cell>
          <table:table-cell table:style-name="ce218" table:formula="of:=[.AR228]-[.AR227]" office:value-type="float" office:value="415549" calcext:value-type="float">
            <text:p>415549</text:p>
          </table:table-cell>
          <table:table-cell table:style-name="ce221" table:formula="of:=FLOOR([.AN227]^3*270/100-5)" office:value-type="float" office:value="31166570" calcext:value-type="float">
            <text:p>3116657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7" calcext:value-type="float">
            <text:p>227</text:p>
          </table:table-cell>
          <table:table-cell table:style-name="ce218" table:formula="of:=[.AP229]-[.AP228]" office:value-type="float" office:value="220482" calcext:value-type="float">
            <text:p>220482</text:p>
          </table:table-cell>
          <table:table-cell table:formula="of:=FLOOR([.AN228]^3*142/100-5)" office:value-type="float" office:value="16609852" calcext:value-type="float">
            <text:p>16609852</text:p>
          </table:table-cell>
          <table:table-cell table:style-name="ce218" table:formula="of:=[.AR229]-[.AR228]" office:value-type="float" office:value="419226" calcext:value-type="float">
            <text:p>419226</text:p>
          </table:table-cell>
          <table:table-cell table:style-name="ce221" table:formula="of:=FLOOR([.AN228]^3*270/100-5)" office:value-type="float" office:value="31582119" calcext:value-type="float">
            <text:p>315821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8" calcext:value-type="float">
            <text:p>228</text:p>
          </table:table-cell>
          <table:table-cell table:style-name="ce218" table:formula="of:=[.AP230]-[.AP229]" office:value-type="float" office:value="222425" calcext:value-type="float">
            <text:p>222425</text:p>
          </table:table-cell>
          <table:table-cell table:formula="of:=FLOOR([.AN229]^3*142/100-5)" office:value-type="float" office:value="16830334" calcext:value-type="float">
            <text:p>16830334</text:p>
          </table:table-cell>
          <table:table-cell table:style-name="ce218" table:formula="of:=[.AR230]-[.AR229]" office:value-type="float" office:value="422920" calcext:value-type="float">
            <text:p>422920</text:p>
          </table:table-cell>
          <table:table-cell table:style-name="ce221" table:formula="of:=FLOOR([.AN229]^3*270/100-5)" office:value-type="float" office:value="32001345" calcext:value-type="float">
            <text:p>320013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9" calcext:value-type="float">
            <text:p>229</text:p>
          </table:table-cell>
          <table:table-cell table:style-name="ce218" table:formula="of:=[.AP231]-[.AP230]" office:value-type="float" office:value="224376" calcext:value-type="float">
            <text:p>224376</text:p>
          </table:table-cell>
          <table:table-cell table:formula="of:=FLOOR([.AN230]^3*142/100-5)" office:value-type="float" office:value="17052759" calcext:value-type="float">
            <text:p>17052759</text:p>
          </table:table-cell>
          <table:table-cell table:style-name="ce218" table:formula="of:=[.AR231]-[.AR230]" office:value-type="float" office:value="426630" calcext:value-type="float">
            <text:p>426630</text:p>
          </table:table-cell>
          <table:table-cell table:style-name="ce221" table:formula="of:=FLOOR([.AN230]^3*270/100-5)" office:value-type="float" office:value="32424265" calcext:value-type="float">
            <text:p>3242426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0" calcext:value-type="float">
            <text:p>230</text:p>
          </table:table-cell>
          <table:table-cell table:style-name="ce218" table:formula="of:=[.AP232]-[.AP231]" office:value-type="float" office:value="226335" calcext:value-type="float">
            <text:p>226335</text:p>
          </table:table-cell>
          <table:table-cell table:formula="of:=FLOOR([.AN231]^3*142/100-5)" office:value-type="float" office:value="17277135" calcext:value-type="float">
            <text:p>17277135</text:p>
          </table:table-cell>
          <table:table-cell table:style-name="ce218" table:formula="of:=[.AR232]-[.AR231]" office:value-type="float" office:value="430355" calcext:value-type="float">
            <text:p>430355</text:p>
          </table:table-cell>
          <table:table-cell table:style-name="ce221" table:formula="of:=FLOOR([.AN231]^3*270/100-5)" office:value-type="float" office:value="32850895" calcext:value-type="float">
            <text:p>328508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1" calcext:value-type="float">
            <text:p>231</text:p>
          </table:table-cell>
          <table:table-cell table:style-name="ce218" table:formula="of:=[.AP233]-[.AP232]" office:value-type="float" office:value="228303" calcext:value-type="float">
            <text:p>228303</text:p>
          </table:table-cell>
          <table:table-cell table:formula="of:=FLOOR([.AN232]^3*142/100-5)" office:value-type="float" office:value="17503470" calcext:value-type="float">
            <text:p>17503470</text:p>
          </table:table-cell>
          <table:table-cell table:style-name="ce218" table:formula="of:=[.AR233]-[.AR232]" office:value-type="float" office:value="434098" calcext:value-type="float">
            <text:p>434098</text:p>
          </table:table-cell>
          <table:table-cell table:style-name="ce221" table:formula="of:=FLOOR([.AN232]^3*270/100-5)" office:value-type="float" office:value="33281250" calcext:value-type="float">
            <text:p>3328125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2" calcext:value-type="float">
            <text:p>232</text:p>
          </table:table-cell>
          <table:table-cell table:style-name="ce218" table:formula="of:=[.AP234]-[.AP233]" office:value-type="float" office:value="230280" calcext:value-type="float">
            <text:p>230280</text:p>
          </table:table-cell>
          <table:table-cell table:formula="of:=FLOOR([.AN233]^3*142/100-5)" office:value-type="float" office:value="17731773" calcext:value-type="float">
            <text:p>17731773</text:p>
          </table:table-cell>
          <table:table-cell table:style-name="ce218" table:formula="of:=[.AR234]-[.AR233]" office:value-type="float" office:value="437856" calcext:value-type="float">
            <text:p>437856</text:p>
          </table:table-cell>
          <table:table-cell table:style-name="ce221" table:formula="of:=FLOOR([.AN233]^3*270/100-5)" office:value-type="float" office:value="33715348" calcext:value-type="float">
            <text:p>3371534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3" calcext:value-type="float">
            <text:p>233</text:p>
          </table:table-cell>
          <table:table-cell table:style-name="ce218" table:formula="of:=[.AP235]-[.AP234]" office:value-type="float" office:value="232265" calcext:value-type="float">
            <text:p>232265</text:p>
          </table:table-cell>
          <table:table-cell table:formula="of:=FLOOR([.AN234]^3*142/100-5)" office:value-type="float" office:value="17962053" calcext:value-type="float">
            <text:p>17962053</text:p>
          </table:table-cell>
          <table:table-cell table:style-name="ce218" table:formula="of:=[.AR235]-[.AR234]" office:value-type="float" office:value="441631" calcext:value-type="float">
            <text:p>441631</text:p>
          </table:table-cell>
          <table:table-cell table:style-name="ce221" table:formula="of:=FLOOR([.AN234]^3*270/100-5)" office:value-type="float" office:value="34153204" calcext:value-type="float">
            <text:p>3415320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4" calcext:value-type="float">
            <text:p>234</text:p>
          </table:table-cell>
          <table:table-cell table:style-name="ce218" table:formula="of:=[.AP236]-[.AP235]" office:value-type="float" office:value="234259" calcext:value-type="float">
            <text:p>234259</text:p>
          </table:table-cell>
          <table:table-cell table:formula="of:=FLOOR([.AN235]^3*142/100-5)" office:value-type="float" office:value="18194318" calcext:value-type="float">
            <text:p>18194318</text:p>
          </table:table-cell>
          <table:table-cell table:style-name="ce218" table:formula="of:=[.AR236]-[.AR235]" office:value-type="float" office:value="445422" calcext:value-type="float">
            <text:p>445422</text:p>
          </table:table-cell>
          <table:table-cell table:style-name="ce221" table:formula="of:=FLOOR([.AN235]^3*270/100-5)" office:value-type="float" office:value="34594835" calcext:value-type="float">
            <text:p>3459483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5" calcext:value-type="float">
            <text:p>235</text:p>
          </table:table-cell>
          <table:table-cell table:style-name="ce218" table:formula="of:=[.AP237]-[.AP236]" office:value-type="float" office:value="236261" calcext:value-type="float">
            <text:p>236261</text:p>
          </table:table-cell>
          <table:table-cell table:formula="of:=FLOOR([.AN236]^3*142/100-5)" office:value-type="float" office:value="18428577" calcext:value-type="float">
            <text:p>18428577</text:p>
          </table:table-cell>
          <table:table-cell table:style-name="ce218" table:formula="of:=[.AR237]-[.AR236]" office:value-type="float" office:value="449229" calcext:value-type="float">
            <text:p>449229</text:p>
          </table:table-cell>
          <table:table-cell table:style-name="ce221" table:formula="of:=FLOOR([.AN236]^3*270/100-5)" office:value-type="float" office:value="35040257" calcext:value-type="float">
            <text:p>350402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6" calcext:value-type="float">
            <text:p>236</text:p>
          </table:table-cell>
          <table:table-cell table:style-name="ce218" table:formula="of:=[.AP238]-[.AP237]" office:value-type="float" office:value="238272" calcext:value-type="float">
            <text:p>238272</text:p>
          </table:table-cell>
          <table:table-cell table:formula="of:=FLOOR([.AN237]^3*142/100-5)" office:value-type="float" office:value="18664838" calcext:value-type="float">
            <text:p>18664838</text:p>
          </table:table-cell>
          <table:table-cell table:style-name="ce218" table:formula="of:=[.AR238]-[.AR237]" office:value-type="float" office:value="453052" calcext:value-type="float">
            <text:p>453052</text:p>
          </table:table-cell>
          <table:table-cell table:style-name="ce221" table:formula="of:=FLOOR([.AN237]^3*270/100-5)" office:value-type="float" office:value="35489486" calcext:value-type="float">
            <text:p>3548948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7" calcext:value-type="float">
            <text:p>237</text:p>
          </table:table-cell>
          <table:table-cell table:style-name="ce218" table:formula="of:=[.AP239]-[.AP238]" office:value-type="float" office:value="240291" calcext:value-type="float">
            <text:p>240291</text:p>
          </table:table-cell>
          <table:table-cell table:formula="of:=FLOOR([.AN238]^3*142/100-5)" office:value-type="float" office:value="18903110" calcext:value-type="float">
            <text:p>18903110</text:p>
          </table:table-cell>
          <table:table-cell table:style-name="ce218" table:formula="of:=[.AR239]-[.AR238]" office:value-type="float" office:value="456891" calcext:value-type="float">
            <text:p>456891</text:p>
          </table:table-cell>
          <table:table-cell table:style-name="ce221" table:formula="of:=FLOOR([.AN238]^3*270/100-5)" office:value-type="float" office:value="35942538" calcext:value-type="float">
            <text:p>3594253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8" calcext:value-type="float">
            <text:p>238</text:p>
          </table:table-cell>
          <table:table-cell table:style-name="ce218" table:formula="of:=[.AP240]-[.AP239]" office:value-type="float" office:value="242318" calcext:value-type="float">
            <text:p>242318</text:p>
          </table:table-cell>
          <table:table-cell table:formula="of:=FLOOR([.AN239]^3*142/100-5)" office:value-type="float" office:value="19143401" calcext:value-type="float">
            <text:p>19143401</text:p>
          </table:table-cell>
          <table:table-cell table:style-name="ce218" table:formula="of:=[.AR240]-[.AR239]" office:value-type="float" office:value="460747" calcext:value-type="float">
            <text:p>460747</text:p>
          </table:table-cell>
          <table:table-cell table:style-name="ce221" table:formula="of:=FLOOR([.AN239]^3*270/100-5)" office:value-type="float" office:value="36399429" calcext:value-type="float">
            <text:p>36399429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9" calcext:value-type="float">
            <text:p>239</text:p>
          </table:table-cell>
          <table:table-cell table:style-name="ce218" table:formula="of:=[.AP241]-[.AP240]" office:value-type="float" office:value="244356" calcext:value-type="float">
            <text:p>244356</text:p>
          </table:table-cell>
          <table:table-cell table:formula="of:=FLOOR([.AN240]^3*142/100-5)" office:value-type="float" office:value="19385719" calcext:value-type="float">
            <text:p>19385719</text:p>
          </table:table-cell>
          <table:table-cell table:style-name="ce218" table:formula="of:=[.AR241]-[.AR240]" office:value-type="float" office:value="464619" calcext:value-type="float">
            <text:p>464619</text:p>
          </table:table-cell>
          <table:table-cell table:style-name="ce221" table:formula="of:=FLOOR([.AN240]^3*270/100-5)" office:value-type="float" office:value="36860176" calcext:value-type="float">
            <text:p>36860176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0" calcext:value-type="float">
            <text:p>240</text:p>
          </table:table-cell>
          <table:table-cell table:style-name="ce218" table:formula="of:=[.AP242]-[.AP241]" office:value-type="float" office:value="246399" calcext:value-type="float">
            <text:p>246399</text:p>
          </table:table-cell>
          <table:table-cell table:formula="of:=FLOOR([.AN241]^3*142/100-5)" office:value-type="float" office:value="19630075" calcext:value-type="float">
            <text:p>19630075</text:p>
          </table:table-cell>
          <table:table-cell table:style-name="ce218" table:formula="of:=[.AR242]-[.AR241]" office:value-type="float" office:value="468506" calcext:value-type="float">
            <text:p>468506</text:p>
          </table:table-cell>
          <table:table-cell table:style-name="ce221" table:formula="of:=FLOOR([.AN241]^3*270/100-5)" office:value-type="float" office:value="37324795" calcext:value-type="float">
            <text:p>37324795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1" calcext:value-type="float">
            <text:p>241</text:p>
          </table:table-cell>
          <table:table-cell table:style-name="ce218" table:formula="of:=[.AP243]-[.AP242]" office:value-type="float" office:value="248453" calcext:value-type="float">
            <text:p>248453</text:p>
          </table:table-cell>
          <table:table-cell table:formula="of:=FLOOR([.AN242]^3*142/100-5)" office:value-type="float" office:value="19876474" calcext:value-type="float">
            <text:p>19876474</text:p>
          </table:table-cell>
          <table:table-cell table:style-name="ce218" table:formula="of:=[.AR243]-[.AR242]" office:value-type="float" office:value="472411" calcext:value-type="float">
            <text:p>472411</text:p>
          </table:table-cell>
          <table:table-cell table:style-name="ce221" table:formula="of:=FLOOR([.AN242]^3*270/100-5)" office:value-type="float" office:value="37793301" calcext:value-type="float">
            <text:p>37793301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2" calcext:value-type="float">
            <text:p>242</text:p>
          </table:table-cell>
          <table:table-cell table:style-name="ce218" table:formula="of:=[.AP244]-[.AP243]" office:value-type="float" office:value="250515" calcext:value-type="float">
            <text:p>250515</text:p>
          </table:table-cell>
          <table:table-cell table:formula="of:=FLOOR([.AN243]^3*142/100-5)" office:value-type="float" office:value="20124927" calcext:value-type="float">
            <text:p>20124927</text:p>
          </table:table-cell>
          <table:table-cell table:style-name="ce218" table:formula="of:=[.AR244]-[.AR243]" office:value-type="float" office:value="476331" calcext:value-type="float">
            <text:p>476331</text:p>
          </table:table-cell>
          <table:table-cell table:style-name="ce221" table:formula="of:=FLOOR([.AN243]^3*270/100-5)" office:value-type="float" office:value="38265712" calcext:value-type="float">
            <text:p>3826571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3" calcext:value-type="float">
            <text:p>243</text:p>
          </table:table-cell>
          <table:table-cell table:style-name="ce218" table:formula="of:=[.AP245]-[.AP244]" office:value-type="float" office:value="252586" calcext:value-type="float">
            <text:p>252586</text:p>
          </table:table-cell>
          <table:table-cell table:formula="of:=FLOOR([.AN244]^3*142/100-5)" office:value-type="float" office:value="20375442" calcext:value-type="float">
            <text:p>20375442</text:p>
          </table:table-cell>
          <table:table-cell table:style-name="ce218" table:formula="of:=[.AR245]-[.AR244]" office:value-type="float" office:value="480268" calcext:value-type="float">
            <text:p>480268</text:p>
          </table:table-cell>
          <table:table-cell table:style-name="ce221" table:formula="of:=FLOOR([.AN244]^3*270/100-5)" office:value-type="float" office:value="38742043" calcext:value-type="float">
            <text:p>38742043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4" calcext:value-type="float">
            <text:p>244</text:p>
          </table:table-cell>
          <table:table-cell table:style-name="ce218" table:formula="of:=[.AP246]-[.AP245]" office:value-type="float" office:value="254664" calcext:value-type="float">
            <text:p>254664</text:p>
          </table:table-cell>
          <table:table-cell table:formula="of:=FLOOR([.AN245]^3*142/100-5)" office:value-type="float" office:value="20628028" calcext:value-type="float">
            <text:p>20628028</text:p>
          </table:table-cell>
          <table:table-cell table:style-name="ce218" table:formula="of:=[.AR246]-[.AR245]" office:value-type="float" office:value="484221" calcext:value-type="float">
            <text:p>484221</text:p>
          </table:table-cell>
          <table:table-cell table:style-name="ce221" table:formula="of:=FLOOR([.AN245]^3*270/100-5)" office:value-type="float" office:value="39222311" calcext:value-type="float">
            <text:p>39222311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5" calcext:value-type="float">
            <text:p>245</text:p>
          </table:table-cell>
          <table:table-cell table:style-name="ce218" table:formula="of:=[.AP247]-[.AP246]" office:value-type="float" office:value="256752" calcext:value-type="float">
            <text:p>256752</text:p>
          </table:table-cell>
          <table:table-cell table:formula="of:=FLOOR([.AN246]^3*142/100-5)" office:value-type="float" office:value="20882692" calcext:value-type="float">
            <text:p>20882692</text:p>
          </table:table-cell>
          <table:table-cell table:style-name="ce218" table:formula="of:=[.AR247]-[.AR246]" office:value-type="float" office:value="488190" calcext:value-type="float">
            <text:p>488190</text:p>
          </table:table-cell>
          <table:table-cell table:style-name="ce221" table:formula="of:=FLOOR([.AN246]^3*270/100-5)" office:value-type="float" office:value="39706532" calcext:value-type="float">
            <text:p>3970653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6" calcext:value-type="float">
            <text:p>246</text:p>
          </table:table-cell>
          <table:table-cell table:style-name="ce218" table:formula="of:=[.AP248]-[.AP247]" office:value-type="float" office:value="258847" calcext:value-type="float">
            <text:p>258847</text:p>
          </table:table-cell>
          <table:table-cell table:formula="of:=FLOOR([.AN247]^3*142/100-5)" office:value-type="float" office:value="21139444" calcext:value-type="float">
            <text:p>21139444</text:p>
          </table:table-cell>
          <table:table-cell table:style-name="ce218" table:formula="of:=[.AR248]-[.AR247]" office:value-type="float" office:value="492175" calcext:value-type="float">
            <text:p>492175</text:p>
          </table:table-cell>
          <table:table-cell table:style-name="ce221" table:formula="of:=FLOOR([.AN247]^3*270/100-5)" office:value-type="float" office:value="40194722" calcext:value-type="float">
            <text:p>4019472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7" calcext:value-type="float">
            <text:p>247</text:p>
          </table:table-cell>
          <table:table-cell table:style-name="ce218" table:formula="of:=[.AP249]-[.AP248]" office:value-type="float" office:value="260952" calcext:value-type="float">
            <text:p>260952</text:p>
          </table:table-cell>
          <table:table-cell table:formula="of:=FLOOR([.AN248]^3*142/100-5)" office:value-type="float" office:value="21398291" calcext:value-type="float">
            <text:p>21398291</text:p>
          </table:table-cell>
          <table:table-cell table:style-name="ce218" table:formula="of:=[.AR249]-[.AR248]" office:value-type="float" office:value="496176" calcext:value-type="float">
            <text:p>496176</text:p>
          </table:table-cell>
          <table:table-cell table:style-name="ce221" table:formula="of:=FLOOR([.AN248]^3*270/100-5)" office:value-type="float" office:value="40686897" calcext:value-type="float">
            <text:p>4068689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8" calcext:value-type="float">
            <text:p>248</text:p>
          </table:table-cell>
          <table:table-cell table:style-name="ce218" table:formula="of:=[.AP250]-[.AP249]" office:value-type="float" office:value="263065" calcext:value-type="float">
            <text:p>263065</text:p>
          </table:table-cell>
          <table:table-cell table:formula="of:=FLOOR([.AN249]^3*142/100-5)" office:value-type="float" office:value="21659243" calcext:value-type="float">
            <text:p>21659243</text:p>
          </table:table-cell>
          <table:table-cell table:style-name="ce218" table:formula="of:=[.AR250]-[.AR249]" office:value-type="float" office:value="500194" calcext:value-type="float">
            <text:p>500194</text:p>
          </table:table-cell>
          <table:table-cell table:style-name="ce221" table:formula="of:=FLOOR([.AN249]^3*270/100-5)" office:value-type="float" office:value="41183073" calcext:value-type="float">
            <text:p>41183073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9" calcext:value-type="float">
            <text:p>249</text:p>
          </table:table-cell>
          <table:table-cell table:style-name="ce218" table:formula="of:=[.AP251]-[.AP250]" office:value-type="float" office:value="265187" calcext:value-type="float">
            <text:p>265187</text:p>
          </table:table-cell>
          <table:table-cell table:formula="of:=FLOOR([.AN250]^3*142/100-5)" office:value-type="float" office:value="21922308" calcext:value-type="float">
            <text:p>21922308</text:p>
          </table:table-cell>
          <table:table-cell table:style-name="ce218" table:formula="of:=[.AR251]-[.AR250]" office:value-type="float" office:value="504228" calcext:value-type="float">
            <text:p>504228</text:p>
          </table:table-cell>
          <table:table-cell table:style-name="ce221" table:formula="of:=FLOOR([.AN250]^3*270/100-5)" office:value-type="float" office:value="41683267" calcext:value-type="float">
            <text:p>4168326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0" calcext:value-type="float">
            <text:p>250</text:p>
          </table:table-cell>
          <table:table-cell table:style-name="ce218" table:formula="of:=[.AP252]-[.AP251]" office:value-type="float" office:value="267316" calcext:value-type="float">
            <text:p>267316</text:p>
          </table:table-cell>
          <table:table-cell table:formula="of:=FLOOR([.AN251]^3*142/100-5)" office:value-type="float" office:value="22187495" calcext:value-type="float">
            <text:p>22187495</text:p>
          </table:table-cell>
          <table:table-cell table:style-name="ce218" table:formula="of:=[.AR252]-[.AR251]" office:value-type="float" office:value="508277" calcext:value-type="float">
            <text:p>508277</text:p>
          </table:table-cell>
          <table:table-cell table:style-name="ce221" table:formula="of:=FLOOR([.AN251]^3*270/100-5)" office:value-type="float" office:value="42187495" calcext:value-type="float">
            <text:p>42187495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1" calcext:value-type="float">
            <text:p>251</text:p>
          </table:table-cell>
          <table:table-cell table:style-name="ce218" table:formula="of:=[.AP253]-[.AP252]" office:value-type="float" office:value="269455" calcext:value-type="float">
            <text:p>269455</text:p>
          </table:table-cell>
          <table:table-cell table:formula="of:=FLOOR([.AN252]^3*142/100-5)" office:value-type="float" office:value="22454811" calcext:value-type="float">
            <text:p>22454811</text:p>
          </table:table-cell>
          <table:table-cell table:style-name="ce218" table:formula="of:=[.AR253]-[.AR252]" office:value-type="float" office:value="512344" calcext:value-type="float">
            <text:p>512344</text:p>
          </table:table-cell>
          <table:table-cell table:style-name="ce221" table:formula="of:=FLOOR([.AN252]^3*270/100-5)" office:value-type="float" office:value="42695772" calcext:value-type="float">
            <text:p>4269577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2" calcext:value-type="float">
            <text:p>252</text:p>
          </table:table-cell>
          <table:table-cell table:style-name="ce218" table:formula="of:=[.AP254]-[.AP253]" office:value-type="float" office:value="271602" calcext:value-type="float">
            <text:p>271602</text:p>
          </table:table-cell>
          <table:table-cell table:formula="of:=FLOOR([.AN253]^3*142/100-5)" office:value-type="float" office:value="22724266" calcext:value-type="float">
            <text:p>22724266</text:p>
          </table:table-cell>
          <table:table-cell table:style-name="ce218" table:formula="of:=[.AR254]-[.AR253]" office:value-type="float" office:value="516426" calcext:value-type="float">
            <text:p>516426</text:p>
          </table:table-cell>
          <table:table-cell table:style-name="ce221" table:formula="of:=FLOOR([.AN253]^3*270/100-5)" office:value-type="float" office:value="43208116" calcext:value-type="float">
            <text:p>43208116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3" calcext:value-type="float">
            <text:p>253</text:p>
          </table:table-cell>
          <table:table-cell table:style-name="ce218" table:formula="of:=[.AP255]-[.AP254]" office:value-type="float" office:value="273757" calcext:value-type="float">
            <text:p>273757</text:p>
          </table:table-cell>
          <table:table-cell table:formula="of:=FLOOR([.AN254]^3*142/100-5)" office:value-type="float" office:value="22995868" calcext:value-type="float">
            <text:p>22995868</text:p>
          </table:table-cell>
          <table:table-cell table:style-name="ce218" table:formula="of:=[.AR255]-[.AR254]" office:value-type="float" office:value="520525" calcext:value-type="float">
            <text:p>520525</text:p>
          </table:table-cell>
          <table:table-cell table:style-name="ce221" table:formula="of:=FLOOR([.AN254]^3*270/100-5)" office:value-type="float" office:value="43724542" calcext:value-type="float">
            <text:p>4372454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4" calcext:value-type="float">
            <text:p>254</text:p>
          </table:table-cell>
          <table:table-cell table:style-name="ce218" table:formula="of:=[.AP256]-[.AP255]" office:value-type="float" office:value="275922" calcext:value-type="float">
            <text:p>275922</text:p>
          </table:table-cell>
          <table:table-cell table:formula="of:=FLOOR([.AN255]^3*142/100-5)" office:value-type="float" office:value="23269625" calcext:value-type="float">
            <text:p>23269625</text:p>
          </table:table-cell>
          <table:table-cell table:style-name="ce218" table:formula="of:=[.AR256]-[.AR255]" office:value-type="float" office:value="524640" calcext:value-type="float">
            <text:p>524640</text:p>
          </table:table-cell>
          <table:table-cell table:style-name="ce221" table:formula="of:=FLOOR([.AN255]^3*270/100-5)" office:value-type="float" office:value="44245067" calcext:value-type="float">
            <text:p>4424506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5" calcext:value-type="float">
            <text:p>255</text:p>
          </table:table-cell>
          <table:table-cell table:style-name="ce218" office:value-type="string" calcext:value-type="string">
            <text:p>---</text:p>
          </table:table-cell>
          <table:table-cell table:formula="of:=FLOOR([.AN256]^3*142/100-5)" office:value-type="float" office:value="23545547" calcext:value-type="float">
            <text:p>23545547</text:p>
          </table:table-cell>
          <table:table-cell table:style-name="ce218" office:value-type="string" calcext:value-type="string">
            <text:p>---</text:p>
          </table:table-cell>
          <table:table-cell table:style-name="ce221" table:formula="of:=FLOOR([.AN256]^3*270/100-5)" office:value-type="float" office:value="44769707" calcext:value-type="float">
            <text:p>4476970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6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6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4" table:number-rows-repeated="1047590">
          <table:table-cell table:number-columns-repeated="44"/>
          <table:table-cell table:style-name="ce107" table:number-columns-repeated="16340"/>
        </table:table-row>
        <table:table-row table:style-name="ro4">
          <table:table-cell table:number-columns-repeated="44"/>
          <table:table-cell table:style-name="ce107" table:number-columns-repeated="16340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office:forms form:automatic-focus="false" form:apply-design-mode="false"/>
        <table:table-column table:style-name="co44" table:default-cell-style-name="ce107"/>
        <table:table-column table:style-name="co45" table:default-cell-style-name="ce107"/>
        <table:table-column table:style-name="co45" table:number-columns-repeated="16382"/>
        <table:table-row table:style-name="ro2">
          <table:table-cell table:style-name="ce111" office:value-type="string" calcext:value-type="string">
            <text:p>Basic Attack Formula:</text:p>
          </table:table-cell>
          <table:table-cell table:style-name="ce155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EXP Rate Formula:</text:p>
          </table:table-cell>
          <table:table-cell table:style-name="ce155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Item Drop Rate Formula:</text:p>
          </table:table-cell>
          <table:table-cell table:style-name="ce155" office:value-type="string" calcext:value-type="string">
            <text:p>0.75 + (PlayerLuc / (2 * 50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Skill Damage Formula:</text:p>
          </table:table-cell>
          <table:table-cell table:style-name="ce155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HP-Scaling Skill Damage Formula:</text:p>
          </table:table-cell>
          <table:table-cell table:style-name="ce155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Damage Formula:</text:p>
          </table:table-cell>
          <table:table-cell table:style-name="ce155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Damage Mitigation Formula:</text:p>
          </table:table-cell>
          <table:table-cell table:style-name="ce155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Healing Formula:</text:p>
          </table:table-cell>
          <table:table-cell table:style-name="ce155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Hit Chance Formula:</text:p>
          </table:table-cell>
          <table:table-cell table:style-name="ce155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al Hit Chance Formula:</text:p>
          </table:table-cell>
          <table:table-cell table:style-name="ce155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Critical Hit Formula:</text:p>
          </table:table-cell>
          <table:table-cell table:style-name="ce155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cca Scattering Formula:</text:p>
          </table:table-cell>
          <table:table-cell table:style-name="ce155" office:value-type="string" calcext:value-type="string">
            <text:p><text:span text:style-name="T1">Clamp(Random(0.9, 1.1) * (</text:span>TargetMacca * ((OpponentLevel / 5 + OpponentLuc / 2) / (100 + (TargetLevel / 5 + TargetLuc / 2)))), 0, TargetMacca / 4)</text:p>
          </table:table-cell>
          <table:table-cell table:style-name="ce107" table:number-columns-repeated="16382"/>
        </table:table-row>
        <table:table-row table:style-name="ro2" table:number-rows-repeated="988">
          <table:table-cell table:style-name="ce111"/>
          <table:table-cell table:style-name="ce126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3:37:37.44073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3T14:37:31.560123700</dc:date>
    <meta:editing-duration>PT3H52M25S</meta:editing-duration>
    <meta:editing-cycles>82</meta:editing-cycles>
    <meta:generator>LibreOffice/25.8.3.2$Windows_X86_64 LibreOffice_project/8ca8d55c161d602844f5428fa4b58097424e324e</meta:generator>
    <meta:document-statistic meta:table-count="3" meta:cell-count="8540" meta:object-count="0"/>
  </office:meta>
</office:document-meta>
</file>